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9708in" fo:margin-left="-0.0417in" fo:margin-top="0in" fo:margin-bottom="0in" table:align="left"/>
    </style:style>
    <style:style style:name="Table1.A" style:family="table-column">
      <style:table-column-properties style:column-width="0.8347in"/>
    </style:style>
    <style:style style:name="Table1.B" style:family="table-column">
      <style:table-column-properties style:column-width="5.1354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0625in" fo:margin-left="-0.0417in" fo:margin-top="0in" fo:margin-bottom="0in" table:align="left"/>
    </style:style>
    <style:style style:name="Table2.A" style:family="table-column">
      <style:table-column-properties style:column-width="0.75in"/>
    </style:style>
    <style:style style:name="Table2.B" style:family="table-column">
      <style:table-column-properties style:column-width="4.3125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5.1556in" fo:margin-left="-0.0417in" fo:margin-top="0in" fo:margin-bottom="0in" table:align="left"/>
    </style:style>
    <style:style style:name="Table3.A" style:family="table-column">
      <style:table-column-properties style:column-width="0.8333in"/>
    </style:style>
    <style:style style:name="Table3.B" style:family="table-column">
      <style:table-column-properties style:column-width="4.3215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3"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4"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6" style:family="paragraph" style:parent-style-name="Heading_20_2">
      <loext:graphic-properties draw:fill-gradient-name="gradient" draw:fill-hatch-name="hatch"/>
      <style:paragraph-properties fo:margin-top="0in" fo:margin-bottom="0in" style:contextual-spacing="true"/>
    </style:style>
    <style:style style:name="P7" style:family="paragraph" style:parent-style-name="Heading_20_2">
      <loext:graphic-properties draw:fill-gradient-name="gradient" draw:fill-hatch-name="hatch"/>
      <style:paragraph-properties fo:margin-top="0in" fo:margin-bottom="0in" style:contextual-spacing="true"/>
      <style:text-properties fo:language="en" fo:country="PH" officeooo:paragraph-rsid="0010d860"/>
    </style:style>
    <style:style style:name="P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31780"/>
    </style:style>
    <style:style style:name="P15" style:family="paragraph" style:parent-style-name="Standard">
      <style:paragraph-properties fo:text-align="end" style:justify-single-word="false">
        <style:tab-stops/>
      </style:paragraph-properties>
    </style:style>
    <style:style style:name="P16"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7" style:family="paragraph" style:parent-style-name="Standard">
      <style:paragraph-properties fo:text-align="start" style:justify-single-word="false">
        <style:tab-stops/>
      </style:paragraph-properties>
    </style:style>
    <style:style style:name="P18"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9"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20" style:family="paragraph" style:parent-style-name="Standard">
      <loext:graphic-properties draw:fill-gradient-name="gradient" draw:fill-hatch-name="hatch"/>
      <style:paragraph-properties fo:margin-top="0in" fo:margin-bottom="0in" style:contextual-spacing="true"/>
    </style:style>
    <style:style style:name="P21" style:family="paragraph" style:parent-style-name="Standard">
      <loext:graphic-properties draw:fill-gradient-name="gradient" draw:fill-hatch-name="hatch"/>
      <style:paragraph-properties fo:margin-top="0in" fo:margin-bottom="0in" style:contextual-spacing="true"/>
      <style:text-properties officeooo:rsid="00131780" officeooo:paragraph-rsid="0010d860"/>
    </style:style>
    <style:style style:name="P22" style:family="paragraph" style:parent-style-name="Standard">
      <loext:graphic-properties draw:fill-gradient-name="gradient" draw:fill-hatch-name="hatch"/>
      <style:paragraph-properties fo:margin-top="0in" fo:margin-bottom="0in" style:contextual-spacing="true"/>
      <style:text-properties officeooo:rsid="001a63e3" officeooo:paragraph-rsid="0010d860"/>
    </style:style>
    <style:style style:name="P23"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4"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5"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26"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28" style:family="paragraph" style:parent-style-name="Text_20_body">
      <loext:graphic-properties draw:fill-gradient-name="gradient" draw:fill-hatch-name="hatch"/>
      <style:paragraph-properties fo:margin-top="0in" fo:margin-bottom="0in" style:contextual-spacing="true"/>
      <style:text-properties officeooo:paragraph-rsid="00131780"/>
    </style:style>
    <style:style style:name="P29" style:family="paragraph" style:parent-style-name="Text_20_body">
      <loext:graphic-properties draw:fill-gradient-name="gradient" draw:fill-hatch-name="hatch"/>
      <style:paragraph-properties fo:margin-top="0in" fo:margin-bottom="0in" style:contextual-spacing="true"/>
      <style:text-properties fo:language="en" fo:country="PH" officeooo:rsid="0013edf4" officeooo:paragraph-rsid="0013edf4"/>
    </style:style>
    <style:style style:name="P30" style:family="paragraph" style:parent-style-name="Text_20_body">
      <loext:graphic-properties draw:fill-gradient-name="gradient" draw:fill-hatch-name="hatch"/>
      <style:paragraph-properties fo:margin-top="0in" fo:margin-bottom="0in" style:contextual-spacing="true"/>
      <style:text-properties officeooo:paragraph-rsid="0013edf4"/>
    </style:style>
    <style:style style:name="P31" style:family="paragraph" style:parent-style-name="Title">
      <loext:graphic-properties draw:fill-gradient-name="gradient" draw:fill-hatch-name="hatch"/>
      <style:paragraph-properties fo:margin-top="0in" fo:margin-bottom="0in" style:contextual-spacing="true"/>
      <style:text-properties officeooo:paragraph-rsid="00117a69"/>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fo:font-weight="normal" fo:background-color="transparent" loext:char-shading-value="0" style:font-weight-asian="normal" style:font-weight-complex="normal" loext:padding="0in" loext:border="none"/>
    </style:style>
    <style:style style:name="T3" style:family="text">
      <style:text-properties fo:font-variant="normal" fo:text-transform="none" fo:color="#0f0f0f" loext:opacity="100%" style:font-name="Roboto" fo:font-size="10.5pt" fo:letter-spacing="normal" fo:font-style="normal" fo:font-weight="normal"/>
    </style:style>
    <style:style style:name="T4" style:family="text">
      <style:text-properties fo:font-variant="normal" fo:text-transform="none" fo:color="#0f0f0f" loext:opacity="100%" style:font-name="Roboto" fo:font-size="10.5pt" fo:letter-spacing="normal" fo:font-style="normal" fo:font-weight="normal" officeooo:rsid="0023e46a"/>
    </style:style>
    <style:style style:name="T5" style:family="text">
      <style:text-properties fo:font-variant="normal" fo:text-transform="none" fo:color="#0f0f0f" loext:opacity="100%" style:font-name="Roboto" fo:font-size="10.5pt" fo:letter-spacing="normal" fo:font-style="normal" fo:font-weight="normal" officeooo:rsid="0010d860"/>
    </style:style>
    <style:style style:name="T6" style:family="text">
      <style:text-properties fo:font-variant="normal" fo:text-transform="none" fo:color="#0f0f0f" loext:opacity="100%" style:font-name="Roboto" fo:font-size="10.5pt" fo:letter-spacing="normal" fo:font-style="normal" fo:font-weight="normal" officeooo:rsid="0019a978"/>
    </style:style>
    <style:style style:name="T7" style:family="text">
      <style:text-properties fo:font-variant="normal" fo:text-transform="none" fo:color="#0f0f0f" loext:opacity="100%" style:font-name="Roboto" fo:font-size="10.5pt" fo:letter-spacing="normal" fo:font-style="normal" fo:font-weight="normal" officeooo:rsid="00131780"/>
    </style:style>
    <style:style style:name="T8" style:family="text">
      <style:text-properties fo:font-variant="normal" fo:text-transform="none" fo:color="#0f0f0f" loext:opacity="100%" style:font-name="Roboto" fo:letter-spacing="normal" fo:font-style="normal" fo:font-weight="normal"/>
    </style:style>
    <style:style style:name="T9" style:family="text">
      <style:text-properties fo:font-variant="normal" fo:text-transform="none" fo:color="#0f0f0f" loext:opacity="100%" style:font-name="Roboto" fo:letter-spacing="normal" fo:font-style="normal" fo:font-weight="normal" officeooo:rsid="0019a978"/>
    </style:style>
    <style:style style:name="T10" style:family="text">
      <style:text-properties fo:font-variant="normal" fo:text-transform="none" fo:color="#0f0f0f" loext:opacity="100%" style:font-name="Roboto" fo:letter-spacing="normal" fo:font-style="normal" fo:font-weight="normal" officeooo:rsid="00131780"/>
    </style:style>
    <style:style style:name="T11" style:family="text">
      <style:text-properties fo:font-variant="normal" fo:text-transform="none" fo:color="#0f0f0f" loext:opacity="100%" style:font-name="Roboto" fo:font-size="13pt" fo:letter-spacing="normal" fo:font-style="normal" fo:font-weight="normal" style:font-size-asian="13pt" style:font-size-complex="13pt"/>
    </style:style>
    <style:style style:name="T12" style:family="text">
      <style:text-properties fo:font-variant="normal" fo:text-transform="none" fo:color="#0f0f0f" loext:opacity="100%" style:font-name="Roboto" fo:font-size="13pt" fo:letter-spacing="normal" fo:font-style="normal" fo:font-weight="normal" officeooo:rsid="0019a978" style:font-size-asian="13pt" style:font-size-complex="13pt"/>
    </style:style>
    <style:style style:name="T13" style:family="text">
      <style:text-properties fo:font-variant="normal" fo:text-transform="none" fo:color="#0f0f0f" loext:opacity="100%" style:font-name="Roboto" fo:font-size="13pt" fo:letter-spacing="normal" fo:font-style="normal" fo:font-weight="normal" officeooo:rsid="00131780" style:font-size-asian="13pt" style:font-size-complex="13pt"/>
    </style:style>
    <style:style style:name="T14" style:family="text">
      <style:text-properties officeooo:rsid="001a63e3"/>
    </style:style>
    <style:style style:name="T15" style:family="text">
      <style:text-properties officeooo:rsid="0010d860"/>
    </style:style>
    <style:style style:name="T16" style:family="text">
      <style:text-properties officeooo:rsid="00131780"/>
    </style:style>
    <style:style style:name="T17" style:family="text">
      <style:text-properties fo:font-size="13pt" style:font-size-asian="13pt" style:font-size-complex="13pt"/>
    </style:style>
    <style:style style:name="T18" style:family="text">
      <style:text-properties fo:font-size="13pt" officeooo:rsid="00131780" style:font-size-asian="13pt" style:font-size-complex="13pt"/>
    </style:style>
    <style:style style:name="T19" style:family="text">
      <style:text-properties fo:font-size="13pt" fo:language="en" fo:country="PH" style:font-size-asian="13pt" style:font-size-complex="13pt"/>
    </style:style>
    <style:style style:name="T20" style:family="text">
      <style:text-properties fo:font-size="13pt" fo:language="en" fo:country="PH" officeooo:rsid="00131780" style:font-size-asian="13pt" style:font-size-complex="13pt"/>
    </style:style>
    <style:style style:name="T21" style:family="text">
      <style:text-properties fo:language="en" fo:country="PH"/>
    </style:style>
    <style:style style:name="T22" style:family="text">
      <style:text-properties fo:language="en" fo:country="PH" officeooo:rsid="00131780"/>
    </style:style>
    <style:style style:name="T23" style:family="text">
      <style:text-properties fo:language="en" fo:country="PH" officeooo:rsid="0010d8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ActInf Livestream #046.0 ~ “Active inference models do not contradict folk psychology”</text:span></text:p>
      <text:p text:style-name="P26"/>
      <text:p text:style-name="P26"/>
      <text:p text:style-name="P25"><text:a xlink:type="simple" xlink:href="https://www.youtube.com/watch?v=cOo4juE_zcI" text:style-name="Internet_20_link" text:visited-style-name="Visited_20_Internet_20_Link"><text:span text:style-name="T1"/></text:a></text:p>
      <text:p text:style-name="P8">Discussion<text:span text:style-name="T16">s with authors</text:span> of the 2021 paper “Active inference models do not contradict folk psychology” by Ryan Smith, Maxwell J. D. Ramstead, <text:span text:style-name="T16">&amp; </text:span>Alex Kiefer.</text:p>
      <text:p text:style-name="P8"/>
      <text:p text:style-name="P25"><text:a xlink:type="simple" xlink:href="https://psyarxiv.com/kr5xf/" text:style-name="Internet_20_link" text:visited-style-name="Visited_20_Internet_20_Link"><text:span text:style-name="T2">https://psyarxiv.com/kr5xf/</text:span></text:a></text:p>
      <text:p text:style-name="P25"><text:span text:style-name="T1"/></text:p>
      <text:p text:style-name="P26"/>
      <text:p text:style-name="P3">Presented by Active Inference Institute in 2022</text:p>
      <text:p text:style-name="P20"/>
      <text:h text:style-name="P1" text:outline-level="1"><text:span text:style-name="T14">Session </text:span>0<text:span text:style-name="T16">46</text:span>.0, <text:span text:style-name="T16">June 10</text:span><text:span text:style-name="T14">, 2022</text:span></text:h>
      <text:p text:style-name="P23"><text:a xlink:type="simple" xlink:href="https://www.youtube.com/watch?v=skcKoCcAQJI" text:style-name="Internet_20_link" text:visited-style-name="Visited_20_Internet_20_Link">https://www.youtube.com/watch?v=skcKoCcAQJI</text:a></text:p>
      <text:p text:style-name="P13"><text:span text:style-name="T5">This video is a</text:span><text:span text:style-name="T3">n introduction for some of the ideas </text:span><text:span text:style-name="T4">in the paper.</text:span></text:p>
      <text:p text:style-name="P9"/>
      <text:p text:style-name="P13"/>
      <text:h text:style-name="P6" text:outline-level="2"><text:span text:style-name="T15">SESSION SPEAKER</text:span>S</text:h>
      <text:p text:style-name="P19">Jakub Smékal, Ryan Smith, Daniel Friedman, Dean Tickles</text:p>
      <text:p text:style-name="P19"/>
      <text:p text:style-name="P19"/>
      <text:h text:style-name="P4" text:outline-level="2">CONTENTS</text:h>
      <table:table table:name="Table1" table:style-name="Table1">
        <table:table-column table:style-name="Table1.A"/>
        <table:table-column table:style-name="Table1.B"/>
        <table:table-row table:style-name="Table1.1">
          <table:table-cell table:style-name="Table1.A1" office:value-type="string">
            <text:p text:style-name="P16">00:12</text:p>
          </table:table-cell>
          <table:table-cell table:style-name="Table1.A1" office:value-type="string">
            <text:p text:style-name="P18">Intro and welcome.</text:p>
          </table:table-cell>
        </table:table-row>
        <table:table-row table:style-name="Table1.1">
          <table:table-cell table:style-name="Table1.A1" office:value-type="string">
            <text:p text:style-name="P16">02:39</text:p>
          </table:table-cell>
          <table:table-cell table:style-name="Table1.A1" office:value-type="string">
            <text:p text:style-name="P18">Active inference lab.</text:p>
          </table:table-cell>
        </table:table-row>
        <table:table-row table:style-name="Table1.1">
          <table:table-cell table:style-name="Table1.A1" office:value-type="string">
            <text:p text:style-name="P16">04:50</text:p>
          </table:table-cell>
          <table:table-cell table:style-name="Table1.A1" office:value-type="string">
            <text:p text:style-name="P18">Authors' introduction.</text:p>
          </table:table-cell>
        </table:table-row>
        <table:table-row table:style-name="Table1.1">
          <table:table-cell table:style-name="Table1.A1" office:value-type="string">
            <text:p text:style-name="P16">05:54</text:p>
          </table:table-cell>
          <table:table-cell table:style-name="Table1.A1" office:value-type="string">
            <text:p text:style-name="P18">The problem with active inference.</text:p>
          </table:table-cell>
        </table:table-row>
        <table:table-row table:style-name="Table1.1">
          <table:table-cell table:style-name="Table1.A1" office:value-type="string">
            <text:p text:style-name="P16">11:44</text:p>
          </table:table-cell>
          <table:table-cell table:style-name="Table1.A1" office:value-type="string">
            <text:p text:style-name="P18">Great and then claims.</text:p>
          </table:table-cell>
        </table:table-row>
        <table:table-row table:style-name="Table1.1">
          <table:table-cell table:style-name="Table1.A1" office:value-type="string">
            <text:p text:style-name="P16">15:35</text:p>
          </table:table-cell>
          <table:table-cell table:style-name="Table1.A1" office:value-type="string">
            <text:p text:style-name="P18">The reasoning behind active inference.</text:p>
          </table:table-cell>
        </table:table-row>
        <table:table-row table:style-name="Table1.1">
          <table:table-cell table:style-name="Table1.A1" office:value-type="string">
            <text:p text:style-name="P16">24:33</text:p>
          </table:table-cell>
          <table:table-cell table:style-name="Table1.A1" office:value-type="string">
            <text:p text:style-name="P18">The historical overview.</text:p>
          </table:table-cell>
        </table:table-row>
        <table:table-row table:style-name="Table1.1">
          <table:table-cell table:style-name="Table1.A1" office:value-type="string">
            <text:p text:style-name="P16">26:13</text:p>
          </table:table-cell>
          <table:table-cell table:style-name="Table1.A1" office:value-type="string">
            <text:p text:style-name="P18">The belief/desire/intention model.</text:p>
          </table:table-cell>
        </table:table-row>
        <table:table-row table:style-name="Table1.1">
          <table:table-cell table:style-name="Table1.A1" office:value-type="string">
            <text:p text:style-name="P16">30:13</text:p>
          </table:table-cell>
          <table:table-cell table:style-name="Table1.A1" office:value-type="string">
            <text:p text:style-name="P18">Scale 3 and voluntary inference.</text:p>
          </table:table-cell>
        </table:table-row>
        <table:table-row table:style-name="Table1.1">
          <table:table-cell table:style-name="Table1.A1" office:value-type="string">
            <text:p text:style-name="P16">38:07</text:p>
          </table:table-cell>
          <table:table-cell table:style-name="Table1.A1" office:value-type="string">
            <text:p text:style-name="P18">From predictive coding to active inference.</text:p>
          </table:table-cell>
        </table:table-row>
        <table:table-row table:style-name="Table1.1">
          <table:table-cell table:style-name="Table1.A1" office:value-type="string">
            <text:p text:style-name="P16">42:06</text:p>
          </table:table-cell>
          <table:table-cell table:style-name="Table1.A1" office:value-type="string">
            <text:p text:style-name="P18">Motor active inference vs decision active inference.</text:p>
          </table:table-cell>
        </table:table-row>
        <table:table-row table:style-name="Table1.1">
          <table:table-cell table:style-name="Table1.A1" office:value-type="string">
            <text:p text:style-name="P16">43:58</text:p>
          </table:table-cell>
          <table:table-cell table:style-name="Table1.A1" office:value-type="string">
            <text:p text:style-name="P18">Preliminary considerations for the decision active inference.</text:p>
          </table:table-cell>
        </table:table-row>
        <table:table-row table:style-name="Table1.1">
          <table:table-cell table:style-name="Table1.A1" office:value-type="string">
            <text:p text:style-name="P16">49:38</text:p>
          </table:table-cell>
          <table:table-cell table:style-name="Table1.A1" office:value-type="string">
            <text:p text:style-name="P18">Clarifications and seeds.</text:p>
          </table:table-cell>
        </table:table-row>
        <table:table-row table:style-name="Table1.1">
          <table:table-cell table:style-name="Table1.A1" office:value-type="string">
            <text:p text:style-name="P16">51:11</text:p>
          </table:table-cell>
          <table:table-cell table:style-name="Table1.A1" office:value-type="string">
            <text:p text:style-name="P18">Mathematical formulations of the BDI model.</text:p>
          </table:table-cell>
        </table:table-row>
        <table:table-row table:style-name="Table1.1">
          <table:table-cell table:style-name="Table1.A1" office:value-type="string">
            <text:p text:style-name="P16">55:43</text:p>
          </table:table-cell>
          <table:table-cell table:style-name="Table1.A1" office:value-type="string">
            <text:p text:style-name="P18">Informational and expected free energy considerations.</text:p>
          </table:table-cell>
        </table:table-row>
        <table:table-row table:style-name="Table1.1">
          <table:table-cell table:style-name="Table1.A1" office:value-type="string">
            <text:p text:style-name="P16">58:54</text:p>
          </table:table-cell>
          <table:table-cell table:style-name="Table1.A1" office:value-type="string">
            <text:p text:style-name="P18">Variational free energy for each policy.</text:p>
          </table:table-cell>
        </table:table-row>
        <table:table-row table:style-name="Table1.1">
          <table:table-cell table:style-name="Table1.A1" office:value-type="string">
            <text:p text:style-name="P16">1:01:04</text:p>
          </table:table-cell>
          <table:table-cell table:style-name="Table1.A1" office:value-type="string">
            <text:p text:style-name="P18">Expected free energy.</text:p>
          </table:table-cell>
        </table:table-row>
        <table:table-row table:style-name="Table1.1">
          <table:table-cell table:style-name="Table1.A1" office:value-type="string">
            <text:p text:style-name="P16">1:05:08</text:p>
          </table:table-cell>
          <table:table-cell table:style-name="Table1.A1" office:value-type="string">
            <text:p text:style-name="P18">The dark room problem.</text:p>
          </table:table-cell>
        </table:table-row>
        <text:soft-page-break/>
        <table:table-row table:style-name="Table1.1">
          <table:table-cell table:style-name="Table1.A1" office:value-type="string">
            <text:p text:style-name="P16">1:09:44</text:p>
          </table:table-cell>
          <table:table-cell table:style-name="Table1.A1" office:value-type="string">
            <text:p text:style-name="P18">The doxastic ontology of actinf lab.</text:p>
          </table:table-cell>
        </table:table-row>
        <table:table-row table:style-name="Table1.1">
          <table:table-cell table:style-name="Table1.A1" office:value-type="string">
            <text:p text:style-name="P16">1:15:08</text:p>
          </table:table-cell>
          <table:table-cell table:style-name="Table1.A1" office:value-type="string">
            <text:p text:style-name="P18">Dark room vs social learning theory.</text:p>
          </table:table-cell>
        </table:table-row>
        <table:table-row table:style-name="Table1.1">
          <table:table-cell table:style-name="Table1.A1" office:value-type="string">
            <text:p text:style-name="P16">1:16:20</text:p>
          </table:table-cell>
          <table:table-cell table:style-name="Table1.A1" office:value-type="string">
            <text:p text:style-name="P18">Dark chocolate simulation.</text:p>
          </table:table-cell>
        </table:table-row>
        <table:table-row table:style-name="Table1.1">
          <table:table-cell table:style-name="Table1.A1" office:value-type="string">
            <text:p text:style-name="P16">1:19:35</text:p>
          </table:table-cell>
          <table:table-cell table:style-name="Table1.A1" office:value-type="string">
            <text:p text:style-name="P18">Desire and curiosity.</text:p>
          </table:table-cell>
        </table:table-row>
        <table:table-row table:style-name="Table1.1">
          <table:table-cell table:style-name="Table1.A1" office:value-type="string">
            <text:p text:style-name="P16">1:25:39</text:p>
          </table:table-cell>
          <table:table-cell table:style-name="Table1.A1" office:value-type="string">
            <text:p text:style-name="P18">Goals directed from curiosity.</text:p>
          </table:table-cell>
        </table:table-row>
        <table:table-row table:style-name="Table1.1">
          <table:table-cell table:style-name="Table1.A1" office:value-type="string">
            <text:p text:style-name="P16">1:27:36</text:p>
          </table:table-cell>
          <table:table-cell table:style-name="Table1.A1" office:value-type="string">
            <text:p text:style-name="P18">Curiosity vs goal directed information seeking.</text:p>
          </table:table-cell>
        </table:table-row>
        <table:table-row table:style-name="Table1.1">
          <table:table-cell table:style-name="Table1.A1" office:value-type="string">
            <text:p text:style-name="P16">1:31:31</text:p>
          </table:table-cell>
          <table:table-cell table:style-name="Table1.A1" office:value-type="string">
            <text:p text:style-name="P18">The last word.</text:p>
          </table:table-cell>
        </table:table-row>
        <table:table-row table:style-name="Table1.1">
          <table:table-cell table:style-name="Table1.A1" office:value-type="string">
            <text:p text:style-name="P16">1:33:26</text:p>
          </table:table-cell>
          <table:table-cell table:style-name="Table1.A1" office:value-type="string">
            <text:p text:style-name="P18">Active inference and folk psychology.</text:p>
          </table:table-cell>
        </table:table-row>
      </table:table>
      <text:p text:style-name="P20"/>
      <text:p text:style-name="P21"/>
      <text:h text:style-name="P5" text:outline-level="2">TRANSCRIPT</text:h>
      <text:p text:style-name="P24">00:12 Daniel:</text:p>
      <text:p text:style-name="P24">Alright. Hello and welcome everyone. It's ActInf Lab Livestream 46.0 and it's June 10, 2022. Welcome to the ActInf lab, everyone. We're a participatory online lab that is communication, learning and practicing applied active inference.</text:p>
      <text:p text:style-name="P24">You can find us at links here on the slide. This is recorded in an Active Livestream, so please provide us with feedback so we can improve our work. All backgrounds and perspectives are welcome and will be following video etiquette for live streams. Head over to Active Inference.org if you want to learn more about live streams at the lab or other projects that are ongoing. All right, we are here in the first discussion, the dot zero for background and context in stream number 46.0.</text:p>
      <text:p text:style-name="P24">We are learning and discussing the paper. Active inference models do not contradict folk psychology. By Ryan Smith Maxwell Ramstead and Alex Kiefer And the video, just like all the videos are, is an introduction and contextualizer and an appetizer for some of these ideas.</text:p>
      <text:p text:style-name="P24">01:25 It's not a review or a final word. We're going to say hi and give introductions.</text:p>
      <text:p text:style-name="P24">Then we'll be covering the roadmap and abstract claims and aims and then we'll head through some of the core sections of the paper and just get some of the key arguments down. And during the dot one and the dot two in the coming two weeks, we'll have open space for asking a lot of questions for those who want to participate live and ask questions as well. So on we go. We'll start just by introducing ourselves as much or as little as we'd like and if we want to mentioning something that we're excited about in the paper, like what brought us to want to contribute to this dot zero and all start I'm Daniel, I'm a researcher in California and I think the title says it all. Though there's still more to add and it speaks to many of the hottest and brightest debates in active inference which is the rubber hitting the road with mind and brain and body and psychology and previous and different concepts.</text:p>
      <text:p text:style-name="P24">02:35 I'll pass it to Dean.</text:p>
      <text:p text:style-name="P24"/>
      <text:p text:style-name="P24">02:38 Speaker B:</text:p>
      <text:p text:style-name="P24">Thanks Anil I'm Dean, I'm up here in Calgary, I think, well, a couple of things. First of all, one of the first active indoctrination that I was on was a Parr that Ryan had written and so I was kind of impressed with that paper and I knew that if I sort of invested some time in this one that I would become previous. And the primary was looking active Inference Lab from the decisioning and the movement standpoint, seeing that looked at from the higher order and the lower order type of processing. And when I bought the time I got into the paper and started looking at the mind to world and world to mind piece and seeing where the potential connectors were between sort of coming into it, not necessarily knowing that there would be different things.</text:p>
      <text:p text:style-name="P24"><text:soft-page-break/>Active Inference Lab much like I didn't realize there was an extended active coherence till I read Ants of Constance paper.</text:p>
      <text:p text:style-name="P24">03:43 That was kind of helpful, and I'll pass it to Jacob.</text:p>
      <text:p text:style-name="P24"/>
      <text:p text:style-name="P24">03:48 Speaker C:</text:p>
      <text:p text:style-name="P24">Hi, everyone. I'm Yakuk. I'm a student from the Czech Republic, and I'm excited to reduce my uncertainty about the new kind of formulation that was introduced in this paper.</text:p>
      <text:p text:style-name="P24">At least it was the first time I came across it in the active inference literature. As you mentioned, Dean, about the different higher order and lower order descriptions and how do they conceptually map to the different mathematical formulation and also to the psychological ontology and overall, just discuss.</text:p>
      <text:p text:style-name="P24"/>
      <text:p text:style-name="P24">04:37 Daniel:</text:p>
      <text:p text:style-name="P24">What.</text:p>
      <text:p text:style-name="P24"/>
      <text:p text:style-name="P24">04:38 Speaker C:</text:p>
      <text:p text:style-name="P24">That means and what it might mean for other applications as well and I'll pass on to Dayan.</text:p>
      <text:p text:style-name="P24"/>
      <text:p text:style-name="P24">04:49 Daniel:</text:p>
      <text:p text:style-name="P24">Yeah, thanks. So, I'm Ryan Smith so I'm a research associate professor at the Laureate Institute for Brain Research. I'm the first author of this paper, so obviously I was specially excited about the ideas to write about it or especially motivated at least to try to clarify some things that I am, from my perspective, are sort of common misconceptions.</text:p>
      <text:p text:style-name="P24">I'm probably more going to sit in the background here. I'll just be here to answer questions or clarify anything if something comes up where something in the paper wasn't sufficiently clear because I didn't do my job well enough. So I appreciate you guys willing to talk about it.</text:p>
      <text:p text:style-name="P24"/>
      <text:p text:style-name="P24">05:34 Daniel:</text:p>
      <text:p text:style-name="P24">Thanks. Well, an overall comment was we really appreciate the clarity of the argument and the writing and the weaving together of the math and the formalisms with the argument, the rhetoric and the ontology.</text:p>
      <text:p text:style-name="P24">That's prime time. So we'll just jump right in and of course, anyone is welcome to share their comments. So, Dean, would you like to help us contextualize with a big question?</text:p>
      <text:p text:style-name="P24"/>
      <text:p text:style-name="P24">05:59 Speaker B:</text:p>
      <text:p text:style-name="P24">Yeah, so I think that there's some questions surrounding and I'm just going to take some of the important quotes that I listed from the paper. The concern that enactivism books psychology because they do not explicitly include terms for desires or other cognitive constructs at the mathematical level of description.</text:p>
      <text:p text:style-name="P24">So given that distinctions that there are active, active coherence ModelStream, motor control which need not have desires under folks psychology, and active inference models do have desires within folks psychology, then.</text:p>
      <text:p text:style-name="P24"/>
      <text:p text:style-name="P24"><text:soft-page-break/>06:44 Daniel:</text:p>
      <text:p text:style-name="P24">I think when you're talking you turn away a little bit or move back. It kind of cuts the audio continuum from the given. Thank you.</text:p>
      <text:p text:style-name="P24"/>
      <text:p text:style-name="P24">06:54 Speaker B:</text:p>
      <text:p text:style-name="P24">Okay, so given that there's a distinction in active interest models of motor control which do not have desires under folks biology and active interest models of decision processes which do have desires with psychology, or so it's argued here then the worry is that if active, active inference ModelStream explain cognition without appealing to controls to be mapped on to the common sense notion of desires dot two explain what that is, then this could be seen as threat our intuitive folks, I.</text:p>
      <text:p text:style-name="P24"/>
      <text:p text:style-name="P24">07:27 Daniel:</text:p>
      <text:p text:style-name="P24">Call.</text:p>
      <text:p text:style-name="P24"/>
      <text:p text:style-name="P24">07:30 Speaker B:</text:p>
      <text:p text:style-name="P24">Ourselves as agents. Such a situation would also pressure the traditional belief desire intent model of folk psychology that is prominent in philosophy. The BDI model is a model of human agency that explains what it means act intentionally. So for me, I was introduced to the BDI model as well.</text:p>
      <text:p text:style-name="P24"/>
      <text:p text:style-name="P24">07:54 Daniel:</text:p>
      <text:p text:style-name="P24">Yes, great. One way that I kind of saw this big question, even pulling back a layer is like, is active inference recontextualizing, reframing, augmenting, building on what is already familiar? In a sense, though, there are many folks psychologies, and I think that could be something we go into. Or is this the displacement of some cherished framework for some other construct? And the way that people speak like, I want the cup of coffee, or something like that.</text:p>
      <text:p text:style-name="P24">Are we going to need like a different word for an active compatible folk psychology and linguistics? So, Jacques, any thoughts on that?</text:p>
      <text:p text:style-name="P24"/>
      <text:p text:style-name="P24">08:34 Speaker C:</text:p>
      <text:p text:style-name="P24">Well, I guess one question I had was even this formulation of the initial statement, given this distinction of motor control, active coherence and decision processes, active inference, then we have this issue. Well, one thing that I was a bit uncertain about was whether this distinction was made to fit the distinction that's within folk psychology, like there is some kind of ontology for motor control and an ontology for decision processes. So therefore we try to split active coherence into these two parts, or whether this distinction follows directly from the same mathematical formulation of active.</text:p>
      <text:p text:style-name="P24"/>
      <text:p text:style-name="P24">09:36 Daniel:</text:p>
      <text:p text:style-name="P24">Great.</text:p>
      <text:p text:style-name="P24"/>
      <text:p text:style-name="P24">09:38 Daniel:</text:p>
      <text:p text:style-name="P24">I think one thing one thing to clarify is I think the way that's kind of given the distinction followed by then here, I think could be leading to a little bit of a misunderstanding. So the idea that there's a concept <text:soft-page-break/>about a threat to book psychology comes not from that distinction. It comes from the fact that at the mathematical level of description, it doesn't look like there's anything in there that's desirous. Right?</text:p>
      <text:p text:style-name="P24">I mean, that's where the worry comes from. It doesn't really the worry doesn't come from the distinction between motor control and decision processes. The distinction between motor control and decision process is actually one thing that by making that more explicit, it actually helps to resolve the concern or it shows why it's not really a concern, or that part of the concept stems from a failure to make that distinction explicitly. So just to kind of clarify that.</text:p>
      <text:p text:style-name="P24">10:40 So I think the order of the thought process here is a little bit different than the way it is in the paper.</text:p>
      <text:p text:style-name="P24"/>
      <text:p text:style-name="P24">10:48 Daniel:</text:p>
      <text:p text:style-name="P24">Thanks, helpful times. And we'll clarify and go through the argument. In order to so briefly just the aims of the paper as they present it, are to provide a brief review of the biological progression from predictive coding to current active coherence models and show that despite a superficial tension, when viewed at the mathematical level. The active inference formalism contains terms that are readily identifiable as desires and related cognitive constructs at the psychological level, which is downstream of that clarification of the distinction that Ryan just mentioned. And then they discuss the additional insights offered active coherence Lab and the implications it has for current debates about active inference.</text:p>
      <text:p text:style-name="P24">Any other aims you'd want to add, Ryan?</text:p>
      <text:p text:style-name="P24"/>
      <text:p text:style-name="P24">11:41 Daniel:</text:p>
      <text:p text:style-name="P24">I think this is fine at the moment. I mean, I'm sure things will come.</text:p>
      <text:p text:style-name="P24"/>
      <text:p text:style-name="P24">11:44 Daniel:</text:p>
      <text:p text:style-name="P24">Up great and then claims, yahoo. Could you read the claims?</text:p>
      <text:p text:style-name="P24"/>
      <text:p text:style-name="P24">11:52 Speaker C:</text:p>
      <text:p text:style-name="P24">Yeah.</text:p>
      <text:p text:style-name="P24">So, firstly, the apparent problem posed by purely the classic looking constructs simply is not a problem. There do not appear to be cases where the phenotype consistent prior expectation in Kai, often called prior preferences, will ever conflict with or make action prediction than a traditional folks psychological account in which beliefs and desires are integrated to field attention. The second claim is that what we have referred to as Dai, the partially observable Markov decision process formulation of ActInf Lab, a corollary of the FEP, and it can be implemented using prediction error minimization. But there are many other aspects of the FEP and many other theories that fall under the umbrella of predictive processing. And in some there are beliefs and desires in the active inference framework.</text:p>
      <text:p text:style-name="P24"/>
      <text:p text:style-name="P24">12:48 Daniel:</text:p>
      <text:p text:style-name="P24">Thanks.</text:p>
      <text:p text:style-name="P24"/>
      <text:p text:style-name="P24">12:48 Daniel:</text:p>
      <text:p text:style-name="P24"><text:soft-page-break/>And those are just a few claims that we pulled out, but many other declarative sentences will also be claims.</text:p>
      <text:p text:style-name="P24"/>
      <text:p text:style-name="P24">12:58 Daniel:</text:p>
      <text:p text:style-name="P24">I wouldn't necessarily call those the primary claims of the paper. I mean, there's certainly statements that we make. But I think the idea that the apparent problem isn't a problem, I think that's a claim and that there won't be a conflict with and account where you're combining beliefs and desires to form attention, that's true. This idea about what falls under the predictive processing umbrella, I wouldn't necessarily say that's something we're arguing for in the paper. It's just something that matters when you're trying to correctly frame this kind of debate.</text:p>
      <text:p text:style-name="P24">Because predictive processing is just a very generic term, right? Like it doesn't refer to any particular mathematical formalism. It just refers to a really broad idea that in some way the brain is doing some sort of predicting either with respect to resolving problems in perception or problems in decision making or motor control.</text:p>
      <text:p text:style-name="P24">14:04 So there's really just not enough mathematical specificity associated with predictive processing as a term to really even test any predictions that it would make, right? So what you need to do is pick whatever specific mathematical formalism, what actual hypothesis you're talking about, and you evaluate and test claims with respect to that.</text:p>
      <text:p text:style-name="P24">They just aren't clear.</text:p>
      <text:p text:style-name="P24">Brett good. Processing is just too general and Clark is the point. So we can only really say, look under the current models used that are called active coherence. So these partially observable arc of decision process models that minimize expected free energy as we're making decisions, right? Those arguably count as one particular theory or class of models under the predictive processing umbrella and we can evaluate claims with respect to that model.</text:p>
      <text:p text:style-name="P24">15:08 But what's true of that doesn't need to be true of the other 20 things out there that might also fall under a predictive processing umbrella. The main point is just we need to evaluate claims and predictions and things like that with respect to a specific model, not with respect to a kind of vague general Calgary of models.</text:p>
      <text:p text:style-name="P24"/>
      <text:p text:style-name="P24">15:31 Daniel:</text:p>
      <text:p text:style-name="P24">Thank you.</text:p>
      <text:p text:style-name="P24">Okay, so just rapidly through the abstract, active inference offers a unified theory of perception learning and decision making at computational and neural levels of description. In this article, we address the worry that active coherence may be in tension with the belief desire intention BDI model within folks psychology because it does not include terms for desires or other cognitive constructs at the mathematical level of description. To resolve this concern, we first provide a brief review of the historical progression from predictive coding to active inference, enabling us to distinguish between active inference formulations of motor control and AI, which need not have desires under folk psychology, and active inference formulations of decision processes Kai, which do have desires under sorry within folk psychology. We then show that despite a superficial tension when viewed at the mathematical level of description, the active inference formalism contains terms that are readily identifiable as encoding both the objects of desire and the strength of desire at the psychological level <text:soft-page-break/>of description.</text:p>
      <text:p text:style-name="P24">16:44 We demonstrate this with simple simulations of active inference lab agent motivated to leave a dark room for different reasons despite their consistency.</text:p>
      <text:p text:style-name="P24">We further show how active coherence may increase the granularity of folk ecological descriptions by highlighting distinctions between drives to seek information versus reward and how it may also offer more precise quantitative folks psychological predictions. Finally, we consider how the implicitly cognitive components of active inference may have partial analogs I e. As if desires in other systems describable by the broader free energy principle to which it can force. Here's the roadmap. So the dot, zero, zeros, all of them in the world wouldn't be enough to hit every stop.</text:p>
      <text:p text:style-name="P24">So we will go through roughly in order of these sections and the section titles are listed here. But Dayan, what was the thought going into the ordering or the structuring and why there was such a comprehensive historical and preliminary consideration section?</text:p>
      <text:p text:style-name="P24"/>
      <text:p text:style-name="P24">17:58 Daniel:</text:p>
      <text:p text:style-name="P24">The vast majority of these sections are just kind of building up background, right? I mean, especially in background to kind of see where both, I think, historically, where potential misunderstandings might come from and also just enough of providing enough of the formalism, one part of the formalism that's going to build on another to see why the apparent problem just isn't there. The vast majority of these sections are just preliminary, just kind of building up so that the reader has the information necessary to understand the argument. I mean, only the last couple of sections there really are the meat of the argument itself. For examples, just section two or what we just said from predictive coding active coherence lab kind of highlighting how, you know, these initial brain as implemented through predictive coding was purely a model of exteroception, right?</text:p>
      <text:p text:style-name="P24">19:01 A lot of times, you'll see, especially in the older literature or in some philosophy literature, predictive processing somehow both refers to predictive coding, but then also as talked about, as though it's the same thing. Active Inference lab or there'll be these kinds of ideas where if you just extend predictive coding is kind of what it's talked about as a kind of way of thinking about what the whole brain does, then all of a sudden, controlling the body ends up also just being something about predicting what the body will do.</text:p>
      <text:p text:style-name="P24">Especially when described that way. It sounds like something like desire and motivation and goals and things like that are just kind of completely out the window. It's very hard to make sense of how a system like that would even work, right? And part of that, I think, is because there's some, you know, some the way that certain things are written in some of the literature can be a little bit confusing or it's not too hard to understand why these sorts of misunderstandings could happen.</text:p>
      <text:p text:style-name="P24">20:16 But the action two there was really is to show how initially, right, when you're trying to move from predictive coding again, which is purely a model of perception, it's not about decision making. It's not about action selection. It's not even about motor control. It's just a Bayesian, just a theory of how the brain can do approximate Bayesian inference and perception. You how that was initially just extended to say, hey, if the brain works this way, then how do you get a system that actually control theory body using the same generative architectures, right?</text:p>
      <text:p text:style-name="P24">So then the story that Karl Friston and some other people started to put together was the story about how you can use predictions, descending predictions, if weighted appropriately, right, as a way of <text:soft-page-break/>essentially setting the target states of the body.</text:p>
      <text:p text:style-name="P24">The way you'll see it talked about is, I predict that my arm will be here, but really it's down here. But if I wait that correctly, then it'll kind of like, you know, you'll kind of control the set point and reflux arc, you know, so the arm kind of moves up with the correct position.</text:p>
      <text:p text:style-name="P24">21:25 But that's just a theory about how you can use a descending prediction signal to essentially act as a motor command signal. There's nothing in that at all that's deciding what that prediction ought to be. There's nothing deciding which motor command should be the one that's getting sent down with the form of a prediction.</text:p>
      <text:p text:style-name="P24">So, again, so even there, it's just a theory about how you can use predictions as motor commands, right? Like, there's no there's a very big distinction between that and whatever the system is on top of that, that's deciding, okay, what motor command, what motor prediction do I send? And so just making that clear, because around 2015 there was this big shift, right, from active inference being talked about as kind of a motor control process. Like a story about how you can extend predictive coding to also do Noor commands from that to these larger, more comprehensive decision making models, which are the current Pompy base and those which is what we aim to show very explicitly have something that in the mathematics, it just does.</text:p>
      <text:p text:style-name="P24">22:49 It specifies the goals of the system.</text:p>
      <text:p text:style-name="P24">It's pretty hard to get around the fact that you need something. A system needs something like goals, right, because it has to evaluate somehow why one decision is going to be better than another. The only way you can really do that is with respect to how likely it is to get whatever the system wants.</text:p>
      <text:p text:style-name="P24">In my view, it's very difficult to see how you could ever get a system to be able to evaluate one action is better than another without having some sort of target state.</text:p>
      <text:p text:style-name="P24">You can call the target dates active inference lab, a type of prior belief, but at the end of the day, it's functional role is to specify what observations are better than what you can really think. Active coherence lab as using this kind of trick in a certain sense of specifying desired outcomes in the form of a probability distribution, because that helps keep everything fully Bayesian.</text:p>
      <text:p text:style-name="P24">23:56 Right. But it's not playing functional role belief, it's encoding higher probability just means the better, more rewarding outcome. A lot of it is just kind of working step by step through both kind of the historical progression so you can see where the misunderstanding COVID come from and then also through the current formalism so that you can see exactly where the goal states are encoded in terms of something with the form of a probability distribution.</text:p>
      <text:p text:style-name="P24"/>
      <text:p text:style-name="P24">24:30 Daniel:</text:p>
      <text:p text:style-name="P24">Thank you. The keywords are active inference, folk psychology, predictive processing, Bayesian beliefs and desires. So now we're going to jump in and some of the slides have a lot of text topically arranged so we won't need to read all the text on many of the slides. But especially if somebody ants to pull out like one of the highlighted sections and bring it to our attention, that would be awesome. And also, Ryan, thanks a lot for that great historical overview and I think there's so much more to be going into about what happened before 2015 and what happened in the last seven years.</text:p>
      <text:p text:style-name="P24">In fact, I think you covered many of the key points in what you just described here, which had to do with the development of predictive coding framework into understanding brain and body.</text:p>
      <text:p text:style-name="P24">25:31 Is there anything that anyone else wants to add about these points?</text:p>
      <text:p text:style-name="P24"><text:soft-page-break/>Great. Then all discussions and zeros are like a two way street where some people with active inference familiarity are learning about new ideas and frameworks. And also people who might have familiarity with a broadly used area outside of Active are learning about active. So for both directions on that freeway, it's important to understand what is the target non active framework that's being juxtaposed and found concordances with active inference. So the article is address the worry that active models may be in tension with the Belief, desire intention model and there are some consequences to that worry.</text:p>
      <text:p text:style-name="P24">In other words, given some prior, it's a founded worry. Would anyone like to summarize what the Belief, desire attention model is?</text:p>
      <text:p text:style-name="P24"/>
      <text:p text:style-name="P24">26:37 Speaker B:</text:p>
      <text:p text:style-name="P24">Thank you, Daniel, because I think you put this slide together.</text:p>
      <text:p text:style-name="P24"/>
      <text:p text:style-name="P24">26:43 Daniel:</text:p>
      <text:p text:style-name="P24">Dayan what led you to select the BDI model? And I wondered about almost this tension or paradox with like it's folks psychology. It's about what the people think. But we're going to do a citation and one specific academic acronym for what people think. So is this like the main game in town for folk psychology from an academic perspective or what is the BDI and what led you to select that rather than a small portfolio of alternate folk psychologies?</text:p>
      <text:p text:style-name="P24"/>
      <text:p text:style-name="P24">27:17 Daniel:</text:p>
      <text:p text:style-name="P24">I think that the Belief, desire intention model is just a very kind of generic button but also widely known like account of trying to capture Bull psychology.</text:p>
      <text:p text:style-name="P24">It's a major sort of target of a lot of discussion within philosophy of mind, but it's just very generic, right? I mean, just this idea that what are the necessary ingredients to make a decision? Well, I have to have some beliefs about how the world is and I have to have some desires about how the world I would like it to be. And my intention involves integrating those two things, right? And then if all goes if all goes well in terms of translating attention into controlling the body, then I'll act out something according to my intention.</text:p>
      <text:p text:style-name="P24">Simple. Like the dumb example that you'll often hear is just something like I Deneve some ice cream.</text:p>
      <text:p text:style-name="P24">28:19 I believe that there's an ice cream truck, you know, down the road. Given those two things and necessarily those two things, right, I can inform an intention to go walk over to the ice cream truck and buy some ice cream. So having the questions how else are you going to explain why I went over to the truck to buy the ice cream?</text:p>
      <text:p text:style-name="P24">Literally just is that is the general sort of thing that when we're reasoning about other people's decisions, other people's behavior, we're trying to figure out, okay, why did this person do what they did? We're assuming it's a voluntary action. We're assuming it's not because their arms spasmed or because they have some like really highly ingrained habit or compulsion or something like that. We're talking about voluntary behavior. That is just the way that we tend to reason about how people do what they do.</text:p>
      <text:p text:style-name="P24">Either when somebody does something that we think is weird, then usually we have to explain that in terms of, okay, well, they just believed something that was incorrect or they had some really funny <text:soft-page-break/>desire that I don't really tend to be one of those sorts of things.</text:p>
      <text:p text:style-name="P24">29:29 Right? I mean, I mean, I don't know a lot of other separate folks psychological models that would entail anything different than this at a very generic level. And it's also exactly the sort of thing, right, that people try to contrast active inference with, where instead of belief, desires, beliefs and desires coming together to form intentions. Instead, it'd be something like one kind of belief and another kind of belief come together to form an intention which gain, for a lot of reasons is confusing and rightfully so when it's presented that way.</text:p>
      <text:p text:style-name="P24">Thanks.</text:p>
      <text:p text:style-name="P24"/>
      <text:p text:style-name="P24">30:13 Daniel:</text:p>
      <text:p text:style-name="P24">Yes.</text:p>
      <text:p text:style-name="P24"/>
      <text:p text:style-name="P24">30:13 Daniel:</text:p>
      <text:p text:style-name="P24">Quick question.</text:p>
      <text:p text:style-name="P24"/>
      <text:p text:style-name="P24">30:14 Speaker B:</text:p>
      <text:p text:style-name="P24">So, Ryan, when we've had some conversation with other authors and other papers where we've talked about the scale three formalism, and we've also talked a little bit about the sort of scale friendly times when you have to find that history. And that context, which you just mentioned was sort of the generative, generalized sense that the BDI umbrella provides.</text:p>
      <text:p text:style-name="P24">You're not saying that scale three quantification and a generic way of modeling something are the same thing, but what I think without putting words in the mouth, are you saying that the scale threeness, as it moves to something more scale friendly, sweeps up some of that generic big tent idea or model and now moves it along? It allows you to sort of Parr and be specific and precise, precise, but also be able to generalize as you move through those quantifications of the distribution and density and such because that's kind of what I was reading into it.</text:p>
      <text:p text:style-name="P24">31:17 I just want to make sure that I got it. Maybe you can help me clean that up a bit.</text:p>
      <text:p text:style-name="P24"/>
      <text:p text:style-name="P24">31:23 Daniel:</text:p>
      <text:p text:style-name="P24">I mean, I really don't know that anything that we're saying really depends on or even gets into a lot of those sorts of specifics.</text:p>
      <text:p text:style-name="P24">Really, really all we're saying is that if you want to take a punt like the current active inference formalism, the current kind of like vanilla formalism, right? So in terms of interest of standard one level palm VP, or if you want to scale it up hierarchically, it doesn't really matter. It is if you want to use the vanilla active inference framework to actually model some sort of voluntary decision process in a human, right. A lot of my work has to do with people modeling behavior on decision making tasks, right? Often have to do with the person has the goal of maximizing how much money they win or maximizing some sort of social reward, something like that.</text:p>
      <text:p text:style-name="P24">The idea is just that if you're going to take an active inference model and you're going to use it to successfully model actual human behavior when they're making decisions, then there's always going to be a mapping between the different elements in the active inference model of voluntary behavior, whatever the prior preference distribution is.</text:p>
      <text:p text:style-name="P24"><text:soft-page-break/>32:43 You just set that so that it just goes the level of reward associated with it.</text:p>
      <text:p text:style-name="P24">There's really nothing about any scale or anything like that. This is much more generic. It's just if you're going to use active inference to model voluntary choice, then it will always have something analogous to a belief and a desire because that's just what you need like to model voluntary behavior. It's true that's probably if you actually Beren going to try to capture something kind of like more of the Attial architecture in the brain as opposed to just this kind of like voluntary decision process aspect I Dean I'm sure there's a lot of kind of hierarchy below that under the hood that's translating more abstract policy selection processes into whatever the dynamics signals are that end up controller moment by moment muscle movements and things like that. But the point is that below this kind of top level where you're doing policy selection at that point you don't really need the desires anymore, right?</text:p>
      <text:p text:style-name="P24">33:54 You just need the policy to specify whatever the motor commands are going down that can take the form action prediction.</text:p>
      <text:p text:style-name="P24">I don't know if that helps, but it's just that there's a certain level in any kind of hierarchy of a model that's going to actually be applicable successfully to human behavior. And at the level of policy selection, prior preferences will just include the desired outcomes. They'll just encoding the goals that the agents trying to reach and the policy that's chosen will be evaluated as being the most likely policy because it's the thing that's predicted to have the highest probability of getting the desired generating the desired observation.</text:p>
      <text:p text:style-name="P24"/>
      <text:p text:style-name="P24">34:43 Speaker C:</text:p>
      <text:p text:style-name="P24">If I may also comment on that, and I'm not sure if this is answering your question, Dean, but the way I thought about it when I was reading the paper was that part of the reason why the belief desire intention model kind of works well for mapping the active inference ontology to the folk psychology. Ontology is because it's a discrete model in that it separates these different these different parts. And I think that also might have motivated the chance to consider mainly discrete POMDPs and describe the decision active inference in that way as well because then this discrete model can be more easily mapped to say, the discrete model of the PMDP that's described like a factor graph.</text:p>
      <text:p text:style-name="P24">35:46 I was wondering how this would map to continuous tasks as well.</text:p>
      <text:p text:style-name="P24"/>
      <text:p text:style-name="P24">35:52 Daniel:</text:p>
      <text:p text:style-name="P24">Well, I think Parr of the reason why you need something discreet is because action is discreet, right? I mean, there's either policy one or there's policy two or there's policy three, right? So those just are sort of necessarily right. I mean, you agent continuum state spaces work well or are appropriate at lower levels and hierarchy.</text:p>
      <text:p text:style-name="P24">When you're talking about kind of dynamics and motor movement dynamics in the set point of some reflex. R. Jorge or when you're trying to estimate something in perception that just as a continuous quantity, like brightness or orientation or things like that. But at the level of decision making, models are necessarily discreet.</text:p>
      <text:p text:style-name="P24">There are kind of hybrid models that are out there in the literature like Thomas. Parr, for example, has published a real paper using these sorts of models where the kind of policy at the higher level, which is in a discrete model generates some observation that then sets the set point for some continuous lower level model that then can end up in a way that's kind of like this kind of story, like move the eyes <text:soft-page-break/>around the car to different locations and things like that.</text:p>
      <text:p text:style-name="P24">37:24 I kind of think that the discreteness or the reason why things move to a discrete space architecture is just because of what's necessary with respect to a model of policy selection. Because it is kind of all our none.</text:p>
      <text:p text:style-name="P24"/>
      <text:p text:style-name="P24">37:45 Daniel:</text:p>
      <text:p text:style-name="P24">Just to keep the dot zero zeroish, we're going to move a lot faster through the following slides and there's many important questions in the chat and also arising. So we'll just kind of carry on more rapidly so people can pick up on these key points in the zero and a lot of time to explore soon. Section Two from Predictive Coding to Active Inference traces the history and the development from various Fields. And just one sentence here that Dean and I both highlighted on and then dena let you describe the button. Was that crucially for the purposes of this paper?</text:p>
      <text:p text:style-name="P24">The first generative active inference was not a theory of decisionmaking. It did not explain how we decide or plan where to move our body. It only explained how body movements can be executed using the predictive coding apparatus once a decision has been made. So how did you connect that to the bottom? Right?</text:p>
      <text:p text:style-name="P24"/>
      <text:p text:style-name="P24">38:46 Daniel:</text:p>
      <text:p text:style-name="P24">Yeah.</text:p>
      <text:p text:style-name="P24"/>
      <text:p text:style-name="P24">38:46 Speaker B:</text:p>
      <text:p text:style-name="P24">So if you're on some sort of a website and you have to pass through to something, my question was based on that statement. When the expectation is to know that you've actually crossed the threshold, you've moved beyond one page and there's an expectation that there's something that you validated or confirmed or whatever is the feedback that you received. How does the person who's actually expecting that they're on the other side, what kind of feedback mechanism do they need for that confirmation? Is tactile feedback enough?</text:p>
      <text:p text:style-name="P24">Do they need some sort of visual conversation as well?</text:p>
      <text:p text:style-name="P24">Because we're talking about thresholds. Is that different for every single person or is there expectations built in depending upon the kind of situation that you're dealing with? I do know that with the idea that changes are saved or links are copied, sometimes the click isn't enough to give people confidence that in fact that process is carried through.</text:p>
      <text:p text:style-name="P24"/>
      <text:p text:style-name="P24">39:52 Daniel:</text:p>
      <text:p text:style-name="P24">I would say that a lot of those questions are really empirical questions as opposed to modeling questions in terms of Hohwy. You would model that sort of thing, right?</text:p>
      <text:p text:style-name="P24">You just specify what observations kind of active, you specify what observations kind of visual and what ends up being thresholds for sufficient evidence and things like that, just not with the way processes just how the dynamics naturally unroll in the model under whatever the model parameterization is. So you'll hit a threshold faster if the mapping between whatever observations and states is more precise. For example, I mean there's in relation in relation to that when we're doing policy selection, we also have to check and see whether things are actually going as we expected them <text:soft-page-break/>to go under a choice of policy. So it's possible that you choose policy one and you start to get the subsequent observations and they don't actually match what you expected given that you chosen policy one, in which case you'll update your beliefs through perceptual inference and that might influence how you act going forward.</text:p>
      <text:p text:style-name="P24">41:05 But the specifics about what's enough and whether it's visual or tactile or anything like that, I mean those are really just empirical questions that would have to be answered in studies as opposed to something about model choices.</text:p>
      <text:p text:style-name="P24"/>
      <text:p text:style-name="P24">41:17 Speaker B:</text:p>
      <text:p text:style-name="P24">Okay, so there was really not a good enough thing when you did the dark room aspect of it, like the risk that you were prepared to take on, right, like somebody was prepared to take on the risk because they really urgently wanted the ice cream versus the person who was like, I'm agnostic.</text:p>
      <text:p text:style-name="P24"/>
      <text:p text:style-name="P24">41:35 Daniel:</text:p>
      <text:p text:style-name="P24">Right?</text:p>
      <text:p text:style-name="P24"/>
      <text:p text:style-name="P24">41:36 Speaker B:</text:p>
      <text:p text:style-name="P24">So that's maybe that's kind of what I was this was on the second reading of your paper, right? So I was kind of now back filling from further down in the paper.</text:p>
      <text:p text:style-name="P24"/>
      <text:p text:style-name="P24">41:45 Daniel:</text:p>
      <text:p text:style-name="P24">Well, I think that yes, because we're mentioning things that we haven't brought up yet, but let's continue on and we'll return to that.</text:p>
      <text:p text:style-name="P24">And Ryan, I also agree that in any specific case it's going to be a model parameterization. Some of these are very difficult to answer in the abstract model selection setting.</text:p>
      <text:p text:style-name="P24">Here the distinction between motor active inference and decision active inference is introduced and I'll allow Yaqu to just convey one pass. What is the difference between motor active inference and decision active inference?</text:p>
      <text:p text:style-name="P24"/>
      <text:p text:style-name="P24">42:26 Speaker C:</text:p>
      <text:p text:style-name="P24">So I'm not sure whether I can say much that hasn't been Seth yet.</text:p>
      <text:p text:style-name="P24"/>
      <text:p text:style-name="P24">42:31 Daniel:</text:p>
      <text:p text:style-name="P24">But.</text:p>
      <text:p text:style-name="P24"/>
      <text:p text:style-name="P24">42:34 Speaker C:</text:p>
      <text:p text:style-name="P24">Briefly, the motor active coherence, well, as already mentioned, it does not consider desires in both the active inference and psychological sense as well then connected in the paper. But also it is my understanding that the motor control version of active inference is modeled continuously like the models of the movement of individual muscles, which does not entail decision making. So it's modeled with in continuous time rather than in discrete time.</text:p>
      <text:p text:style-name="P24">And the decision making act, as Ryan already said as well, is all about decision making. So it describes <text:soft-page-break/>the discreet process of decision making with prior beliefs and preferences, and it can be modeled at different levels of cognition as well, which is one thing that I'm still a bit uncertain about how we can move through these different layers while still keeping the same mathematical formulation.</text:p>
      <text:p text:style-name="P24">43:53 But I think we'll probably get to that in the other slides.</text:p>
      <text:p text:style-name="P24"/>
      <text:p text:style-name="P24">43:58 Daniel:</text:p>
      <text:p text:style-name="P24">Yup, we're going to continue with this distinction of Kai promoter active coherence and Kai for the decision active inference here we're showing some key sections from the paper and some citations.</text:p>
      <text:p text:style-name="P24">I think we will continue on without going into this in depth, but it describes some of the specific model quantities that are being described in active inference formalism and we're going to come to them when we look at some equations in the coming slides.</text:p>
      <text:p text:style-name="P24">In section three, preliminary considerations, two broad points are introduced and we might show a second one on a later slide.</text:p>
      <text:p text:style-name="P24">44:58 How can we think, Ryan, about what is said here, that decisionmaking AI models are largely taken to describe subpersonal nonconscious processes. And also it was asked in the chat, not that we have to address it now by David has active inference produced a single reasonable model of equalia? So when we're thinking about this first broad point that was made here, where is experience and what is the distinction between the personal and the sub personal in dai?</text:p>
      <text:p text:style-name="P24"/>
      <text:p text:style-name="P24">45:32 Daniel:</text:p>
      <text:p text:style-name="P24">Well, I mean, so there's a couple of different questions you asked there, and I don't necessarily think they're synonymous. So when you said I think the first question you asked was something about has active inference provided some sort of explanation or model of quality that would be satisfactory in a strong sense. So in the sense in the sense of quality as an explanation for the hard problem of consciousness, then I think active inference is in the same place as anyone else and no one has a good explanation for how to deal with the hard problem of consciousness, right? I mean, like massive literature out there, but I think everyone thinks it's just as mysterious as ever. So no, right?</text:p>
      <text:p text:style-name="P24">On the other hand, myself and others have published multiple papers showing how you can successfully use active inference models to model conscious access processes. So the distinctions between when the brain is representing something unconsciously versus when it's representing something consciously in that it can selfreport what it's representing, can use the information to make voluntary choices.</text:p>
      <text:p text:style-name="P24">46:43 And we've shown that those sorts of models are able to reproduce empirical results in, like, EEG studies and fMRI studies and things like that, that also can make novel neurophysiological predictions, some of which seem like they did, some? Subsequent work have empirical support for those predictions in terms of providing what seems like a useful account of the processes associated with what people self report that they consciously experience and the brain basis for that. I think active inference chaos ant least the starting point for being useful and explaining those sorts of things.</text:p>
      <text:p text:style-name="P24">But why one little posterior inside a model versus another posterior in a model actually corresponds to, like, the experience of red versus Bleu or something? No, I think active coherence is not any better than anyone else, any other model for that question.</text:p>
      <text:p text:style-name="P24">47:46 I guess the second thing that you asked had to do with it's kind of like related question of why it's <text:soft-page-break/>the case that one level has to do with a conscious process versus unconscious process. And the best I really got there and what falls out of the models that we've shown really just have to do a temporal scale. So there will be a certain level of temporal depth representations in a hierarchical model that integrates enough and represents regularities over a long enough time scale that it can contribute to sort of prospective. It will be especially compact to generate things like self reports, right? So I mean, think about how complicated and temporarily extended reporting and choosing to report something like I see something green.</text:p>
      <text:p text:style-name="P24">It's a very complicated, temporary deep type of policy that's going to require integrating a bunch of information from stuff at lower levels that's happening over faster active states.</text:p>
      <text:p text:style-name="P24">48:47 So at a minimum, right, you just need to be at a level of representation where the regularities are sufficiently sufficiently long and especially temporarily deep and have access to all the relevant information you need to integrate to be able to generate reports like that. Whereas whereas much of the other kind of little pieces in the model, right, like degenerated, say, like expect, like surprise, right? I mean, no one is claiming that. And often they will not relate in and way to people's conscious reports about feeling surprised because conscious reports about feeling surprise left to action, action oriented representation surprises in states, right?</text:p>
      <text:p text:style-name="P24">As opposed to some sort of prediction errors like radio minimization process. Thanks.</text:p>
      <text:p text:style-name="P24"/>
      <text:p text:style-name="P24">49:45 Daniel:</text:p>
      <text:p text:style-name="P24">Also in section three, there are several clarifications and some seeds that are planted, namely, if computational and folks psychological predictions converge and no other available theory can account for behavior equally well, this could entail the mathematical structure of dai as more than a convenient tool, instead that it corresponds to the true information processing structure underlying and enabling folks psychology and related abilities. And this is really nicely put here that the crucial point remains that one should not conflate mathematical and ecological levels of description. However, Dai models might nonetheless offer more detailed information about the true form of folks ecological categories and processes. And then they add that their aims are to demonstrate that there is a clear isomorphism between the elements of Dai models and those of the BDI model.</text:p>
      <text:p text:style-name="P24">50:47 And then show how provided one does not assume probability distributions and computational models must be identified with beliefs at the psychological level, there will be no tension between Kai and BDI.</text:p>
      <text:p text:style-name="P24">And that comparison or juxtaposition is clarified by separating mai from Dai like it has been mentioned. Anything else? Before we start to jump into some of the formalisms and keeping all of this in mind.</text:p>
      <text:p text:style-name="P24"/>
      <text:p text:style-name="P24">51:20 Speaker C:</text:p>
      <text:p text:style-name="P24">I guess I have one question on which ontology we're working with when we say there's an isomorphism between the elements of the models and those of the BDI model. Because I think there are multiple ways to interpret this. One thing that I'm wondering about is whether this means that we can basically construct a mathematical formulation of the BDI model that is like a subset active inference lab or maybe there are certain elements of the BDI model.</text:p>
      <text:p text:style-name="P24"/>
      <text:p text:style-name="P24"><text:soft-page-break/>52:25 Daniel:</text:p>
      <text:p text:style-name="P24">What the isomorphism just means is tell me the description at one level and I'll be able to translate it for you very quickly, indirectly into whatever the description is at the other level in both directions. Right? So it just means tell me what it is that you want. If I say, do you want ice cream or do you want a pizza? Tell me that you like if you tell me that you want pizza twice as much as you like ice cream, then very easy to just put four in the distribution in the preference distribution over the observation of pizza and the two for ice cream and then off max it and log it.</text:p>
      <text:p text:style-name="P24">Right. And then like, you know, that's the description in a very direct way just encodes relative desires for one thing versus another. Tell me what your beliefs are. I mean, if you believe the pizzas to the left or to the right, I can put that in as the different categories of hidden states that you're going to infer a distribution over.</text:p>
      <text:p text:style-name="P24">53:26 Right?</text:p>
      <text:p text:style-name="P24">So like it's just the point is, is that in either direction, right? Give me the full ecological description. I can translate it very straightforwardly using the same elements every time as being desires or beliefs. Give it to me at the mathematical level. I can translate that into description terms of beliefs and desires.</text:p>
      <text:p text:style-name="P24">It's just one to one. I can't think of an example off hand where there would be any kind of like mismatch or and ability for one to account for the other, but it's kind of hard to prove a negative. Right, so I Dean, maybe you can give me an example, but I can't think of one.</text:p>
      <text:p text:style-name="P24"/>
      <text:p text:style-name="P24">54:07 Daniel:</text:p>
      <text:p text:style-name="P24">Awesome.</text:p>
      <text:p text:style-name="P24"/>
      <text:p text:style-name="P24">54:10 Speaker C:</text:p>
      <text:p text:style-name="P24">Yeah, I was just going to say that I can't really think of an example right now.</text:p>
      <text:p text:style-name="P24">I found it really interesting with the usage of just the word is Jorge business because as you said, it's just a bi directional subjective map. So it's basically equivalent. It's just set in a exafferent way. So I can imagine that meaning that we can basically, instead of the Wikipedia page for the BDI model, using all of these terms like belief, desire, intention, it could just be a set of active inference equations. And that's the BDI model because it's an isomorphism, right.</text:p>
      <text:p text:style-name="P24"/>
      <text:p text:style-name="P24">54:57 Daniel:</text:p>
      <text:p text:style-name="P24">Your beliefs are just your cues, right. And your desires are just your P of O S, the way that we and others have tended to write it now literally just explicitly to say like that desires or the preference distribution is PVO given C, where C is just a matrix that defines your preferences. It's a lot clearer to do that than to just leave it just P of L, right? I think that's part of the confusion is that it's not clear where the preferences come from. But they're just because the condition on this other thing, C and C can.</text:p>
      <text:p text:style-name="P24"/>
      <text:p text:style-name="P24">55:38 Daniel:</text:p>
      <text:p text:style-name="P24">Be fixed or learnt. But that's the basis of the calculation there.</text:p>
      <text:p text:style-name="P24"/>
      <text:p text:style-name="P24">55:42 Daniel:</text:p>
      <text:p text:style-name="P24"><text:soft-page-break/>Yeah.</text:p>
      <text:p text:style-name="P24"/>
      <text:p text:style-name="P24">55:43 Daniel:</text:p>
      <text:p text:style-name="P24">Here we get into section four, variational and expected free Energy Considerations and enlarge script. We see the variational free energy equation.</text:p>
      <text:p text:style-name="P24">Dean, what is the skydiver doing? And during the one and the two will unpack more about the exact terms and what is coming in and coming out of this equation. But just as an appetizer here what's the skydiver doing.</text:p>
      <text:p text:style-name="P24"/>
      <text:p text:style-name="P24">56:14 Speaker B:</text:p>
      <text:p text:style-name="P24">Well, now I've got the author here. I just put through that in there because I like that.</text:p>
      <text:p text:style-name="P24">I don't think it's a metaphor, but the analogy of how do you respond when you jump out of the airplane and you know your parachute is not going to work? Do you go ahead first and really attack it? Or like now what are you doing in terms of what your expectations are? So maybe that was a good analogy. Ryan, where were you going with that?</text:p>
      <text:p text:style-name="P24"/>
      <text:p text:style-name="P24">56:44 Daniel:</text:p>
      <text:p text:style-name="P24">Well, I think the point of those sorts of examples are just to put this to show why it's not really correct to think about this prior preference distribution, even though, again, it's cast as a prior belief, right. It's not really appropriate to think about that as a belief per se or an expectation at any psychological level description. The way to contrast that, right, is you can say look like the person in a model where they don't want to fall to the ground and die.</text:p>
      <text:p text:style-name="P24">That would be your PO, right. Your coherence not to have the observation of hitting the ground and dying. But what you expect, right, is your Q about given pie, right?</text:p>
      <text:p text:style-name="P24">57:47 It's what do I expect to observe, given that I choose this policy versus that policy? So that's the belief part.</text:p>
      <text:p text:style-name="P24">It's what I expect given that I do this or that, and how close is that to how much does that diverge from what I want, right. Which would be your P ofo it's just a clear example of how your belief, the expectations and your desire expectations come apart and it just doesn't work conceptually, think of one as like the same kind of thing as the other.</text:p>
      <text:p text:style-name="P24"/>
      <text:p text:style-name="P24">58:23 Speaker B:</text:p>
      <text:p text:style-name="P24">Yeah, I just thought is, if I'm not going to get a soft encoding, how big of a crater can I create?</text:p>
      <text:p text:style-name="P24"/>
      <text:p text:style-name="P24">58:30 Daniel:</text:p>
      <text:p text:style-name="P24">Well, that then is going to be packed into your preference distribution, right? Some desire to make a big conditional on you're going to die, right?</text:p>
      <text:p text:style-name="P24">You'd prefer to make a big crater than a small crater and that would still just go in your PO, right?</text:p>
      <text:p text:style-name="P24"/>
      <text:p text:style-name="P24">58:52 Speaker C:</text:p>
      <text:p text:style-name="P24">Yaka. I was just wondering and this might be me thinking too deep or not too deeply about the equation rather, but in this formulation, where it's a variational free energy for each policy f of pi. Does that <text:soft-page-break/>imply, when in the last sentence on the slide, that free energy is a functional of beliefs and a function of observations? That doesn't mean that the free energy is essentially a function of three variables. But in this case, we are only writing it F of Pi because.</text:p>
      <text:p text:style-name="P24"/>
      <text:p text:style-name="P24">59:36 Daniel:</text:p>
      <text:p text:style-name="P24">It'S.</text:p>
      <text:p text:style-name="P24"/>
      <text:p text:style-name="P24">59:37 Speaker C:</text:p>
      <text:p text:style-name="P24">Clear that it's a functional of beliefs and observations. Or should we think of it more as just a function of each policy?</text:p>
      <text:p text:style-name="P24"/>
      <text:p text:style-name="P24">59:50 Daniel:</text:p>
      <text:p text:style-name="P24">The way it's written here, I think the most important way to think about it is it literally just means that using this equation, you will calculate a different F value for each policy. That's really it.</text:p>
      <text:p text:style-name="P24">You're going to be computing some variational free energy value for each policy and that's going to make up a distribution over policies.</text:p>
      <text:p text:style-name="P24">The tricky thing, I guess, here is that here isn't about making decisions, right? This is just about something like evaluating evidence for various policies because you calculate F when you already have the observation, right? So you can't really do this perspective decision making thing with F. So this is just basically a way of describing how under each policy your beliefs will change or wouldn't change, right?</text:p>
      <text:p text:style-name="P24">1:00:51 When you get conditional in each new observation that you got, all it denotes really is just you have a value of F for each policy and that makes the distribution.</text:p>
      <text:p text:style-name="P24"/>
      <text:p text:style-name="P24">1:01:04 Daniel:</text:p>
      <text:p text:style-name="P24">And that takes us to G expected free energy, the letter after F. And as shown here, not sure if there's another reason for why it's G. This is equation two six from Active Inference Lab textbook just for reference with some other versions of how G is framed.</text:p>
      <text:p text:style-name="P24">G is a prospective value and they write, decisionmaking does not only require beliefs about past and present states, it also requires making predictions about future states and future observations. This requires taking the average I E expected free energy GF Pi given anticipated outcomes under each policy that one might choose. And there's a lot to say on expected free energy. What is just one short note that somebody could add or Ryan, why was it placed here?</text:p>
      <text:p text:style-name="P24"/>
      <text:p text:style-name="P24">1:02:06 Daniel:</text:p>
      <text:p text:style-name="P24">I'm not sure I understand the question.</text:p>
      <text:p text:style-name="P24"/>
      <text:p text:style-name="P24">1:02:11 Daniel:</text:p>
      <text:p text:style-name="P24">Why is expected free energy required? Why is variational free energy not enough?</text:p>
      <text:p text:style-name="P24"/>
      <text:p text:style-name="P24">1:02:17 Daniel:</text:p>
      <text:p text:style-name="P24">Expected free energy is just what the system is trying to minimize when it's selecting policy, right? I <text:soft-page-break/>mean, it's just trying to I mean, this decomposition right here is often called like the risk risk ambiguity decomposition. But I think that showing the risk term here provides introduction for, again, the separation between beliefs and desires and Active Inference Lab because you're so the term underlined in red there.</text:p>
      <text:p text:style-name="P24">So the kale divergence between field given pie and fivo, right? I mean, that's just saying that how exafferent are the observations I expect given that I choose a given policy? And how different is that? How different do I expect that to be from my preferences or my desires, right? PFO.</text:p>
      <text:p text:style-name="P24">1:03:19 So the closer those are together, right, the more similar I expect the observations to be under a policy to my preferred observations, the smaller that's going to be. And so if I'm trying to select the policy that minimizes G, then that means I'm going to select the policy that's going to get me as close that's going to get me as close to my preferred observations as possible. Right. So literally just is that kale divergence literally just as trying to choose the policy that brings beliefs closest to desires.</text:p>
      <text:p text:style-name="P24"/>
      <text:p text:style-name="P24">1:03:54 Daniel:</text:p>
      <text:p text:style-name="P24">Very nice. And then what does the Bleu term mean?</text:p>
      <text:p text:style-name="P24"/>
      <text:p text:style-name="P24">1:03:59 Daniel:</text:p>
      <text:p text:style-name="P24">That's just and entropy term. It's just basically saying that it's what drives information seeking or part of what drives information seeking.</text:p>
      <text:p text:style-name="P24">Basically the agents are driven to choose policies that also are going to generative model precise expected observations that are going to disambiguate states more easily.</text:p>
      <text:p text:style-name="P24"/>
      <text:p text:style-name="P24">1:04:22 Daniel:</text:p>
      <text:p text:style-name="P24">Great. Here we'll explore it more in the dot one, but there's a description of the posterior probability distribution over policies p of pi and an expression involving the soft max symbol with the sigma. We'll return to that later. But this is just so that we can cover like the key experiments and the simulation results today. This is also one other area of formalism we can explore in the coming discussions about precision and the relationship of beta and gamma and what the conversions towards means.</text:p>
      <text:p text:style-name="P24">But we won't go there. There is precision parameter in this model. Let's go to the dark room problem. And many lines of PDF screen and ink has been written on the dark room in the Active world since perhaps Friston blanket all 2012 and also outside of Active.</text:p>
      <text:p text:style-name="P24">1:05:28 And they write in a nutshell, the concern is that if agent only act to minimize prediction error as opposed to acting under the impetus of a cognitive desire like state, then they ought to simply seek out very stable, predictable environments such as Hae Park room and stay there.</text:p>
      <text:p text:style-name="P24">Would anybody like to add anything about this dark room problem? Or what is the relationship between Dark Sastic and cognitive ontology and active?</text:p>
      <text:p text:style-name="P24"/>
      <text:p text:style-name="P24">1:06:08 Daniel:</text:p>
      <text:p text:style-name="P24">Are you just asking what those words mean or what how do you use these words?</text:p>
      <text:p text:style-name="P24">Just a term that refers to belief, like epistemic sorts of things. Right? Dauxastic ontology would be an ontology that includes beliefy things, whereas cognitive just refers to being targeted towards something like something about desires or some things you want versus don't want, things you like versus don't <text:soft-page-break/>like. Right.</text:p>
      <text:p text:style-name="P24">When we say it's apparently purely docastic ontologists, you're saying it might look as though superficially like the ontology proposed Active inference lab, like the things that exist in active inference are purely beliefs. That's all that means.</text:p>
      <text:p text:style-name="P24"/>
      <text:p text:style-name="P24">1:07:06 Daniel:</text:p>
      <text:p text:style-name="P24">Great. And it applies in the setting of this dark room. For the following two slides, Dean, help us understand what concerns are addressed and what the child on the top right of the slide is doing.</text:p>
      <text:p text:style-name="P24"/>
      <text:p text:style-name="P24">1:07:23 Speaker B:</text:p>
      <text:p text:style-name="P24">Yeah, I'm not going to go through all of the text, but essentially this was my introduction to the dark room problem because it was kind of the opposite of all my experience, which is that I tend to find people that were curious and we're trying to move away from information leveling offers or being static to information gain. So, first of all, I had to learn what the argument was about why people would actually who are normally social, why they would move away from that social realm and into this sort of dark space, under the idea that active inference actually implies that that's what people would do. And then, secondly, I was kind of trying to tie it into the idea of the refrigerator and where it is until you actually danny and I talked about this a bit, the pragmatic piece of till you actually open the refrigerator door, which is on the next slide, you can have a belief that there's something of value in there.</text:p>
      <text:p text:style-name="P24">1:08:31 But it can turn out that when you open the door or Monty raises the curtain, the thing that you were expecting turns out to be a value, but not necessarily of that thing that you were setting yourself up to believe. And so that young individual spinning the coin out, maybe I guess I was just trying to be a little bit facetious there, that it holds value, but it doesn't hold the same kind of tasty value of, say, having a lick of an ice cream cone.</text:p>
      <text:p text:style-name="P24">Again, it was trying to move away from the idea that the beliefy stuff alone is satisfactory or necessary. I always get those two mixed up. But I think I was just trying to reinforce the idea that you kind of need to have both so that you can compare and control, so that you get a sense of what a person or what an agent is doing as they're getting past some of those shrouds or some of those non observables into the observable state.</text:p>
      <text:p text:style-name="P24"/>
      <text:p text:style-name="P24">1:09:38 Daniel:</text:p>
      <text:p text:style-name="P24">Thanks.</text:p>
      <text:p text:style-name="P24"/>
      <text:p text:style-name="P24">1:09:39 Daniel:</text:p>
      <text:p text:style-name="P24">We'll keep going.</text:p>
      <text:p text:style-name="P24">This is unpacking some of the concerns about the apparent pure Doxastic belief oriented ontology of ActInf Lab Ryan described earlier. Like, is it about beliefs colliding? And if so, if it's purely docsastic, then where is this desire? And is there anything else that anybody wants to add here?</text:p>
      <text:p text:style-name="P24"/>
      <text:p text:style-name="P24">1:10:11 Speaker C:</text:p>
      <text:p text:style-name="P24">Maybe comment that I think this also relates to the earliest thing that was discussed, how this confusion <text:soft-page-break/>might stem from people misinterpreting or confusing the term predictive processing active Inference lab. And I feel like this addresses it as well, where if we just if it only believes, then there is obviously a concern that once we're in a dark room, because if we're only in the regime of predictive processing, there is no way for us to move to a different state or there isn't the formalism that describes planning in action. But as I guess we'll get to in the other slides, when we do include this planning, we suddenly have desire like terms appearing within the mathematical formulation as well.</text:p>
      <text:p text:style-name="P24"/>
      <text:p text:style-name="P24">1:11:20 Daniel:</text:p>
      <text:p text:style-name="P24">Great.</text:p>
      <text:p text:style-name="P24"/>
      <text:p text:style-name="P24">1:11:23 Daniel:</text:p>
      <text:p text:style-name="P24">Yeah. And I want to be clear. It's not like they're thrown in Ant Hawk right. They emerge naturally as like necessary components of any kind of using this sort of framework or building it out to involve planning.</text:p>
      <text:p text:style-name="P24">They merge naturally and necessarily it's not because someone's just kind of tacking them on.</text:p>
      <text:p text:style-name="P24"/>
      <text:p text:style-name="P24">1:11:45 Daniel:</text:p>
      <text:p text:style-name="P24">Great. And this is referring to the inclination of G. The inclination of G drives the agent to seek out observations that will reduce uncertainty about the best way to subsequently bring about phenotype congruent or preferred outcomes. So that's the information seeking. Another way to put this is that under Dai, an agent doesn't simply seek to minimize prediction errors with respect to its current sensory input.</text:p>
      <text:p text:style-name="P24">It seeks instead to minimize prediction error with respect to its Global beliefs about the environment, which entails seeking out observations that are expected to generative prediction errors such that uncertainty is minimized for the generative models as a whole. And another aspect of this type of Global prediction errors minimization process is that it pertains not only to beliefs about states in the present, but also to beliefs about the past and in the future. And so this is leading to one of the claims which is that in addition to desires, Kai captures folk psychological experiences associated with the drive to both know about one's current states and learn what will happen when choosing to move to other states, among other parameters, in a generative model.</text:p>
      <text:p text:style-name="P24">1:13:05 Let's go into this generative model and come to the dark room simulation itself and we'll unpack it more in future times. But the prior over policies e of Pi. They write that when the agent repeatedly chooses a policy, this term increases the probability that the agent will continue to select that policy in the future. At the level of the formalism, this corresponds to an agent encoding to expect that it will choose a policy simply because it has chosen that policy many times in the past. This can be thought of as a type of habitization process, but it doesn't have any direct connection to preferred outcomes because E of Pi is not informed by other beliefs in the agent's model.</text:p>
      <text:p text:style-name="P24">So here's the partially observable Markov decision process, just one representation of it and E is sort of floating there, influencing but not being influenced by. And we had some interesting discussions which we can return to another time about how we might be able to assess whether somebody is engaging in a behavior because they simply have habitually engaged in that behavior, but they understand the actual mapping of how policies relate to outcomes.</text:p>
      <text:p text:style-name="P24"><text:soft-page-break/>1:14:25 Or in another case where somebody might be engaging in a behavior not because of habituation, but rather because they have some sort of deviation from the appropriate mapping between policies and outcomes. And maybe there's other ways. So I thought that was very interesting how even within the same sort of sparse and first principles model, similar behavioral outcomes might be observed on like a behavior manifold and then different kinds of perturbations or evaluations.</text:p>
      <text:p text:style-name="P24">Might reduce uncertainty about what is giving rise to those conversion behaviors. In that case.</text:p>
      <text:p text:style-name="P24">Okay, Dean with the ice cream truck and the eye.</text:p>
      <text:p text:style-name="P24"/>
      <text:p text:style-name="P24">1:15:13 Speaker B:</text:p>
      <text:p text:style-name="P24">I'm going to wait, because I think this one and the next one are better to take up in a one two part. Because if Ryan can come back, there's some good questions I want to ask him about those two sections. Because this slide and the next one are kind of anti dark room. And so I want to kind of pick his brain about how we can sort of convince people that that dark room problem is for such a small subset of the correlation.</text:p>
      <text:p text:style-name="P24">The majority of the stuff that we're talking about here is done in sort of social settings and social context. And if there's a third party, sometimes it can observe an observer and what role that plays in trying to figure out what's going on here as we move from the idea of decisioning and so forth. So I'll wait.</text:p>
      <text:p text:style-name="P24"/>
      <text:p text:style-name="P24">1:16:11 Daniel:</text:p>
      <text:p text:style-name="P24">Great. So here's part one of that and here's part two, looking at social learning theory a little bit.</text:p>
      <text:p text:style-name="P24">But let's go to the figure and to the simulation. This is figure one simulation of an active inference agent deciding whether to eat some ice cream. And there's various ways to go about describing it, but one of the key pieces anyone can give a remark about what is occurring here is that there are three cases that are being compared. There's a no desire case, a weak desire reflected by this P of O, and a strong desire case where the ratio between the two alternatives between wanting the ice cream between the ice cream state and the no ice cream state is a sharper distinction in this second row. So there's a case in which ice cream is in the fridge, but where the kitchen is currently dark and so the agent doesn't know whether the fridge is to the left or right.</text:p>
      <text:p text:style-name="P24">1:17:20 So it's like a TeaBase set up with three possible cases. One where there's no preference for observing ice cream or not, a weak or a strong preference for that. And then under these situations, we can ask about what happens in terms of the action as well as the beliefs and valence updates. What else would you add about that, Ryan?</text:p>
      <text:p text:style-name="P24"/>
      <text:p text:style-name="P24">1:17:53 Daniel:</text:p>
      <text:p text:style-name="P24">The point of this is just to show, well, I guess makes a couple mentioned the issue with the dark room, right? As you said, this is essentially just a particular very similar to like a teammate, right? I mean, just putting a different sort of semantics on top of it. But the idea is just that. It's just set up to show that even without any kind of desire just resolving uncertainty, the agent will be driven to leave a dark room or do something to get rid of the dark room.</text:p>
      <text:p text:style-name="P24">So you don't need a desire, right? But in fact, any heuristic agent is also going to have desires. So in the case where there are desires, then there are two different reasons why active inference lab agent will <text:soft-page-break/>ever stay in a dark room or be motivated to stay in a dark room. Like in all cases it will have a motivation to leave.</text:p>
      <text:p text:style-name="P24">1:18:55 So I mean, the point is just to show in some explicit simulations that generically, this kind of dark room problem, it will just never apply active coherence lab again.</text:p>
      <text:p text:style-name="P24">The start room thing only applies if you assume the thing is just doing something like predictive encoding, but then somehow also assume that it's making decisions.</text:p>
      <text:p text:style-name="P24">But that's active inference lab because it's not a very decisionmaking.</text:p>
      <text:p text:style-name="P24"/>
      <text:p text:style-name="P24">1:19:30 Daniel:</text:p>
      <text:p text:style-name="P24">Awesome.</text:p>
      <text:p text:style-name="P24">Here is some description about the strength of the desire to have been shown before the figure. But we wanted to introduce the implication setting and as described, there is a desire as well as an information seeking. And I believe that's the two reasons why the agent will escape the dark room and there's other escape hatches depending on how one constructs their model. Potentially like a hierarchical model might have a slightly different explanation for why an agent does or doesn't stay in the room. But even just within this single level model, there's an information seeking as well as a preference realizing reason.</text:p>
      <text:p text:style-name="P24">Any other comments here?</text:p>
      <text:p text:style-name="P24">1:20:33 Okay, Dean, just a quick thing. Maybe Dayan in the island. I'll put you in the island, go for it.</text:p>
      <text:p text:style-name="P24"/>
      <text:p text:style-name="P24">1:20:40 Speaker B:</text:p>
      <text:p text:style-name="P24">Yeah, maybe. Ryan, just a quick this last couple of senses, however, preference distributions are set to zero.</text:p>
      <text:p text:style-name="P24">Oh, I'm sorry, I'm not still on the previous slide. Dan, I'm sorry, can you go back one?</text:p>
      <text:p text:style-name="P24"/>
      <text:p text:style-name="P24">1:20:53 Daniel:</text:p>
      <text:p text:style-name="P24">Yeah, go for it.</text:p>
      <text:p text:style-name="P24"/>
      <text:p text:style-name="P24">1:20:54 Speaker B:</text:p>
      <text:p text:style-name="P24">Okay, so however, if preference distributions are set to zero, as in our no desire simulation, such that no outcome is desired over any other active inference lab, agents will nonetheless be driven to choose behavior that will maximize information gain. Okay, that all makes sense.</text:p>
      <text:p text:style-name="P24">That's just the background. This is the part I was curious about. While this might reasonably be considered a motivational influence, it is prima FET ace less plausible that it should be considered cognitive. I may therefore be better seen as a type of doxypastic drive here. The formula may therefore help us to recover and potentially nuance the folks psychological distinction between desire and curiosity.</text:p>
      <text:p text:style-name="P24">These types of Atreides seem to differ fundamentally. I agree with you, but I was wondering if you could maybe explain why that should be something that we should keep separate. The idea of desire and curiosity. I know you go into explaining it a little more into the paper, but why did you want to point that out to readers?</text:p>
      <text:p text:style-name="P24"/>
      <text:p text:style-name="P24"><text:soft-page-break/>1:21:56 Daniel:</text:p>
      <text:p text:style-name="P24">Well, I think there's a couple of things.</text:p>
      <text:p text:style-name="P24">One, I think that these things are both driving decisions about what to do. So in some way they motivate. They both motivate behavior but ant the same time. And I think this is something that Alex Keeper pointed out when we were writing this as opposed to just not just me, but pointed out that there is this kind of fairly clear difference between this curiosity or epistemically driven sort of behavior from the desired driven behavior. And the kind of clear differences is that the epistemically driven motivation isn't driven toward anything, right?</text:p>
      <text:p text:style-name="P24">It doesn't have a target. It's not trying to get one thing versus another. All it's trying to do is just become clear about what's out there. Essentially, the fact that it lacks a target is really, I think, what makes the distinction clear.</text:p>
      <text:p text:style-name="P24">1:23:02 But beyond that, I think the motivation was just to show that generically, right, like the belief desire, intention principle doesn't really say anything about types of desires.</text:p>
      <text:p text:style-name="P24">There's nothing really explicitly just in that very, very simple way of describing the framework that separates out information seeking from reward seeking, right?</text:p>
      <text:p text:style-name="P24">So you could if all you're doing is trying to compare active inference to the BDI model, very simply stated, then this is able to kind of nuance a little more like different things that might look like motivational kinds of things, but that are separated on why decisions are made for one thing versus another.</text:p>
      <text:p text:style-name="P24">1:24:07 More kind of tied to beliefs in a different way. That being said, at the same time, I think that Bull psychology more broadly, I think very intuitively and naturally does recognize the difference between things like curiosity, right, and things like and things like reward driven behavior. Those are concepts that we have just in our natural kind of flux psychology. So active in person captures those.</text:p>
      <text:p text:style-name="P24">I talked about this just as an example of how intuitive I think in natural this sort of aspect is. And I just think of most of the behavior that say, my little dog does. If I look at what my dog does, 90% of the time, it's way more information seeking than it is reward seeking. She searches out for some food a couple of times a day, but I take her in the car, she's pulling left and right to see what's out the window and how that chance all the time, you know, any little sound perks off looks right.</text:p>
      <text:p text:style-name="P24">1:25:09 None of those things are reward driven.</text:p>
      <text:p text:style-name="P24">They're all just information seeking. So very clearly, that's a big part of what drives us and other animals to do so. The point is just to kind of show that active inference captures that in a certain sense. It adds some granularity to at least what the BDI model says. But in that case, the BDI model is kind of two horse grained.</text:p>
      <text:p text:style-name="P24">And I think normal hook psychology does include those things already.</text:p>
      <text:p text:style-name="P24"/>
      <text:p text:style-name="P24">1:25:39 Daniel:</text:p>
      <text:p text:style-name="P24">Great.</text:p>
      <text:p text:style-name="P24">Also to be returned to Dean.</text:p>
      <text:p text:style-name="P24"/>
      <text:p text:style-name="P24">1:25:45 Speaker B:</text:p>
      <text:p text:style-name="P24">Yeah, because Ryan just basically answered all these two images are basically doing is separating out the sort of goal directed from the curiosity, which is the image on the right is basically a documentary <text:soft-page-break/>about the Franklin expedition where they were going out to the event horizon, but they never returned. So did they have a goal? Probably. But was that their curiosity being carried out?</text:p>
      <text:p text:style-name="P24">I think we got to be able to make sure that we appreciate both. That's all I wanted.</text:p>
      <text:p text:style-name="P24"/>
      <text:p text:style-name="P24">1:26:20 Daniel:</text:p>
      <text:p text:style-name="P24">This makes me think like, are you driven to watch the sunset over the horizon or are you driven to find out what's at the end of the rainbow and what's over the horizon? And that's the sort of, like, infinite openended curiosity drive beyond the horizon versus the preferred specific state that one can desire in terms of their observations and reduce the divergence. There cool wishful thinking.</text:p>
      <text:p text:style-name="P24">We'll come back to we're just leaving notes so that we can have more to discuss later, because these are all, like there are such vital threads. Ryan and Maxwell and Alex because they touch to our day to day experience in a way that few other frameworks and even papers within active do.</text:p>
      <text:p text:style-name="P24">1:27:23 So affect and the role of affect and precision curiosity, these are all just like terms that touch humans.</text:p>
      <text:p text:style-name="P24"/>
      <text:p text:style-name="P24">1:27:36 Daniel:</text:p>
      <text:p text:style-name="P24">One thing that I think is probably worth just touching on me gain something maybe you guys would want to talk about in the future, maybe one another in the other action. Not sure.</text:p>
      <text:p text:style-name="P24">So there is probably a distinction that's worth keeping in mind between curiosity per se, goal directed information seeking. I think some of the examples you guys have mentioned have been more kind of along the line of one versus the other. I think it might be good to just keep that distinction clear that in vanilla active inference it is really something more just kind of like curiosity. You're just kind of independently driven, just kind of look where you're going to get the most information, whereas you know, the construct of directed exploration and reinforcement learning and what. Also often something that can emerge, I think a little more clearly in sophisticated active inference is information seeking specifically or in the service of knowing how to get your goal.</text:p>
      <text:p text:style-name="P24">1:28:39 The curiosity version that we're showing here, it has the effect of helping the agent gets what it wants. But the drive to seek out information isn't actually itself due to the fact that the agent thinks it will help it get its goal. It's just driven to seek the information independently.</text:p>
      <text:p text:style-name="P24">Whereas in other, like, sophisticated inference, the agent is actually doing something more like, I'm going to look over here because I think looking over here is actually going to help me get to what I want better. This is kind of strategic information seeking and that's a little different than just like intrinsic curiosity. So it's just something to keep clear.</text:p>
      <text:p text:style-name="P24"/>
      <text:p text:style-name="P24">1:29:25 Daniel:</text:p>
      <text:p text:style-name="P24">That's quite interesting. It kind of ties the braid back.</text:p>
      <text:p text:style-name="P24">But let's explore that later. Here we have a nice clean representation of the summary of the main arguments. Their proposed solution is somewhat deflationary in the sense that it simply argues that the functional role of desire, not the experience of desire is straightforwardly present in the Kai formalism. And then in more detail, they argue that and they provide four points which it will be great to go over with the authors based on those considerations. The apparent problem posed by purely docsastic looking constructs is simply not a problem.</text:p>
      <text:p text:style-name="P24"><text:soft-page-break/>There are beliefs and desires in active inference lab framework.</text:p>
      <text:p text:style-name="P24">Perhaps we could have explored this more with the formalism.</text:p>
      <text:p text:style-name="P24">1:30:26 So we'll bring it up to talking more about F, but won't go into it now. We'll return to the letters later. And then the appendix is very informative. There's a description of all the states and the factors that are used in the simulation and in the Model Stream One, which is, by the way, Ryan, our most popular series was Model Stream One.</text:p>
      <text:p text:style-name="P24">It was a fan favorite, but it's some similar concepts and MATLAB script. So the appendix describes how the figure one results were generated and maybe we'll see if anybody can run that and execute it and we can play with a few different things and take some of these qualitative linguistics and even mutate the simulation a little bit, see where that takes us.</text:p>
      <text:p text:style-name="P24">1:31:27 We'll close out with our usual closing slide. So who would like to take the first last word?</text:p>
      <text:p text:style-name="P24">Yes. Dean, then yahoo.</text:p>
      <text:p text:style-name="P24"/>
      <text:p text:style-name="P24">1:31:41 Speaker B:</text:p>
      <text:p text:style-name="P24">First of all, thanks for shepherding us these three cats through this paper because there's an awful lot of stuff to try to COVID in a pretty short period of time. And it's easy, I think, to sort of go I don't want to say ten gently, but go deeper into some of the parts of the paper. Because for me, it was one of those ones where I would go back and have to reflect on something after I read a section and then try to fit it into the larger picture.</text:p>
      <text:p text:style-name="P24">There was Dayan, I think the Parr did a very good job of sort of ordering through what you were trying to say in terms of the reassurance of how the quantitative and the modeling of the psychosocial could be seen as working with each other, as opposed to all this doesn't answer what this other thing questions. But it does cause this was a paper that for me, I won't speak for the others, but I had to read the section and then try to plug it back into the overall narrative that was being told.</text:p>
      <text:p text:style-name="P24">1:32:47 And again, I think part of that is because the translation from the stuff that's typically seen as the quantitative part is hard to move into the qualitative part. I think that's a challenge for anybody that tries to move back and forth between those two things. But yeah, in terms of making a case and providing what I think people need to sort of see the two in the same light.</text:p>
      <text:p text:style-name="P24">Thank you. Appreciate it.</text:p>
      <text:p text:style-name="P24"/>
      <text:p text:style-name="P24">1:33:22 Daniel:</text:p>
      <text:p text:style-name="P24">Sure. I'm happy if it's helpful.</text:p>
      <text:p text:style-name="P24"/>
      <text:p text:style-name="P24">1:33:26 Daniel:</text:p>
      <text:p text:style-name="P24">Okay.</text:p>
      <text:p text:style-name="P24"/>
      <text:p text:style-name="P24">1:33:27 Speaker C:</text:p>
      <text:p text:style-name="P24">Yeah, I guess there are two points that I like to touch on firstly, I thought it was very helpful to map these concepts that everyone even though everyone I guess that's the nature of psychology, that everyone will have a slightly different property distribution on what these terms actually mean. But I think just learning about active inference is helpful to link to the mathematical formulation and even just the active inference ontology which itself can be very cumbersome at times to these very intuitive <text:soft-page-break/>concepts. And I think as we're starting to explore modeling within the ActInf lab as well, I think it will be really helpful to use this isomorphism between active coherence and folk psychology to explain the behavior of agent within these models and not beyond our group problem.</text:p>
      <text:p text:style-name="P24">1:34:48 When there is some unexpected behavior of an agent we can directly look at. Okay, how did this tensor change its values and describe it with this Bull psychological ontology?</text:p>
      <text:p text:style-name="P24">So I think personally, that's the most exciting thing about this paper for me. Yeah.</text:p>
      <text:p text:style-name="P24"/>
      <text:p text:style-name="P24">1:35:18 Daniel:</text:p>
      <text:p text:style-name="P24">If that's the kind of thing that you're interested in, then that's kind of the whole kind of whole motivation of, for instance, like, computational psychiatry, which is like the area that I currently work in. You take, for instance, clinical populations where people may behave in unexpected ways or ways that don't necessarily seem like they're all that adaptive, and you can just fit these models to their behavior, and you can figure out, okay, well, what is making their behavior abnormal? Is it something about an overly precise preference distribution?</text:p>
      <text:p text:style-name="P24">Or is it something about the belief that states transition into volatile or uncertain way or things like that? So the major point is you can use these novels and empirical studies to figure out what the mechanisms are that are leading to healthy and unhealthy behavior, and that can give you kind of guiding information, force designing treatments, or trying to measure these things in a more quantitative way, things like that.</text:p>
      <text:p text:style-name="P24">1:36:25 As I've said, this is all using tasks that involve some kind of goal, right? Like seeking some kind of reward or official approval or whatever it is that humans seek out. You can do that unless you have a straightforward way to map the formalism, each element of formalism to the reason that we think people behave in the way that they do. Right? So I guess I'm just saying if that's an interest of yours, then I would think that you would probably be a fan of a lot of the computational psychiatry literature more broadly, both the active inference part, which is a lot of what my lab does, but also just the broader computational psychiatric community that uses reinforcement learning and your models and all the other classics that are out there.</text:p>
      <text:p text:style-name="P24"/>
      <text:p text:style-name="P24">1:37:17 Daniel:</text:p>
      <text:p text:style-name="P24">Cool. And it opens it up to what organizations want and what the cells want and all these other transpositions. Well, Ryan really appreciate that last minute belief or desire combination thereof to join us. It certainly helped resolve our uncertainty a lot and it's a great conversation. In the coming two weeks, we're going to be with hopefully, some more authors and more lab participants.</text:p>
      <text:p text:style-name="P28">And just I'm looking forward to taking some notes. Thank you. </text:p>
      <text:p text:style-name="P28">See you all soon. <text:span text:style-name="T16">Bye!</text:span></text:p>
      <text:p text:style-name="P24"/>
      <text:h text:style-name="P2" text:outline-level="1"><text:span text:style-name="T14">Session </text:span>0<text:span text:style-name="T16">46</text:span>.<text:span text:style-name="T14">1, </text:span><text:span text:style-name="T16">June 15</text:span><text:span text:style-name="T14">, 2022</text:span></text:h>
      <text:p text:style-name="P19"><text:a xlink:type="simple" xlink:href="https://www.youtube.com/watch?v=YKn2njZ_ICg" text:style-name="Internet_20_link" text:visited-style-name="Visited_20_Internet_20_Link"/></text:p>
      <text:p text:style-name="P19"><text:a xlink:type="simple" xlink:href="https://www.youtube.com/watch?v=JPsdk7pVa1I" text:style-name="Internet_20_link" text:visited-style-name="Visited_20_Internet_20_Link">https://www.youtube.com/watch?v=JPsdk7pVa1I</text:a></text:p>
      <text:p text:style-name="P19"/>
      <text:p text:style-name="P13"><text:span text:style-name="T11">First participatory group discussion on the</text:span><text:span text:style-name="T17"> </text:span><text:span text:style-name="T12">2021 p</text:span><text:span text:style-name="T13">reprint “</text:span><text:span text:style-name="T12">Active inference models do </text:span><text:span text:style-name="T13">n</text:span><text:span text:style-name="T12">ot contradict folk psychology” </text:span><text:span text:style-name="T13">by </text:span><text:span text:style-name="T12">Ryan Smith, Maxwell J. D. Ramstead, </text:span><text:span text:style-name="T13">&amp; </text:span><text:span text:style-name="T12">Alex Kiefer.</text:span></text:p>
      <text:p text:style-name="P10"/>
      <text:p text:style-name="P11"/>
      <text:p text:style-name="P12"/>
      <text:h text:style-name="P4" text:outline-level="2">S<text:span text:style-name="T16">ESSION S</text:span>PEAKERS</text:h>
      <text:p text:style-name="P27">Alex Kiefer, Daniel Friedman, Ali Rahmjoo, Dean Tickles, David Calton</text:p>
      <text:p text:style-name="P12"/>
      <text:p text:style-name="P11"/>
      <text:h text:style-name="P4" text:outline-level="2">CONTENTS</text:h>
      <table:table table:name="Table2" table:style-name="Table2">
        <table:table-column table:style-name="Table2.A"/>
        <table:table-column table:style-name="Table2.B"/>
        <table:table-row table:style-name="Table2.1">
          <table:table-cell table:style-name="Table2.A1" office:value-type="string">
            <text:p text:style-name="P15">00:28</text:p>
          </table:table-cell>
          <table:table-cell table:style-name="Table2.A1" office:value-type="string">
            <text:p text:style-name="P17">Livestream #046: Active Inference.</text:p>
          </table:table-cell>
        </table:table-row>
        <table:table-row table:style-name="Table2.1">
          <table:table-cell table:style-name="Table2.A1" office:value-type="string">
            <text:p text:style-name="P15">02:17</text:p>
          </table:table-cell>
          <table:table-cell table:style-name="Table2.A1" office:value-type="string">
            <text:p text:style-name="P17">Dot Zero and the language of concepts.</text:p>
          </table:table-cell>
        </table:table-row>
        <table:table-row table:style-name="Table2.1">
          <table:table-cell table:style-name="Table2.A1" office:value-type="string">
            <text:p text:style-name="P15">03:53</text:p>
          </table:table-cell>
          <table:table-cell table:style-name="Table2.A1" office:value-type="string">
            <text:p text:style-name="P17">Post-Quantification of Student Desires.</text:p>
          </table:table-cell>
        </table:table-row>
        <table:table-row table:style-name="Table2.1">
          <table:table-cell table:style-name="Table2.A1" office:value-type="string">
            <text:p text:style-name="P15">05:01</text:p>
          </table:table-cell>
          <table:table-cell table:style-name="Table2.A1" office:value-type="string">
            <text:p text:style-name="P17">Active Inference.</text:p>
          </table:table-cell>
        </table:table-row>
        <table:table-row table:style-name="Table2.1">
          <table:table-cell table:style-name="Table2.A1" office:value-type="string">
            <text:p text:style-name="P15">06:17</text:p>
          </table:table-cell>
          <table:table-cell table:style-name="Table2.A1" office:value-type="string">
            <text:p text:style-name="P17">Alex Kiefer on The Intelligence of Desire.</text:p>
          </table:table-cell>
        </table:table-row>
        <table:table-row table:style-name="Table2.1">
          <table:table-cell table:style-name="Table2.A1" office:value-type="string">
            <text:p text:style-name="P15">08:44</text:p>
          </table:table-cell>
          <table:table-cell table:style-name="Table2.A1" office:value-type="string">
            <text:p text:style-name="P17">The BDI model and active inference.</text:p>
          </table:table-cell>
        </table:table-row>
        <table:table-row table:style-name="Table2.1">
          <table:table-cell table:style-name="Table2.A1" office:value-type="string">
            <text:p text:style-name="P15">10:47</text:p>
          </table:table-cell>
          <table:table-cell table:style-name="Table2.A1" office:value-type="string">
            <text:p text:style-name="P17">David vs. Hilton: The BDI Model.</text:p>
          </table:table-cell>
        </table:table-row>
        <table:table-row table:style-name="Table2.1">
          <table:table-cell table:style-name="Table2.A1" office:value-type="string">
            <text:p text:style-name="P15">16:42</text:p>
          </table:table-cell>
          <table:table-cell table:style-name="Table2.A1" office:value-type="string">
            <text:p text:style-name="P17">Active Inference and Eliminativism.</text:p>
          </table:table-cell>
        </table:table-row>
        <table:table-row table:style-name="Table2.1">
          <table:table-cell table:style-name="Table2.A1" office:value-type="string">
            <text:p text:style-name="P15">23:18</text:p>
          </table:table-cell>
          <table:table-cell table:style-name="Table2.A1" office:value-type="string">
            <text:p text:style-name="P17">Folk Psychology and the Real World.</text:p>
          </table:table-cell>
        </table:table-row>
        <table:table-row table:style-name="Table2.1">
          <table:table-cell table:style-name="Table2.A1" office:value-type="string">
            <text:p text:style-name="P15">46:27</text:p>
          </table:table-cell>
          <table:table-cell table:style-name="Table2.A1" office:value-type="string">
            <text:p text:style-name="P17">Active Inference and Linear Regression.</text:p>
          </table:table-cell>
        </table:table-row>
        <table:table-row table:style-name="Table2.1">
          <table:table-cell table:style-name="Table2.A1" office:value-type="string">
            <text:p text:style-name="P15">52:46</text:p>
          </table:table-cell>
          <table:table-cell table:style-name="Table2.A1" office:value-type="string">
            <text:p text:style-name="P17">Rejection of Belief + Desire.</text:p>
          </table:table-cell>
        </table:table-row>
        <table:table-row table:style-name="Table2.1">
          <table:table-cell table:style-name="Table2.A1" office:value-type="string">
            <text:p text:style-name="P15">1:04:18</text:p>
          </table:table-cell>
          <table:table-cell table:style-name="Table2.A1" office:value-type="string">
            <text:p text:style-name="P17">Skydiver vs. Ants.</text:p>
          </table:table-cell>
        </table:table-row>
        <table:table-row table:style-name="Table2.1">
          <table:table-cell table:style-name="Table2.A1" office:value-type="string">
            <text:p text:style-name="P15">1:08:10</text:p>
          </table:table-cell>
          <table:table-cell table:style-name="Table2.A1" office:value-type="string">
            <text:p text:style-name="P17">Active Inference and Process Semiotics.</text:p>
          </table:table-cell>
        </table:table-row>
        <table:table-row table:style-name="Table2.1">
          <table:table-cell table:style-name="Table2.A1" office:value-type="string">
            <text:p text:style-name="P15">1:17:43</text:p>
          </table:table-cell>
          <table:table-cell table:style-name="Table2.A1" office:value-type="string">
            <text:p text:style-name="P17">Applying the Generative Model to Plants.</text:p>
          </table:table-cell>
        </table:table-row>
        <table:table-row table:style-name="Table2.1">
          <table:table-cell table:style-name="Table2.A1" office:value-type="string">
            <text:p text:style-name="P15">1:24:27</text:p>
          </table:table-cell>
          <table:table-cell table:style-name="Table2.A1" office:value-type="string">
            <text:p text:style-name="P17">Predicting and the aesthetics of art.</text:p>
          </table:table-cell>
        </table:table-row>
        <table:table-row table:style-name="Table2.1">
          <table:table-cell table:style-name="Table2.A1" office:value-type="string">
            <text:p text:style-name="P15">1:27:34</text:p>
          </table:table-cell>
          <table:table-cell table:style-name="Table2.A1" office:value-type="string">
            <text:p text:style-name="P17">Inference and the Free-Free Energy Principle.</text:p>
          </table:table-cell>
        </table:table-row>
        <table:table-row table:style-name="Table2.1">
          <table:table-cell table:style-name="Table2.A1" office:value-type="string">
            <text:p text:style-name="P15">1:36:49</text:p>
          </table:table-cell>
          <table:table-cell table:style-name="Table2.A1" office:value-type="string">
            <text:p text:style-name="P17">The goal-directed behavior of human beings.</text:p>
          </table:table-cell>
        </table:table-row>
        <table:table-row table:style-name="Table2.1">
          <table:table-cell table:style-name="Table2.A1" office:value-type="string">
            <text:p text:style-name="P15">1:41:22</text:p>
          </table:table-cell>
          <table:table-cell table:style-name="Table2.A1" office:value-type="string">
            <text:p text:style-name="P17">Active Inference</text:p>
          </table:table-cell>
        </table:table-row>
        <table:table-row table:style-name="Table2.1">
          <table:table-cell table:style-name="Table2.A1" office:value-type="string">
            <text:p text:style-name="P15">1:45:50</text:p>
          </table:table-cell>
          <table:table-cell table:style-name="Table2.A1" office:value-type="string">
            <text:p text:style-name="P17">Active Inference for Robots.</text:p>
          </table:table-cell>
        </table:table-row>
      </table:table>
      <text:p text:style-name="Standard"/>
      <text:p text:style-name="P19"/>
      <text:h text:style-name="P4" text:outline-level="2"><text:span text:style-name="T15">TRANSCRIPT</text:span></text:h>
      <text:p text:style-name="P24">00:28 Daniel:</text:p>
      <text:p text:style-name="P24">Hello and welcome everyone. It's June 15, 2022 and we're here in action. Five Livestream, number 46 one. Welcome and mute the stream if you have in the backgrounds.</text:p>
      <text:p text:style-name="P24">Thank you. Welcome to the active inference lab. We are a participatory online lab that is communicating, learning and practicing applied active inference. You can find us at some of the links on the slide. This is a recorded and an archived and transcribed and edited and published Livestream, so please provide feedback so we can improve our work.</text:p>
      <text:p text:style-name="P24">All backgrounds and perspectives are welcome and we'll be following good video etiquette for live streams. Head over to activity to learn more about live streams and a lot of the other projects that are happening in the lab. So we're here in act impeach one and we're in our second discussion of the paper <text:soft-page-break/>active Inference Models do Not Contradict Folk Psychology by Ryan Smith, Maxwell Ramstead and alex Kiefer.</text:p>
      <text:p text:style-name="P24">01:39 And we're gain to go, I expect, in many fun and interesting directions today. So thanks everybody who's joined the panel live and also for those who are watching live, thanks for adding your comments.</text:p>
      <text:p text:style-name="P24">In the live chat, we'll begin with some introductions and then I belief that will introduce many interesting areas. We can continue from there. So we can start by just introducing ourselves and then passing it to someone else who has not yet spoken and we'll close with the authors who are here. So I'm Daniel, I'm a researcher in California and the dot zero was very interesting with Jacob and Dean and Ryan and it raised many questions that I was excited to discuss today. Just to provide one would be perhaps the relationship between formalisms of any kind and natural language and just regular concepts that people have.</text:p>
      <text:p text:style-name="P24">02:45 How do we draw the connection or evaluate connections that are drawn there? And I'll pass to Ali.</text:p>
      <text:p text:style-name="P24"/>
      <text:p text:style-name="P24">03:04 Speaker B:</text:p>
      <text:p text:style-name="P24">Questions I'd like to ask if there's not a.</text:p>
      <text:p text:style-name="P24"/>
      <text:p text:style-name="P24">03:12 Daniel:</text:p>
      <text:p text:style-name="P24">Sorry, just the audio is set up a little bit differently. So if you could you can just reproduce but go for it. Thank you.</text:p>
      <text:p text:style-name="P24"/>
      <text:p text:style-name="P24">03:25 Speaker B:</text:p>
      <text:p text:style-name="P24">Okay. Is it okay with me?</text:p>
      <text:p text:style-name="P24"/>
      <text:p text:style-name="P24">03:27 Daniel:</text:p>
      <text:p text:style-name="P24">Yes, thank you.</text:p>
      <text:p text:style-name="P24"/>
      <text:p text:style-name="P24">03:29 Speaker B:</text:p>
      <text:p text:style-name="P24">All right.</text:p>
      <text:p text:style-name="P24"/>
      <text:p text:style-name="P24">03:30 Speaker C:</text:p>
      <text:p text:style-name="P24">Yeah.</text:p>
      <text:p text:style-name="P24"/>
      <text:p text:style-name="P24">03:30 Speaker B:</text:p>
      <text:p text:style-name="P24">I'm an independent researcher from Iran and as I said, I also have a couple of questions I'd like to ask if they're not addressed during the discussion, especially when we get to section nine of the paper. And yeah, I'm very glad to be here and that's it from me and I'll pass it to Dean.</text:p>
      <text:p text:style-name="P24"/>
      <text:p text:style-name="P24">03:53 Speaker C:</text:p>
      <text:p text:style-name="P24">Morning, my name is Dean, I'm here in Calgary. I really like this paper, which I kind of indicated in The Last Livestream. My curiosity because I really don't know is because of my background in <text:soft-page-break/>education. When I'm looking at that sort of qualification quantification piece and I'm thinking about the desires as something that we can see as zero one and zero nine as a distribution. I often thought of some of my previous conversations around things like scales.</text:p>
      <text:p text:style-name="P24">I know this paper doesn't address those things specifically, but the idea of being able to translate into sort of a numeric form has always been interesting to me. And that's something that maybe today, or maybe in the point too, we can think about the implications of that. And I'll pass it to David.</text:p>
      <text:p text:style-name="P24"/>
      <text:p text:style-name="P24">05:01 Speaker D:</text:p>
      <text:p text:style-name="P24">Hey, David Kelton Beren. Thanks for having me on. My first time here in Active inference, I go by Duvet as a streamer. I'm a civil engineer by education and practice, by background linguistics in physics and psychology. I spent many years in Yeshiva rabbinic study, and I've been practicing Hindu.</text:p>
      <text:p text:style-name="P24">I'm more on the mystical side of consciousness, been studying it actively streaming for a few years, but also the mathematical materialistic side. So this paper was very interesting, especially dealing with the sense perception related to motor control, which my perception of dualism is something that the material does actually control. So I like the model, I like the paper. I was interested in looking at some of the more philosophical and even mystical precursors, what could actually be explained, what are the assumptions being made, and this paper is definitely a good start.</text:p>
      <text:p text:style-name="P24"/>
      <text:p text:style-name="P24">06:05 Daniel:</text:p>
      <text:p text:style-name="P24">Thank you, David.</text:p>
      <text:p text:style-name="P24">And to Alex. So feel free to give any introduction and then provide any context on what brought about the paper from your perspective.</text:p>
      <text:p text:style-name="P24"/>
      <text:p text:style-name="P24">06:16 Speaker E:</text:p>
      <text:p text:style-name="P24">Yeah, thanks. So I'm Alex kiefer. I'm one of the authors on the paper.</text:p>
      <text:p text:style-name="P24">I'm affiliated with Monash University and Yakovo. He's cognition and philosophy lab there. And I currently also my main sort of gig is versus Research labs in La. So we've been doing some really interesting research there that plugs into active coherence, among other things. So as far as concept for the paper, so this is this issue of how and whether active inference and theories in the vicinity, like predictive processing and all that, how those things map on to folks.</text:p>
      <text:p text:style-name="P24">Psychology is something I've been interested in for a long time before I spoke to Ryan and Max about this paper. And I won't try to give Ryan's side of the backstory, but basically he was, I think, planning on drafting something along these lines, independent.</text:p>
      <text:p text:style-name="P24">07:21 We got in touch through Karl first and I think and it was pointed out that I was drafting something on the same thing. And then I ended up just hopping on board to work on certain sections and to sort of help carry through the argument that's a little bit of background awesome.</text:p>
      <text:p text:style-name="P24"/>
      <text:p text:style-name="P24">07:43 Daniel:</text:p>
      <text:p text:style-name="P24">What sections we can look at, the roadmap did you work on, or also if you have any thoughts on this overall structure of what sections did you include and why did you order them in that way?</text:p>
      <text:p text:style-name="P24"/>
      <text:p text:style-name="P24">07:58 Speaker E:</text:p>
      <text:p text:style-name="P24"><text:soft-page-break/>Yeah, I guess really we share credit for it, for all of it. There isn't anything we contributed to the whole paper, but the sections that I leaned more on, maybe, and that I attributes more to Beren the thing about quantifying the motivational force of desires, section seven. And then we also had a bunch of back and forth about the last few sections free Energy Principle and Direction Fit.</text:p>
      <text:p text:style-name="P24">Ryan, being first author definitely did a lot of the writing, but those are the sections that I had more to do with directly.</text:p>
      <text:p text:style-name="P24"/>
      <text:p text:style-name="P24">08:44 Daniel:</text:p>
      <text:p text:style-name="P24">Awesome. And then just one more question, Alex, and then we can go back to our open list of topics. What would you characterize the big question of the paper as? What do you think would bring somebody to this paper?</text:p>
      <text:p text:style-name="P24">Because they were wondering x yeah, I.</text:p>
      <text:p text:style-name="P24"/>
      <text:p text:style-name="P24">09:04 Speaker E:</text:p>
      <text:p text:style-name="P24">Think it's pretty clear in this case. Fortunately, it's pretty easy. It's just the question is whether the active inference lab formalism particularly a certain strain of that sort of the street decision model flavor of active inference lab consistent with or compatible with folks psychology and the BDI model in particular.</text:p>
      <text:p text:style-name="P24"/>
      <text:p text:style-name="P24">09:33 Daniel:</text:p>
      <text:p text:style-name="P24">Great. Okay. And then also what would you characterize the BDI model as? And then we'll open up for more questions, but just to get some of the prerequisites. And you're right that it is great that it is clear.</text:p>
      <text:p text:style-name="P24">Many papers have much more esoteric big questions. And this one is very like down the middle.</text:p>
      <text:p text:style-name="P24"/>
      <text:p text:style-name="P24">09:56 Speaker E:</text:p>
      <text:p text:style-name="P24">Yeah, one thing I liked about working with Ryan is that he sort of wanted to just make the title of the paper. I declared like sentence that says this is what we're claiming. And I really like that I ant to try to follow that to my own work.</text:p>
      <text:p text:style-name="P24">But the BDI model, I don't think I have a whole lot to add here either. It's just the idea fundamentally that beliefs and desires interact to form intentions and that's I guess maybe also that that's a legitimate way to explain behavior for some classes. Systems, intelligence systems, people, agents.</text:p>
      <text:p text:style-name="P24"/>
      <text:p text:style-name="P24">10:35 Daniel:</text:p>
      <text:p text:style-name="P24">Alright, awesome. So I'll leave Dean or Dupit if you have any questions you'd like to raise at this time. Otherwise we'll go into one of these pieces we've raised. Yes. Sajid.</text:p>
      <text:p text:style-name="P24"/>
      <text:p text:style-name="P24">10:50 Speaker D:</text:p>
      <text:p text:style-name="P24">I never heard of Hilton or the folk psychology BDM model. Is that a prominent model you purposely chose or could this be your fill in for basically any non scientific or introspective or even dualist model for consciousness? Or is it specific to Hilton model? Are you claiming that it fails as a materialistic model?</text:p>
      <text:p text:style-name="P24"/>
      <text:p text:style-name="P24"><text:soft-page-break/>11:25 Speaker E:</text:p>
      <text:p text:style-name="P24">Yeah, so I think part of the reason we referred to the BDI model was just to sort of bracket for the purposes of the paper, although I'm happy to discuss it here, a lot of questions that might arise about psychology and what exactly is meant by that. So if we just say we're talking about the idea that beliefs and desires interact to form intentions, then that's a clear target. And then of course there are many different, maybe there are many different folks psychologies and views in that vicinity.</text:p>
      <text:p text:style-name="P24">The BDI models is sort of maybe supposed to be like and essence that you can distill from any of those exafferent perspectives. Now maybe that's not true. We can talk about whether the BDI model is really common to different conceptions of folks psychology because I have to think about that.</text:p>
      <text:p text:style-name="P24">12:27 I kind of assume that it is. I'm curious about the materialism dualism issue.</text:p>
      <text:p text:style-name="P24">I don't see, I guess, directly how it plays into things at this level of description because I guess we're not claiming necessarily that beliefs and desires are material or not at this stage. But anyway, happy to get into that.</text:p>
      <text:p text:style-name="P24"/>
      <text:p text:style-name="P24">12:48 Daniel:</text:p>
      <text:p text:style-name="P24">Yeah, feel free to unpack that. David.</text:p>
      <text:p text:style-name="P24"/>
      <text:p text:style-name="P24">12:51 Speaker D:</text:p>
      <text:p text:style-name="P24">Yeah, ma'am?</text:p>
      <text:p text:style-name="P24">Just classically. Obviously people have had minds for as long as human existence. Maybe if you believe in Julian James and evolution that there was an origin to consciousness in the mind at some point. But historically, most of the Western tradition up till a few hundred years ago, believe that these things originated from a non material source, whether it's soul, however you want to explain it, but the controller from the Greek model of the soul, ethos, logos, pathos, or any model that beliefs and desires, that would be the controller. That would be decisive.</text:p>
      <text:p text:style-name="P24">And these cognitive functions don't arise from the material. So if you have a materialistic model where you're saying that these things do in fact arise from the brain, you could say that the ancients were just incorrect either in ascribing non material origins to things that have material origins.</text:p>
      <text:p text:style-name="P24">13:58 Or you could say they were completely incorrect in, like, an eliminative perspective that there is no such thing as belief or desire or there is no such thing as, like, a unified eye size. You mean Hilton has some sort of material division? Even Freud, like even going back to Freud just 100 years ago, the question of the psyche and the subconscious, whether that has material origins or not is unclear.</text:p>
      <text:p text:style-name="P24"/>
      <text:p text:style-name="P24">14:25 Speaker E:</text:p>
      <text:p text:style-name="P24">Right? Yeah, I guess my perspective on this, I'm sort of a methodological materialist about these things. Like I think that you can insofar as so in terms of the scope of this kind of exploration that we discussed in this paper and active coherence in general works with anything that you can explain about the causes of intelligent behavior. I think you can probably put a material gloss on that. But personally, I'm not really committed to the claim that you can explain everything about people in terms of input output mappings.</text:p>
      <text:p text:style-name="P24">But insofar as you can conceive of some function, whether cognition, exteroception, whatever as a sort of input output mapping and space of behavior, then I think you can explain it using these frameworks <text:soft-page-break/>interpreted as descriptions of brain processes.</text:p>
      <text:p text:style-name="P24">15:27 So it's interesting that you kind of contrast or you suggest that maybe there's and argument for a limit civism. If you were thinking of mental states as having a root or a source in something not Attial, maybe then if you reject that idea that you'd be unlimited to visit.</text:p>
      <text:p text:style-name="P24">Coming back to the idea, I'm starting from a sort of methodological materialist standpoint, but I'm definitely not eliminated to this. Actually, the one thing I wanted to get into today is I really don't understand I don't understand how illuminativism is a tenable position with respect to folks psychology if you're a materialist, because I think that there's just well, I'll hold off on getting into that, but I guess I'll just one last comment on this. I think the question of whether beliefs and desires and intentions in other mental states have any non material aspect and the question of whether they exist and whether they should be eliminated from our ontology are distinct.</text:p>
      <text:p text:style-name="P24"/>
      <text:p text:style-name="P24">16:32 Daniel:</text:p>
      <text:p text:style-name="P24">Thank you. I think this is a fine place. We'll have a lot of time to explore other avenues, but it would be awesome if you could describe the limitivism. And also there was a quote in your paper where it says if the worry is founded that there's a tension between active coherence and folks psychology, specifically the BDI model. It could be taken either to imply that active coherence models are implausible because reasons or if and to the extent that the models are successful, to imply that desires should be eliminated from scientific theories of psychology.</text:p>
      <text:p text:style-name="P24">So what is a limitivism and how did you interact with that topic?</text:p>
      <text:p text:style-name="P24"/>
      <text:p text:style-name="P24">17:16 Speaker E:</text:p>
      <text:p text:style-name="P24">Right. So limited to VISM is as we're using it here, and I think this is the mainstream sense is just a view. Well, I guess okay, the most general version of the view with respect to anything is just that thing should be sort of eliminated from serious discourse or serious theory, maybe scientific theory.</text:p>
      <text:p text:style-name="P24">And I mean, the idea that the Churchlands have in defending eliminates vision about folks psychology is that it's like a failed theory. So basically the idea is if theories, I suppose, survive on the basis of their predictive and explanatory power and some other criteria, theoretical virtues, the ability to evolve and explain new anomalies apparent anomalies that crop up. So the Church ones basically think that folk psychology has failed this test. So the theory of folks psychology has been falsified and we should just move on.</text:p>
      <text:p text:style-name="P24">18:22 I would say, to be sort of precise, that's a version of a limited applied to mental states.</text:p>
      <text:p text:style-name="P24">But that's the view that we're really talking about here.</text:p>
      <text:p text:style-name="P24"/>
      <text:p text:style-name="P24">18:38 Daniel:</text:p>
      <text:p text:style-name="P24">Okay. Yes, David, please.</text:p>
      <text:p text:style-name="P24"/>
      <text:p text:style-name="P24">18:42 Speaker D:</text:p>
      <text:p text:style-name="P24">Yeah, I guess there's different schools in limitivism, but if you want to take that to consciousness studies in totality or questions of free will or I can mention ancient dualistic understanding of consciousness is you could take a limitedism to consciousness in totality that the man is a mechanistic computer. And even as a mystic, I would argue possibly against the strong interpretation of active <text:soft-page-break/>inference that it's and atheistic eliminatic model. And you might not, for philosophical reasons, not want to be eliminates and therefore try to defend it. But then what are the mathematics, what are your claims actually say? But the strong levels say that there is no belief, there is no desire, there is no unified eye.</text:p>
      <text:p text:style-name="P24">And we're just and automaton that has some sort of threshold interaction with the environment and whatever perception are ahead that we have voices in our head that might make us think that we're conscious beings, might make us think that we have self control or beliefs or even free will are essentially illusions of the mind that have nothing to do with our actions.</text:p>
      <text:p text:style-name="P24"/>
      <text:p text:style-name="P24">20:07 Speaker E:</text:p>
      <text:p text:style-name="P24">How do I do? Follow up?</text:p>
      <text:p text:style-name="P24">Great. Yeah, it's a good question how consciousness fits into this picture. And I'm not sure whether the version of inclination that I took myself to be targeting here includes consciousness or not. It's mostly been a view that's focused on these idea of discrete mental states that play these functional roles, beliefs and desires and so forth. So, yeah, I definitely think there's further questions about that.</text:p>
      <text:p text:style-name="P24">And I can see how you might interpret active inference, not just active inference, but almost any mainstream sort of theory in Neuropsychology in that Heins as implying a form of enactivism if you think that these mental states are by definition not material or not entirely material. But again, I'm happy to get into that further.</text:p>
      <text:p text:style-name="P24"/>
      <text:p text:style-name="P24">21:11 Daniel:</text:p>
      <text:p text:style-name="P24">Yes, the idea that any kind of modeling by making it specific is approaching or on the road or slippery slope or already reached the point of eliminating the need for appeals outside of that description. It's also possible to consider that an entire category air and say we're describing brain processes, which is, I believe, what you said earlier, and no description of a sunset is the territory of the sunset. Math is not the territory, as we hear often.</text:p>
      <text:p text:style-name="P24">And so how can one be eliminated about a process with any kind of description, whether it's predictive processing or active inference or any other kind of model?</text:p>
      <text:p text:style-name="P24"/>
      <text:p text:style-name="P24">22:15 Speaker E:</text:p>
      <text:p text:style-name="P24">Yeah, I raise my hand here. I'll just raise my actual hand. Yeah, another thing that you just said that I should bring up here is that, strictly speaking, I suppose active inference isn't committed to these being directly descriptions of brain processes. They're sort of computational models of decision making processes with beliefs and all that. And of course, if you take the there's this whole background of the free energy principle and all that that links this to physics and the physical nature of systems.</text:p>
      <text:p text:style-name="P24">And I tend to read these models as pretty transparently mapping onto brain processes. But it's not necessarily the case that you need to be committed to that interpretation of these processes as material processes when you use active inference to describe some system at the ecological level. And there's, of course still a lot of question about how the psychological description maps onto the physical description, which I have views about, but it's an open question.</text:p>
      <text:p text:style-name="P24"/>
      <text:p text:style-name="P24">23:17 Daniel:</text:p>
      <text:p text:style-name="P24"><text:soft-page-break/>Awesome. Dean and then ali so in the.</text:p>
      <text:p text:style-name="P24"/>
      <text:p text:style-name="P24">23:22 Speaker C:</text:p>
      <text:p text:style-name="P24">Paper itself on page seven, I think there's a paragraph that kind of refers to all of this that we've been talking about. I'll just quote, if the relationship between conscious and unconscious computation, therefore remains an open question. That said, some specific Dai models have been used to describe higher level cognitive processes that can generative conscious beliefs and verbal reports and then it says who the authors are. In these cases, the inferential predictionary minimization process can still be seen as sub, personal or unconscious, but the resulting beliefs and decisions themselves are symmetrical awareness. As a general rule, however, subpersonal processes in Dai should not be expected to map onetoone with consciously accessible or personal processes.</text:p>
      <text:p text:style-name="P24"/>
      <text:p text:style-name="P24">24:12 Daniel:</text:p>
      <text:p text:style-name="P24">Great, so I've copied that up on the slides and Dean, what do you think that spoke to or what made you want to share that?</text:p>
      <text:p text:style-name="P24"/>
      <text:p text:style-name="P24">24:18 Speaker C:</text:p>
      <text:p text:style-name="P24">I just think I think the first author and the other authors were essentially saying, let's make sure that we don't try to conflate things here, that we focus in on what we're trying to do here, which is point to the potential of these formalisms explaining something. If a person can self report, if they can't, there's still aspects of this that might apply. But I think they were just trying to clarify exactly what they were pointing to and not pointing to.</text:p>
      <text:p text:style-name="P24"/>
      <text:p text:style-name="P24">24:51 Daniel:</text:p>
      <text:p text:style-name="P24">And Ryan Smith has made clearly a line of research as well as multiple live streams and exhortations on social media about this distinction that one can take a cognitive modeling approach of report behavior.</text:p>
      <text:p text:style-name="P24">Did you see that or not? And that can be very clearly, although subtly distinguished from the actual awareness of seeing something. It's not the same thing to have report behavior as it is to have the experiential underpinning their potentially adjacent questions or there's a space that they're linked in a meaningful way. But it's quite possible to blanket literally one's uncertainty about the question of experience, even in a visual or multimodal way, from the question of let's just say we had the animal or the computer program in the chair and now we're making a cognitive model of its report behavior.</text:p>
      <text:p text:style-name="P24">25:57 Different question than can the report behavior model be one of the same as what is actually happening?</text:p>
      <text:p text:style-name="P24">Because there could be an interleaving stage where they just choose to lie or all these other kinds of interesting things happening. Ali.</text:p>
      <text:p text:style-name="P24"/>
      <text:p text:style-name="P24">26:17 Speaker B:</text:p>
      <text:p text:style-name="P24">Yeah, and just as a brief side note, I think the term folk psychology here can also be related to the distinction made by Wilfred Sellers between manifest image and the scientific image of human beings. And the manifest image being our understanding of ourselves are as personal and social beings and <text:soft-page-break/>obviously the scientific image speaks for self. So I think the term folks psychology can possibly be equivalent to this manifest image of ourselves. And it's just a side note I wanted to share.</text:p>
      <text:p text:style-name="P24"/>
      <text:p text:style-name="P24">27:00 Daniel:</text:p>
      <text:p text:style-name="P24">How do you see that?</text:p>
      <text:p text:style-name="P24">Alex.</text:p>
      <text:p text:style-name="P24"/>
      <text:p text:style-name="P24">27:02 Speaker E:</text:p>
      <text:p text:style-name="P24">Yeah, I'd almost agree. I would just say maybe I don't think I would say folks like algae is equivalent to the manifest image, but I think it might be hae Parr of it just probably nitpicking, but there just might be more to the manifest image of ourselves than just folks psychology. But anyway, I basically agree.</text:p>
      <text:p text:style-name="P24"/>
      <text:p text:style-name="P24">27:31 Daniel:</text:p>
      <text:p text:style-name="P24">Yes. The question, Dean, anything you want to bring here?</text:p>
      <text:p text:style-name="P24"/>
      <text:p text:style-name="P24">27:37 Speaker C:</text:p>
      <text:p text:style-name="P24">No.</text:p>
      <text:p text:style-name="P24"/>
      <text:p text:style-name="P24">27:43 Daniel:</text:p>
      <text:p text:style-name="P24">This reminds me of with the conversations we've had on linguistics, how there's one view on language as an entity, like out there body of knowledge and then there's also the person's selfconstructed sense of language and they only have a partial subset of the words or they use them in a certain way. And there's an analogous distinction where there's folks psychology, the academic field of versus people's inner sense and how do people generate their inner sense of manifest image, if that's appropriate. And how can that be connected and mapped to, again, any descriptive model or disciplinary or trans disciplinary model on Alex and then do it?</text:p>
      <text:p text:style-name="P24"/>
      <text:p text:style-name="P24">28:41 Speaker E:</text:p>
      <text:p text:style-name="P24">Yeah. So I really should take the opportunity to say that my conception of how folks psychology works is like thoroughly sellersian it's like I think you got exactly right.</text:p>
      <text:p text:style-name="P24">So basically and it's been a long time since I tried to recite this but basically, just the idea that this sort of verbal behavior that people enact and engage in that we end up sort of associating with other things that are going on internally and that through this sort of process, we end up sort of inadvertently in the course of evolutionary history at some point. There's this whole Azarian myth about this stuff. But basically the idea is that folk psychology sort of arises and introspection and things like that. And I may be putting a bit more Hinton. Sellers.</text:p>
      <text:p text:style-name="P24">And he actually says right now, again, it's been a while. But basically the idea that introduction, our sense of self awareness and stuff like that sort of could have developed out of first outward behavior and then we sort of become sensitive to correlation among these outward signals and that develops sort of an inner sense in that way.</text:p>
      <text:p text:style-name="P24">29:55 But the idea, the fundamental idea that's relevant to this discussion, this paper, I think, is that folk psychology is just the name for this sort of thing that naturally developed in the course of human <text:soft-page-break/>history. I dot two say, of course, there isn't just one book psychology, right? For one thing, people speak different languages.</text:p>
      <text:p text:style-name="P24">But I do think the piece of it that I think is pretty safe to say is true, I think, and that we meant to capture this is my take on why we are using the BDI model is that pretty much anyone this isn't entirely true. There are different dialects and things, but basically, if you want to understand why somebody did something, you can say, oh, they believed X and they wanted Y, right? And they intended C. And that's the level at which I mean to sort of endorse folks psychology is just I don't see how that sort of psychological.</text:p>
      <text:p text:style-name="P24">30:57 And I dot two say it's not for me.</text:p>
      <text:p text:style-name="P24">My motivation for sort of wanting to defense full psychology isn't really anything to do with introspection or consciousness. It's just we obviously use these terms to explain behavior and we do it very successfully. And so I don't think it could be the case that these terms fail to carry information about the states that people are in.</text:p>
      <text:p text:style-name="P24">This is why I don't quite get the limit to this argument anyway. That's kind of it our field where we started.</text:p>
      <text:p text:style-name="P24"/>
      <text:p text:style-name="P24">31:33 Daniel:</text:p>
      <text:p text:style-name="P24">Stupid and then anyone else.</text:p>
      <text:p text:style-name="P24"/>
      <text:p text:style-name="P24">31:37 Speaker D:</text:p>
      <text:p text:style-name="P24">Yeah, I think as a spiritualist, the eliminate argument to say that's the natural conclusion of what you're saying and you're drawing from the dualistic tradition when you use these terminologies. So say that all of the thousands of years of western tradition that believed in the soul and then you want to borrow the terminology from a materialistic point of view, it may not be accurate and field the evidence. And think of Jerry Photo and the modular mind or Benjamin Liebit's experiments. That what is active inference actually saying that's a threshold that is reached that causes activity like Levit's famous experiments where the threshold is reached and it could be measured in the brain before the you'll call the active conscious part of the person recognizes it. And if it was like a modular mind that you have multiple conflicting parts of the person that could have beliefs and implication.</text:p>
      <text:p text:style-name="P24">32:45 But what we would call the module of the mind that creates the narrative for us is only one of those. And that's just what's active to the person. So when I interact with myself or you interact with another person through language, you only have access to that one part of the brain that creates a narrative. But it said that Levitz experiments and more recent emergence demonstrated that that's not likely the part that controls action and active inference didn't exist then. I mean, Bayesian mechanics did.</text:p>
      <text:p text:style-name="P24">But you're saying it's a threshold and there's all sorts of things that cause a person's threshold to be reached and active inference could potentially model that. And then even you put in your paper that you could include things like if you want to call beliefs or desires as higher order rules. Even at the point there may not be a mechanistic understanding of what's the origin or how these higher order rules operate, but it would be some sort of free energy principle, some sort of mathematical reduction of a threshold being reached where the sum totality of conscious and subconscious factors cause the action.</text:p>
      <text:p text:style-name="P24">34:07 And even the person ourselves through introspection isn't going to have full access to that.</text:p>
      <text:p text:style-name="P24"><text:soft-page-break/></text:p>
      <text:p text:style-name="P24">34:15 Speaker E:</text:p>
      <text:p text:style-name="P24">If I can just respond Beren I think first of all, just to be respectful to my co authors, I should say, because I might get into my own views here, which they don't necessarily share that at all. But I should say I think this paper is really targeted at explaining the connectivity potentially or clarifying the connections between folks psychology, whatever it's implications, right, whether folks psychology carries implications of soul type things because of its roots. Maybe it does, but anyway, it's trying to clarify the connections between active inference as just as sort of a formal theory of decision making and folk psychology.</text:p>
      <text:p text:style-name="P24">So anyway, it's neutral technically on the issue of whether active entrance is true or as an exhaustive, exhaustive or true description of what we are and what we do.</text:p>
      <text:p text:style-name="P24">Now, maybe there's still an issue there.</text:p>
      <text:p text:style-name="P24">35:16 If you really think that folk psychology that the terms, very terms of folk psychology carry dualistic implications, and if you think that active inference carries materialistic implications, then there's still a problem, I guess. I guess I don't really know if I agree with either of those. But, yeah, I guess I don't see how the I don't see how active inference as such implies anything one way or the other, the other about whether there are non material origins to behavior.</text:p>
      <text:p text:style-name="P24">I guess okay, I can see let me try this.</text:p>
      <text:p text:style-name="P24">36:17 See if I can I'm just trying to see if I get your arguments, David. So it's like we're saying that active inference, or let's say active inference as a framework says that this is how decisions happen. You do a search over policies, which are these discrete things, and you figure out the expected free energy, which has to do with comparing sensory data to expected sensory data. And I guess if you think all of those components are pieces of a material thing right, they're all beliefs or desires or something like that, which you take to be actually, I think I can answer.</text:p>
      <text:p text:style-name="P24">Sorry. I realize there's not nudging the best jobs right now, but at least I'm getting this is difficult. I'm glad you're bringing this stuff up because this gets quite challenging.</text:p>
      <text:p text:style-name="P24">Active inference is this theory of dai, is this theory of discrete decision making that appeals to these distinctions or things that are like distributions, right?</text:p>
      <text:p text:style-name="P24">37:27 A belief distribution and a desire or a preference distribution. I don't think it says anything about where the preference distribution comes from. And in particular, I don't think it says that it doesn't come from the soul or some deeper thing. So that switched from me trying to rationally reconstruct your argument to me trying to reboot it.</text:p>
      <text:p text:style-name="P24">Sorry about that, but I'm just trying to make some progress.</text:p>
      <text:p text:style-name="P24"/>
      <text:p text:style-name="P24">37:54 Daniel:</text:p>
      <text:p text:style-name="P24">Let me try to walk through some of these steps because I agree it's an important distinction. So the focus of the paper, the regime of attention of the paper, very clearly written to remain on a line because there's many open threads related to, for examples, different cultural, folk, psychologies, various folks psychology models, various metaphysical claims. The paper was focused on identifying one possible area of incompatibility, which would be the relationship between the BDI model entities, the nodes in the BDI graph, and assignment of terms for specific parts of the active formalism and identifying that will come back too. Now then, as has been pointed out today, one.</text:p>
      <text:p text:style-name="P24"><text:soft-page-break/>Could ask if folk psychology carries a duelist implication in the sense of there being material and nonmaterial types of things, whether implicitly or axiomatically or historically.</text:p>
      <text:p text:style-name="P24">39:06 But if folk psychology has a dualist implication and active inference carries a purely materialist implication, implicitly or explicitly, then there could be another, like, battlefront of tension which would not be based around mapping the nodes in the BDI model to the nodes or the formalisms in the active formalism, which is like a theory theory ontology Map question. But this would actually be a metaphysical incompatibility. And then, Alex, you walked through some steps that said if active inference is a framework that says this is going to be a model of how decisions happen, there's a search over discrete policies. There's the correlation of variational free energy and or expected free energy, and then you added as part of a material thing, then it is going to be incompatible with anything in material.</text:p>
      <text:p text:style-name="P24">40:12 However, one could also simply say active is a descriptive framework, saying, here's how I will model how decisions happen as a search over discrete policies and as the calculation of fe. Then there might be 1234 kinds of things in the universe, or it could be anything. But this is where the materialism enters is actually as a clause in the assumptions of that string rather than materialism arising as a consequence of the neutral descriptive formal basis of the framework. What do you think about that, Alex?</text:p>
      <text:p text:style-name="P24"/>
      <text:p text:style-name="P24">40:50 Speaker E:</text:p>
      <text:p text:style-name="P24">Yeah, thanks, Daniel, for articulating that so well.</text:p>
      <text:p text:style-name="P24">I think that's basically right. And just as a specific example, even if you go so far as to think that you can map this formalism onto brain states, you don't have to think that brain states get their status as desires or beliefs just from their material constitution. Right. If you believe that free will arises in microtubules, for example, or something, I don't know how that works. But that theory, by the way, I don't mean to disparage it either.</text:p>
      <text:p text:style-name="P24">I don't know how it works. I'm using it as an example. Maybe you think that free will kind of somehow bubbles up through this free will at smaller scales or something. Right. So I just don't think that even if we take this as a description of the brain, that we're committed to anything so heavy as materialism.</text:p>
      <text:p text:style-name="P24"/>
      <text:p text:style-name="P24">41:43 Daniel:</text:p>
      <text:p text:style-name="P24">Thanks, Alex. Sajid.</text:p>
      <text:p text:style-name="P24"/>
      <text:p text:style-name="P24">41:48 Speaker D:</text:p>
      <text:p text:style-name="P24">Yeah, man. I appreciate your research. I have to debate dualism here. I'm just saying that if we could recognize what are the assumptions or axiom so you have questions, and that's why I like your focus on motor control connected to sense perception. So if there's your perception of a unified eye, and even like Daniel in his research on ants or something like that, that okay.</text:p>
      <text:p text:style-name="P24">There's David, Alex, Daniel, all the panels, Ali and Dean that are talking to each other, we might refer to ourselves as a name. But is there a unified eye? That's an axiom that is based on a dualistic tradition that may or may not be accurate. And if Noor Sajid? Well, there's some total of forces that are limited through the free energy principle that we refer to as unified eye that makes decisions, but that's more lexical misnomer.</text:p>
      <text:p text:style-name="P24"><text:soft-page-break/>42:49 And even if you think Daniel's research and ants or something like that, that a question. Like is there a unified ant that avoids death, that tries to survive? Why does the ant have some sort of will to live? If I argue that that's also non materialistic, the ants will to live or that there's a unified force. So, I mean, you could have a materialistic explanation like higher order rules and just leave it that I believe that these higher order rules stem from genetics or some sort of parallel I call ant reverse anthropomorphization of machine.</text:p>
      <text:p text:style-name="P24">Learning where an ant has some sort of will to survive. And therefore, you know, if you try to step on an ant, it's going to move the other direction or something like that. But is there actually unified force in the ant that is telling it to survive, that causes it to act in a unified way? Or is it just the free energy principle and a reduction of all of the various sense perceptions?</text:p>
      <text:p text:style-name="P24">43:54 So we are using these axioms from a dualistic perspective specifically called the unified eye that makes more sense as a nonmaterial force that chooses the eye that's not my body chooses to make this action. And so if active inference is saying no, it's a sum total of sense perception, some sort of higher order rules that are required through combination of genetics and other machinelike processes that we use the language description as I but the mathematics is real thing that's not really accurate.</text:p>
      <text:p text:style-name="P24"/>
      <text:p text:style-name="P24">44:39 Daniel:</text:p>
      <text:p text:style-name="P24">And Alex, to you and I'll also just recall way back when in 2222 when we discussed your paper psychophysical Identity and Free Energy which very directly tackles this question of identity, Bayesianism, physicalism, various other approaches you just want to drop that note and feel free to reply to it.</text:p>
      <text:p text:style-name="P24"/>
      <text:p text:style-name="P24">45:05 Speaker E:</text:p>
      <text:p text:style-name="P24">Yeah, that's great. The reason I get so excited about this stuff is that I care about it and I definitely don't take like a sort of default materialist position on this stuff.</text:p>
      <text:p text:style-name="P24">So I guess I Dean Overall. David, my view here is sort of about the self and the self with the capital S, maybe in some Buddhist type traditions. I'm actually a fairly far on the mystical end of the spectrum myself. And for that reason, I don't expect I'm sorry, this is maybe not addressing what you said in all its chance, but basically the gist of how I see this is you shouldn't expect that thing, the really special thing that we don't want to eliminate you shouldn't expect it to show up in our descriptions of things because you can't describe it anyway. It's transcendent.</text:p>
      <text:p text:style-name="P24">So you know, even if the brain is identical with the mind, insofar as we can describe the mind. The mind isn't identical with the mind insofar as we can describe the mind, right? It's the thing, it's the big stuff that we can't ever pin down with words.</text:p>
      <text:p text:style-name="P24">46:09 And actually, out of respect for that thing, I'm happy for not to show up in the descriptions that we give of how the material stuff works or even how anything works, right? Because insofar as you can reduce it to a description, it's not that thing.</text:p>
      <text:p text:style-name="P24"/>
      <text:p text:style-name="P24">46:25 Daniel:</text:p>
      <text:p text:style-name="P24">Thanks, Alex. To kind of add some thoughts, there the paper clearly delineates two variants or applications of the active inference formalism, which is mai motor active inference and Kai decision. Active inference and the two theories differ in at least two important ways. Or these two applications of <text:soft-page-break/>the frameworks differ in at least two important ways. The first is the phenomena that they are targeting to describe whether discrete decision making and planning behavior or whether motor behavior.</text:p>
      <text:p text:style-name="P24">And then there's the question of discrete and continuous modeling. And so, for reasons of biology and historical precedent, the motor models have come from the continuous category, while many of the decisionmaking models which often map onto things that are legitimately categorical in the world, like a teammase or a planning or sentence generative task, has a discreetness or categoricalness to its basis.</text:p>
      <text:p text:style-name="P24">47:33 And that made me think about linear regression as I really like to think about, because in the history of linear regressions, no one said you used a linear regression to model the stimuli intensity and the behavioral response. So you think people are a linear regression and this is another mathematical formalism? That is in some ways, although I'm happy to also update my model on this is able to be interpreted, but not the only interpretation as having an equal epistemic claim to the territory as a linear model, because they're formalisms and the least squares error in a linear regression which fits.</text:p>
      <text:p text:style-name="P24">Which is not the only norm one could choose. But whatever function is used as the imperative to fit that linear regression could be playing an analogous role to, like the calculation of variational free energy. It could be purely understood as a modeling heuristic that's used to make statistical comparisons within a model.</text:p>
      <text:p text:style-name="P24">48:33 And then also the linear regression framework can be used to make discrete decisions like breakpoint regression, where you can contrast two different alternative models and you can say is it more consistent with one regression or is it possible that there's some breakpoint a two parameter model that we're going to identify? And so I try to always be thinking like we're on the freeway and here's the action framework and here's the linear regression framework.</text:p>
      <text:p text:style-name="P24">And if there's going to be some claim about active inference or free energy principle at all about what the formalism means, I always like jumping from car to car and thinking would people, or do they or have they said that about linear aggression? And if they ant there better be a good reason why they can't. For example, people who are committed to taking an interpretation of the territory based upon anything of the academic map, do they think that that is something that's true of all different statistical modeling frameworks and they'd apply that to a linear regression?</text:p>
      <text:p text:style-name="P24">49:37 Or is there something different in the active inference formalisms that legitimize or warrant that kind of a interpretation beyond the linear regression? That was the first point and then the second point was about Alex, very beautifully said with like, not expecting the transcendence and that which cannot be named or however we want to think about that space to appear in the imminent and in the specific realizations.</text:p>
      <text:p text:style-name="P24">I think it's very important that the axioms are stated in selfcontained scientific argumentation and rhetoric, although unstated axioms come in at least two types. One are the secret axioms that you made and snuck in like we didn't mention this issue, but we're going to use it as if it was an axiom in our deployment of a broader argument later in section nine.</text:p>
      <text:p text:style-name="P24">50:40 Alternatively, an issue might not be addressed because the agreement is agnostic or orthogonal or blanketed with respect to that axiom. Like you didn't mention what color or shirt you're wearing because not you're going to use it and slip it into the argument later, but rather that the argument being made is uncorrelated or is not related to the shirt color. So I think that the potentially even aware avoidance of the metaphysical baggage precursor exploration in this paper is not to say that the issues are unimportant as various other work by all the authors actually speaks to, but rather that this can be <text:soft-page-break/>understood as a specific sequence of thoughts and rhetoric and symbols that update belief on the relatively narrow, although still quite broad question of whether the concepts categories of B, D and I can map to aspects of the active framework, just like the linear regression slope could be mapped on to the concept influence of X and Y.</text:p>
      <text:p text:style-name="P24">52:02 Not that that still wouldn't have some ability to be critiqued in the culture or nuanced by future modeling. But you could say the linear regression model is not inconsistent, does not contradict not that it proves, but it does not contradict folk regressionology. So active inference models do not contradict folk psychology. Linear regression models do not contradict or negate folk causal inference. Anything that's going to break beyond that epistemic map is going to need to make a special case beyond people have interpreted this way or somebody who wasn't paying attention might make the mistake of believing X.</text:p>
      <text:p text:style-name="P24">So sorry for the extended piece there, but I think there's so many important aspects that this paper either guides us on and also takes us to DA Costa of Dean.</text:p>
      <text:p text:style-name="P24"/>
      <text:p text:style-name="P24">53:03 Speaker C:</text:p>
      <text:p text:style-name="P24">I'm not going to be able to articulate it as clearly as you just did, but here's my thing. So coming out the paper with my background, my question ended up being so if we're going to compare something that adds two things up, a belief and a desire, a note pops an intention. And then last week with Alex, with Brian on here, we started moving to the idea that with expected free energy, the ability to see the discrete, the difference between the ambiguous and the risk was a difference. So it's not an adding up to come to some conclusion. It was and actual knowing that we want to try to move things that are apart closer together.</text:p>
      <text:p text:style-name="P24">And so from the standpoint of writing the paper now the question is, can those things work in concert?</text:p>
      <text:p text:style-name="P24">54:03 Can one approach which says these things add up and then we behave accordingly work at the same time as the other way of quantifying which says there's a variational part that we're trying to minimize and there's an expected part that we're trying to juggle as well. And so I think when you get to the closer to the end of the paper and you talk about the world to mind and the mind world, that isn't necessarily always attributes, that's still a differential. But I don't think you as writers of this paper disqualified what's going on with the well, we can add these two things together and this is what pops up. All I think, and it's said through the paper many times, is under these particular types of Heins, the difference seems to also determine what degree of desire or belief or docs I can't say DOX academy might pertain to that expected free energy difference.</text:p>
      <text:p text:style-name="P24">55:20 So again, that's not as eloquent as Daniel or you can describe it, but from somebody who is way down here and just trying to make sure that in my own head, that image right there, that's up there where suddenly the circumstances have changed. And I've gone to a desire that says, well, I can't change gravity, so I'm gonna make the biggest crater I possibly can. Instead of the outcome, which I like, which is to continue to exist, maybe my identity now is how big a hole in Earth I can make. So that's a difference as opposed to and adding up.</text:p>
      <text:p text:style-name="P24"/>
      <text:p text:style-name="P24">55:59 Daniel:</text:p>
      <text:p text:style-name="P24">Thanks Alex.</text:p>
      <text:p text:style-name="P24">Feel free to respond. And also we'll look at expected free energy and the simulation. It will be great to <text:soft-page-break/>explore those.</text:p>
      <text:p text:style-name="P24"/>
      <text:p text:style-name="P24">56:08 Speaker E:</text:p>
      <text:p text:style-name="P24">Yeah, cool. So I think I got the point about halfway through I'm seeing what you're getting.</text:p>
      <text:p text:style-name="P24">It's interesting.</text:p>
      <text:p text:style-name="P24">My first answer was, well, okay, we shouldn't think of belief plus desire equals intention as literally involving some. Since I've been doing a lot of a lot of writing code lately for work and I would think of it as like, well, we define the sum operator for belief and desire as just the thing that active infants does. Right. Essentially. Right.</text:p>
      <text:p text:style-name="P24">Basically, belief plus desire means take the divergence. But a more informative answer is if you want to think of it as a mathematical type operation, like a sum or a difference. I think you're right, being that it's much more like a difference. It's much more like intention equals desire minus belief, right? So it's like you have your model of the world, you see what the difference is between the belief and between your model currently sorry, you have your model of what you want the world to be like.</text:p>
      <text:p text:style-name="P24">57:08 Rather, you see what the difference is between that and your model of what the world is like. And that gives you the expected free energy. But I know Noor Sajid we get to this in a second, Daniel, but I think you could pretty much literally see this in the expected free energy in this KL term there, right? So you could expand that Q of the divergence between Q and P. You can write this out in a way that's where you're subtracting one entropy from another, basically.</text:p>
      <text:p text:style-name="P24">And so you can see it as literally a difference. So if you want to map it onto the difference concept, it's pretty straightforward.</text:p>
      <text:p text:style-name="P24"/>
      <text:p text:style-name="P24">57:44 Daniel:</text:p>
      <text:p text:style-name="P24">And that's one feature of the logarithm function as a modeling, heuristic, not metaphysical truth, that division of different terms, like the ratio is related to least action of the log of the ratio. There's various reasons why log likelihoods are used, and it's also a core function that's deployed in the KL divergence as well as entropy terms. And then just yes.</text:p>
      <text:p text:style-name="P24">Sajid but just to get through the variables here, it's written out in the paper, but a KL divergence is describing a divergence, not a distance between what are on the two sides of the double line. And this is the cue variational distinctions of observations over a time horizon conditioned upon policy, which serves also a very important function heuristically, especially in the discrete case, and the divergence between that observations conditioned on policy and the posterior distribution on observations through time.</text:p>
      <text:p text:style-name="P24">58:58 So just that's what's in the KL term, and we explore this also more in the zero, and we can return to it as well. But just wanted to clarify and contextualize this to some of our early discussions. Like this is the Y equals MX plus B of this framework, and the least squares is like fitting the minimum of something.</text:p>
      <text:p text:style-name="P24">And so, again, to go beyond the interpretation of linear modeling here, not that this is a linear model requires sometimes describing either the specifics of this model and how it differs, or taking a vast or potentially extremely untenable position about the naive interpretation of variables in arbitrary equations, which I think is fair to say is an untenable position which puts the onus of people making metaphysical interpretations or claims about this line into a place where the specifics of this line must <text:soft-page-break/>be addressed.</text:p>
      <text:p text:style-name="P24">59:59 Dean and then, Dave, just real quick.</text:p>
      <text:p text:style-name="P24"/>
      <text:p text:style-name="P24">1:00:03 Speaker C:</text:p>
      <text:p text:style-name="P24">I think for me it's hard to determine whether or not a relationship or a diversion or the difference is material or not. And so for me, sometimes that just depends. Sometimes I can actually see the edges of the relationship and sometimes it's very, very fluid and it's hard to determine whether or not there's something material about that.</text:p>
      <text:p text:style-name="P24">And that's actually baked into this formula too. So I don't know what others think about that. But I mean, there is an aspect of this that is written in, but I don't know if we can actually lock it down and say that thing, that relationship there is actually material or not.</text:p>
      <text:p text:style-name="P24"/>
      <text:p text:style-name="P24">1:00:52 Daniel:</text:p>
      <text:p text:style-name="P24">Thanks to you.</text:p>
      <text:p text:style-name="P24"/>
      <text:p text:style-name="P24">1:00:55 Speaker D:</text:p>
      <text:p text:style-name="P24">Yeah, I think the activity, just looking at it as a statistical model could be used to model any higher order rules with feedback mechanism, whether the origins of them are material or not. So we don't have to go in America around talking about what's the origin of these higher order rules. I was just thinking the phenomena folk psychology applying to humans and the belief, desire and tension model. If we were looking at a simpler model, obviously Daniel studies ants, but at what level is there sense perception and motor control? And does that need a control errors?</text:p>
      <text:p text:style-name="P24">It just a pure feedback mechanism, like action reaction and their decision is made based on higher order rules that I don't know if you'd consider an ant, if you just simplify it like eat, survive.</text:p>
      <text:p text:style-name="P24">1:02:01 And if an ant doesn't have reproduce, if even you eliminate like an ant colony where only the queen reproduces and possibly in humans, you could say the only difference between a human and the ant is you add the reproduce. But you have these higher order rules of basically survive. And maybe there's only one higher order rule or maybe you want to give a whole bunch of higher order rules and then you define that in your free energy principle. Like okay, so you have the sense perception and then you have the movement.</text:p>
      <text:p text:style-name="P24">And so how you define the variables in the feedback mechanism, you lack of inference, mathematical framework could model it no matter how you define it. And this thing also obviously we're focusing on humans, but it might be more simplified to focus on the most simplified species, even plants maybe that they don't have a survive instinct, that they have some sort of survive instinct, but like insect that could try to survive.</text:p>
      <text:p text:style-name="P24">1:03:09 If I try to squash an insect, it's going to move in order to try to survive. And that's a clear example of sense perception. The insect senses me trying to kill a God forbid and then moves out of the way what exactly caused it.</text:p>
      <text:p text:style-name="P24">And so you're just going to hypothesize well, of course it has some sort of survival instinct and the sensory perception feeds in to its motor control movement versus it's just seeking food or like a massive hierarchy of needs. And I like the terminology. If we're anthropomising the ant or are we reverse anthropomising the machine that the fact is in terms of sense perception, motor control we <text:soft-page-break/>understand how the robot computer works much better than the mind. And so are the active inference equations really more suited to machine learning robotic automation and then where you reverse anthropomising that to the human mind. But certainly the equations are valuable because largely they could be interchanged and defined how you want them to.</text:p>
      <text:p text:style-name="P24"/>
      <text:p text:style-name="P24">1:04:17 Daniel:</text:p>
      <text:p text:style-name="P24">Thanks. I'll connect some ant thoughts to the skydiver. So Dean has returned to this example of the skydiver as being like, well, if I can't change gravity, my policies, whether mental attention policies, pray or no prey, do this motor behavior or do this speech behavior, which is a motor behavior as well, cognition on policy not going to be able to influence gravity. And then once updates their prior that also conditioned upon various action policies, they're not going to be able to open a functional parachute. Then there's this discreet shift, as you have described, to, like, making the biggest crater and hearing about the ants over the years.</text:p>
      <text:p text:style-name="P24">It makes me think about folk biology, like, the action that people have in terms of their received understanding that there is, like, a drive to survive or a drive to reproduce or a drive to do various numbers of things.</text:p>
      <text:p text:style-name="P24">1:05:21 It's almost like the BDI of evolutionary biology or of ecology. And I'm thinking about the case where an estimate is out foraging for the colony, and then they're being, like, messed with by somebody with, like, a magnifying glass or being touching them. And at first, it's like, evading. Now that behavior looks a lot like a solitary insect that might be trying to evade and survive, ostensibly to reproduce and increase its individual offspring if one is still within the folk biological realm.</text:p>
      <text:p text:style-name="P24">And then it's like there's a switch where the nest mate is actually like no, the evolutionary unit is the colony. And so it goes with the biggest crater possible. And that's even embodied in the anatomy of some insects, for example, with a hooked stinger, where they're committing sixlegged death to compose a broader fitness entity at the colony scale. And so that's like a behavior shift from trying to open the individual nest mate parachute to make the biggest crater on the attacker possible for the good of the colony.</text:p>
      <text:p text:style-name="P24">1:06:31 And that no matter how hard you try to map that to the behavior of a solitary insect will be along a potentially didactic or interesting but ultimately facetious route, because the colony is the evolutionary unit for these obligately used social species.</text:p>
      <text:p text:style-name="P24">And so one will be scratching their head at various other behaviors. And that's why the value of a descriptive framework is so important, because we're able to describe various computational qualities and not be inconsistent or contradicting folk in its psychology while also remaining absolutely impartial to questions of what ants think, for example. And so we can have computational representations of ant decisionmaking and cognition, exteroception, cognition, action, impact, and we can link it to natural language descriptions through active inference lab ontology as well as through potentially other ontologies like Anthony psychology.</text:p>
      <text:p text:style-name="P24">1:07:40 And we can take that. Yes.</text:p>
      <text:p text:style-name="P24">And other people can add other yes, and if they want. But they're going to have to take a different tack to uncouple the relationship between these computational quantities and try to interject a wedge and say no, it does contradict folk psychology. That's a different argument. Then that relationship is in violating some other third belief system that I'm bringing to the table. So hope that addresses of it and <text:soft-page-break/>thanks Bleu for your questions in the chat there align.</text:p>
      <text:p text:style-name="P24">Would you like to raise anything or take us to a question or area that you want to focus on?</text:p>
      <text:p text:style-name="P24"/>
      <text:p text:style-name="P24">1:08:26 Speaker B:</text:p>
      <text:p text:style-name="P24">Yeah, one more thing about this discussion is bringing Seth Asymiotics into table, I think. Well, active Inference lab actually, I believe is a kind of iconic symbol as opposed to index because you see in personiotics for index we need to necessarily allow some kind of causal relationship between the symbol and the index. But for icons we only need to have some isomorphic similarities, not to say similarity because similarity is a very vague term, some isomorphism between the symbol and the icon. So ideally active coherence is a kind of, let's say, structure preserving mapping between the behavior and the model.</text:p>
      <text:p text:style-name="P24">1:09:28 So I guess if we could differentiate between icons and indices, some of these at least confusions could possibly could potentially be well resolved.</text:p>
      <text:p text:style-name="P24"/>
      <text:p text:style-name="P24">1:09:45 Daniel:</text:p>
      <text:p text:style-name="P24">So icons, indices of process semiotics.</text:p>
      <text:p text:style-name="P24">Thanks for sharing that. And it concepts some of the discussions we've had on process ontologies as well. Alex.</text:p>
      <text:p text:style-name="P24"/>
      <text:p text:style-name="P24">1:10:00 Speaker E:</text:p>
      <text:p text:style-name="P24">Yeah, just really quickly, I got to say, I don't know that much about process semiotics, but that way of thinking, of active inference and of theories in general action action oriented representation pretty much how I think of theories and how I mean, the most recent thing I published with Yahoo. Hohwy, we basically said that you can think of scientific theories as relating to the world by a nonprofit relation of sort of structural similarity, isomorphism being the sort of lunatic case.</text:p>
      <text:p text:style-name="P24">So I agree with that. And I think it kind of comes right back to a lot of what we discussed. Like as I get older, I start to think that maybe there's something to the essential and exit idea that like, I have a special role to play. You know, the letter capital I in English. But other than that, I think things pretty much function descriptively and I think description functions via isomorphism or similarity.</text:p>
      <text:p text:style-name="P24">So I totally agree.</text:p>
      <text:p text:style-name="P24"/>
      <text:p text:style-name="P24">1:11:01 Daniel:</text:p>
      <text:p text:style-name="P24">Awesome. That reminds me of the book Anthem by Rand where the word I is not included in the linguistics and then the end of the book not, you know, spoiler alert, the word I is rediscovered. And so it's kind of an allegory that traces some of these questions about the potentially special role of the bodily identity. But it's very interesting that these framework actually are encoding or with this augmented perspective, for example, that Align has raised that these theories can be seen as already having been engaged in a discourse that people might not expect.</text:p>
      <text:p text:style-name="P24">Like predictive processing is what the brain is doing. Do you agree or deny? What's the evidence for predictive processing being active in the brain versus not active in the brain? Is this neural signal encoding that we made more consistent with a predictive or action prediction model?</text:p>
      <text:p text:style-name="P24">1:12:07 It takes that measuring range of what the system is doing and it partitions it, as we heard also <text:soft-page-break/>from Ryan previously into like, well, predictive processing can't be invalidated not nor can linear regression framework, nor can active inference framework.</text:p>
      <text:p text:style-name="P24">Any specific model is now engaged in a specific model evidence comparison and then one can choose what kind of model comparisons they want to make knowing that they're not going to be able to exhaustively consider all possible brain architecture. But also any inclination or relative model fit or adequacy amongst different models at this specific level are speaking only rhetorically to the truth or the validity or the adequacy of the higher level inviolable framework. There's a lot there to explore. Do it.</text:p>
      <text:p text:style-name="P24"/>
      <text:p text:style-name="P24">1:13:10 Speaker D:</text:p>
      <text:p text:style-name="P24">Yeah. Maybe we could tie this back to the enactivism in the anthropomorphism. If you ascribe an eye to the computer, you say that's a logical fallacy of anthropomorphism because there is no eye just following code or even to the ant. If mammals maybe, but insects communicates, the ant sends pheromones and you want to anthropomorphise an eye to the ant that the ant is saying I want to communicate with my fellow ants for a purpose. And you're saying no, that's anthropomorphism logical fallacy.</text:p>
      <text:p text:style-name="P24">The ant is just following genetic code. And then you say, well, really for humans also that we're morphizing the mind and that there is no I unified, I related to the me that even right now that I am communicating with you fine gentlemen.</text:p>
      <text:p text:style-name="P24">1:14:13 But that's a misnomer in terms that it's just me following my predictive coding and that just for the purpose of language I'm referring it to as I talking to you. But that's just like a computer encoding code to another computer or an ant sending pheromones or whatever method of communication it uses. And that's just the language and lexicon that we use.</text:p>
      <text:p text:style-name="P24"/>
      <text:p text:style-name="P24">1:14:40 Daniel:</text:p>
      <text:p text:style-name="P24">Yeah, it's a dialogue that has played out in not only Gertlescherbach but many college dorm rooms, many late night sessions. One participant or perspective believes that they have, for example, the ability to choose and have agency and the other disregards that position or one beliefs that there's something and there's a divergence in their perspective. I think this is just the heart of the map territory debate in the distributed cognitive setting, as all cognitive systems ultimately are. Even what is called individual behavior is just referring to collective behavior. At another scale.</text:p>
      <text:p text:style-name="P24">For example, one person can say this conversation can be modeled using active inference or this conversation. Can be modeled using predictive processing, just like it could be constructed with a linear regression or family of linear regressions. And somebody else could say, this conversation is nothing but linear regressions, nothing but predictive processing, nothing but active inference.</text:p>
      <text:p text:style-name="P24">1:15:48 Someone might believe that, and if they believe that, it would be true that that is their perspective. I don't know if that would make it true, but they would be stepping into a territory that the person who remains with both feet and instrumentalism I'm choosing to model it this way, or I'm testing a portfolio of different models around how we could model our difference in perspective.</text:p>
      <text:p text:style-name="P24">Maybe one can say that they have been too timid and they haven't actually engaged in the real question, which is what's really happening? Not with how you're modeling it, but that's a whole another debate. Alex and then do it.</text:p>
      <text:p text:style-name="P24"><text:soft-page-break/></text:p>
      <text:p text:style-name="P24">1:16:30 Speaker E:</text:p>
      <text:p text:style-name="P24">Yeah, I just think this might tie into the stuff, section nine that maybe we'll get to we don't have to jump to them just saying basically, I agree, you can raise these questions for any of these systems people, machines, ants, protons, whatever. And I think there's an argument to be made that there's not a clear place to draw the line there, but it could go either way.</text:p>
      <text:p text:style-name="P24">With respect to all of those, I think that you could be ants, morphizing in all of those cases or none of them. It's not easy to I don't think it's easy to draw a line somewhere along this sort of evolutionary continuum or anything like that to say. Although there's an argument about temporal depth of generative models that's interesting, that touched on a couple of papers here and there. But I think the cool thing about active coherence and the free energy principle stuff is that it applies across scales. So I think to me that means that you're faced with a similar problem at whatever scale you consider it.</text:p>
      <text:p text:style-name="P24">1:17:35 I just dot two throw out there. I probably going to have to leave around 1230 Eastern. So I'll say that now so that I can just abruptly close my window totally.</text:p>
      <text:p text:style-name="P24"/>
      <text:p text:style-name="P24">1:17:43 Daniel:</text:p>
      <text:p text:style-name="P24">Brea so we're in the summary of main argument action. Nine.</text:p>
      <text:p text:style-name="P24">So, Alex, what is the main argument and also in the concepts and audiences that you've presented it in? How do you feel like it lands, or what cognitive updates are you aiming to achieve with this argument as constructed and communicated?</text:p>
      <text:p text:style-name="P24"/>
      <text:p text:style-name="P24">1:18:07 Speaker E:</text:p>
      <text:p text:style-name="P24">Is this section nine? I think I actually may have meant Section Eight, but sorry.</text:p>
      <text:p text:style-name="P24"/>
      <text:p text:style-name="P24">1:18:11 Daniel:</text:p>
      <text:p text:style-name="P24">Okay.</text:p>
      <text:p text:style-name="P24">Section eight desires and efficacy.</text:p>
      <text:p text:style-name="P24"/>
      <text:p text:style-name="P24">1:18:13 Speaker E:</text:p>
      <text:p text:style-name="P24">No, let me see. I meant ten. Okay. I don't want to totally bypass your question.</text:p>
      <text:p text:style-name="P24">I just think nine is kind of a summary of the argument thus far.</text:p>
      <text:p text:style-name="P24"/>
      <text:p text:style-name="P24">1:18:23 Daniel:</text:p>
      <text:p text:style-name="P24">Ten let's talk about direction, a fit.</text:p>
      <text:p text:style-name="P24"/>
      <text:p text:style-name="P24">1:18:26 Speaker E:</text:p>
      <text:p text:style-name="P24">Yeah, sorry. The sort of the point here was just that this certainly is relevant to a lot of what we're discussing. There's a straightforward way to generative this beyond systems that you would necessarily intuitively describe as having beliefs and desires and we can just talk about any system that's described by active inference by this framework that's describable accurately by this framework.</text:p>
      <text:p text:style-name="P24">You can talk about the difference between Q and P. And this I think, also ties into some of the work that Maxwell Remstette has done on the idea that the generative model is sort of representation, or it's <text:soft-page-break/>sort of a representation embodied by the system. If it's a representation, we still disagree about that anyway. The Generative model and the approximate recognition model are sort of always there, even if you apply these framework to describe very simple systems and you can see something desire like or belief like in those. And we just remain very neutral in this paper on the question whether there really are beliefs and desires in these sort of extended cases.</text:p>
      <text:p text:style-name="P24">1:19:35 By extended I mean not necessarily paradigmatic, right? So if beliefs and desires paradigmatically applied to like people and then maybe to ants and I would say definitely DAGs, then this stuff in section ten is about what you can say without necessarily committing to beliefs and desires in the edge cases. But you can still say that there's at least an ingredient of beliefs and desires, which is a direction of fit.</text:p>
      <text:p text:style-name="P24">That sums it up.</text:p>
      <text:p text:style-name="P24"/>
      <text:p text:style-name="P24">1:20:10 Daniel:</text:p>
      <text:p text:style-name="P24">So how could this be used, in one case for a human entity in the folks ecological way, and in another case for some entity that people would maybe say that type of folks psychology would be inadmissible for.</text:p>
      <text:p text:style-name="P24"/>
      <text:p text:style-name="P24">1:20:31 Speaker E:</text:p>
      <text:p text:style-name="P24">As? Far as how it can be used in the case of people that have beliefs and desires or that we think do I think it's pretty straightforward. Right. It's just saying, well, any kind of folks ecological exploration you can give of the person's behavior, it's consistent with the description of that person in terms of active coherence lab. And I guess then the only question is like in the case of a system that might be not clearly that you wouldn't necessarily think of as having a psychology in the same sense, what kinds of things would you want to say about it?</text:p>
      <text:p text:style-name="P24">I think there's an example that made in the paper about like a plant reaching towards the light or something or sort of these simpler sort of feedback systems, right, where something there's like a set point and the thing is approaching the set point. You can still think of the prior distinctions as having a world to mind, direction fit because it's the piece of the system that brings it about that things change.</text:p>
      <text:p text:style-name="P24">1:21:37 So that distribution describes reality.</text:p>
      <text:p text:style-name="P24">That's one example. I don't know, maybe like a bacterium following some kind of nutrient gradient or something. I don't really know about that stuff. But that's another example that might you could describe directions of fit to that creature.</text:p>
      <text:p text:style-name="P24">My last thought on this, I don't know why it would be useful to do that necessarily. I don't know. There might be reasons in studying these systems that you want to, but if you did want to do it, you could understand it from the framework.</text:p>
      <text:p text:style-name="P24"/>
      <text:p text:style-name="P24">1:22:19 Daniel:</text:p>
      <text:p text:style-name="P24">Just some brief thoughts and then ali. So first there's a paper of Calvo Karl Friston, which is specifically applying predictive processing and active to the Vegetative case.</text:p>
      <text:p text:style-name="P24">And I think from the perspective of behavioral analysis, there's also precedent in the 1989 paper Framework for Plant Behavior by Silvertown and Gordon. So suffice to say that plants are included within this cognitive studies perspective. And then it made me think about how the surprise, the self <text:soft-page-break/>information is an energy function. It's what dampens the spring. And so maybe could you say, like the heavier ball with folk ball psychology, the heavier ball wants to drop faster or it wants to make a bigger crater or all these other things?</text:p>
      <text:p text:style-name="P24">Just, again, it doesn't have the agency to want otherwise, given the initial cognition and the rules of physics in that situation. But it's exactly like a person wanting to make a small hole in the paper or wanting to make a big hole and then realizing that intention would be analogous to an energy functional being reduced by some kind of purely physical system.</text:p>
      <text:p text:style-name="P24">1:23:27 Which does again hint towards some of the potentially nonmaterialist implications legacy that do slip in to different culture conversations around Mind. Yes. Alex, any last thoughts on that?</text:p>
      <text:p text:style-name="P24"/>
      <text:p text:style-name="P24">1:23:45 Speaker E:</text:p>
      <text:p text:style-name="P24">Just real quick on the ball example? I think there is a sense, of course, in which this framework applies, but I think if anything, the ball wouldn't have a desire or the system involving the ball mind, though, right? Because the term that would pull the ball towards the ground or whatever wouldn't really be in the makeup of the ball. And so whether that larger system has a proto belief or desire, I don't know, align.</text:p>
      <text:p text:style-name="P24"/>
      <text:p text:style-name="P24">1:24:12 Daniel:</text:p>
      <text:p text:style-name="P24">And again, Alex, feel free to depart whenever, but Ali, go for it.</text:p>
      <text:p text:style-name="P24"/>
      <text:p text:style-name="P24">1:24:18 Speaker B:</text:p>
      <text:p text:style-name="P24">Well, yeah, I'm not sure if we have enough time to get into this question. If not, we can discuss it in the Dot too. But I had a question about the aesthetic experience and the pleasure or cognitive evidence we get from engaging with works of art. In particular, I'm talking about unexpected plot twists in movies or novels or different kinds of intentional ambiguity. In some artworks, for instance, the works of MC Escher and his impossible geometries will immediately come to mind, and the sense of excitement and joy they tend to induce in the audience.</text:p>
      <text:p text:style-name="P24">In fact, playing around with these kinds of defamiliarizations, as liberary critics like to call them, seems to be more of a rule than an exteroception in any creative endeavor. On the other hand, outside the safety of the world of ants, we generally don't like to be encountered with too much unexpectedness, as we've seen.</text:p>
      <text:p text:style-name="P24">1:25:22 So I wonder whether or how these kinds of aesthetic reactions can be integrated within the formalism of active inference. Are they special cases of information seeking drives or there's whole other story going on here.</text:p>
      <text:p text:style-name="P24"/>
      <text:p text:style-name="P24">1:25:39 Daniel:</text:p>
      <text:p text:style-name="P24">Alex, go for this and then thanks again for your time here.</text:p>
      <text:p text:style-name="P24"/>
      <text:p text:style-name="P24">1:25:43 Speaker E:</text:p>
      <text:p text:style-name="P24">Yeah, I'll check out after this. Thank you so much. I love these discussions. I knew it would be an interesting crowd, interesting topics. I dot two say I don't know much about what you just asked about, but I love this topic.</text:p>
      <text:p text:style-name="P24"><text:soft-page-break/>I actually come from a background of aesthetics as well, I should say. But anyway, I know there's a lot of work on this so I know that predictive process under the banner of predictive processing, there's a whole lot of work in aesthetics these days on, I think, suggesting something very similar. To what you're saying that there's clearly a relationship here between surprising and unexpectedness and predictions and the joy that we get out of and other emotions that we get out of artworks. And I would love to know more about this. I haven't had time to look into it, but I think Daniel put a.</text:p>
      <text:p text:style-name="P24"/>
      <text:p text:style-name="P24">1:26:28 Daniel:</text:p>
      <text:p text:style-name="P24">This was also a predictive processing type paper with an incredible title, move Me, Astonished Me, Delight My Eyes and Brain. And then enter the subtitle sequel title perhaps in the dot two. Let's sketch this out. Let's look at the formalisms and let's do some mappings. So someone said, I believe that Mondrian is an amazing painter and I want to go to a space where I do see beautiful art and I want to have this kind of experience or something like that.</text:p>
      <text:p text:style-name="P24">But let's explore that in the dot two with some of the BDIs and the aesthetics of encultured experiences.</text:p>
      <text:p text:style-name="P24"/>
      <text:p text:style-name="P24">1:27:08 Speaker E:</text:p>
      <text:p text:style-name="P24">Yeah, sure. If I could just really quickly. I think the challenge there is going to be that sometimes prediction error is fine and sometimes it's not. We just figure out right.</text:p>
      <text:p text:style-name="P24">There's probably some complicated way of saying what the difference is between those cases, but that's as far as my intuition goes. Yeah, I'd love to discuss it.</text:p>
      <text:p text:style-name="P24"/>
      <text:p text:style-name="P24">1:27:28 Daniel:</text:p>
      <text:p text:style-name="P24">Thanks again. See you later.</text:p>
      <text:p text:style-name="P24"/>
      <text:p text:style-name="P24">1:27:30 Speaker E:</text:p>
      <text:p text:style-name="P24">Thank you all.</text:p>
      <text:p text:style-name="P24">Bye bye.</text:p>
      <text:p text:style-name="P24"/>
      <text:p text:style-name="P24">1:27:34 Daniel:</text:p>
      <text:p text:style-name="P24">Great. Dean. Yeah.</text:p>
      <text:p text:style-name="P24"/>
      <text:p text:style-name="P24">1:27:37 Speaker C:</text:p>
      <text:p text:style-name="P24">I just wanted to kind of jump on that point that Align was making.</text:p>
      <text:p text:style-name="P24">I think that in the I just want to make sure I got the right section of the paper here. Sorry, the free free energy principle, the direction of fit. Yeah, sort of to DAG on what Ali and Alex were saying, there's a statement here that says holding the value of the observation constantly in this equation, f decreases of the approximate posterior distribution q of the state approaches posterior the QS term. Therefore, as a forwardly belief like mind to world direction fit in that its value changes to accommodate new observations. I think that the Escher and the Mondrean and every time I go to a sporting event, my openness, my accommodation to what isn't perceived as an uncertain outcome is the thing that draws my attention.</text:p>
      <text:p text:style-name="P24">And I think Daniel's point of let's map that out, let's see how long some people are able to hold that <text:soft-page-break/>ambiguity space and not necessarily see it as a risk is both immaterial until it materializes and is a process that I think a lot of people want to go through because there's something to that that isn't just attention.</text:p>
      <text:p text:style-name="P24">1:29:07 It isn't just information seeking, but it may also satiate certain desires. So I think that is a point to mapping that we should maybe spend a little bit of time on because I don't know that when you open a space up for something to eventually happen, you're imposing what the final material form should take. You're simply leaving something open in the hopes that something interesting I e. An Echo painting might end up being in the next room.</text:p>
      <text:p text:style-name="P24">I mean, this is what happens when I go to museums in Spain. I'm not looking to find the particular valley. I'm looking to go into that space and be surprised. So I wonder how that actually does map out using these formalisms.</text:p>
      <text:p text:style-name="P24"/>
      <text:p text:style-name="P24">1:30:04 Daniel:</text:p>
      <text:p text:style-name="P24">Yes.</text:p>
      <text:p text:style-name="P24">It reminds me of when in the Dot Zero Ryan described the different reasons and the different nuances, the types of information seeking. That's very relevant. I'm navigating through this museum to reduce my uncertainty about where that one piece that I came to see is the targetdriven epistemic foraging from a more general, like, I don't know what is in the other room that is going to influence my probability of moving room to room. And certainly with Isolating, that is how we maintain a visual field that appears to have roughly equal resolution via our generative model of vision and ocular motor circading to regions of maximal information distinctly uncoupled from only what regions are most rewarding. Though people's gaze does tend to linger in certain regions that might be perceived as rewarding.</text:p>
      <text:p text:style-name="P24">That isn't the only imperative.</text:p>
      <text:p text:style-name="P24">1:31:06 And that's why it's so special and relevant to have a cross system and multiscale behavioral modeling framework like active inference that helps us understand the pure static field eyes trying to latch on to anything mode from the gaze on a candle flame during meditation or one region of particular beauty in another visual scene.</text:p>
      <text:p text:style-name="P24"/>
      <text:p text:style-name="P24">1:31:33 Speaker C:</text:p>
      <text:p text:style-name="P24">Dean, just real quick, and I think that also align. Thank you. You raised symbiotics, and I'm a Pierce fan.</text:p>
      <text:p text:style-name="P24">So there's a huge piece of that involved in this as well as what is the signal?</text:p>
      <text:p text:style-name="P24">There's a slide in here that we didn't get to, but when the ice Brea cone is looking up into the distance at that ice cream truck, where do we place that? In the foreground or in the background? And I think that plays a huge part in the role of the third person now looking at the observer. Looking at the observer and getting that sort of recursive aspect involved in this as well. So again, I don't know how that will borrow Daniel, how to be able to map that as a nine one or as a 37 and then maybe put it on a likely scale, because I think all of that kind of is a potential way for this to sort of make a sense.</text:p>
      <text:p text:style-name="P24">1:32:39 I wasn't bringing up with Alex the idea that literally beliefs and desires add up to attention. I was sort of saying that tongue in cheek, just to be able to show the difference when something is discreet and how we try to bring them together. And this observer of an observer thing, although it's not <text:soft-page-break/>I don't think it's Alex's and the other two authors primary goal here, but I do think they lower the bar in terms of bringing some of the more folk aspects of this into the formalism aspects.</text:p>
      <text:p text:style-name="P24"/>
      <text:p text:style-name="P24">1:33:19 Daniel:</text:p>
      <text:p text:style-name="P24">Yes, and it was a very clever and interesting response, which is, it depends on what is meant by addition. What does it mean for Dean plus Ali?</text:p>
      <text:p text:style-name="P24">Does that mean they're both going to stand on a scale and we're measuring their mass? Does it mean that we're going to stack them, head to Zoe and then consider the length? Does it mean that they're going to interact in a certain context? Doesn't mean we're going to blend them up. I mean, there isn't an intrinsic definition to what the addition operator or any operator means in a formal system.</text:p>
      <text:p text:style-name="P24">And so it opens up the idea that we could have, whether specific symbols or just here's how we're using this symbol here, and use that to refer to relatively potentially complex and multistep operations or operations that can be phrased in multi step. For example, a multiplication on the processor might happen in a different way than somebody is cognitive thinking about it. But that is, as the title hints, not contradictory.</text:p>
      <text:p text:style-name="P24">1:34:23 Not that one validates or encompasses or approves the other. But there's so many things that are not contradictory, and active inference may be contradictory of certain things.</text:p>
      <text:p text:style-name="P24">Let's make a list. What active inference lab contradictory of? What is folk psychology contradicting of? And we can make all of that mapping in the right knowledge management system. And the claim of the article, as I guess Ryan's imperative was, was to make this claim that as they've operationalized, both active inference models do not contradict folks psychology.</text:p>
      <text:p text:style-name="P24">And that's quite an interesting claim. Dean.</text:p>
      <text:p text:style-name="P24"/>
      <text:p text:style-name="P24">1:34:59 Speaker C:</text:p>
      <text:p text:style-name="P24">Yeah, just real quick, I think Daniel's point is I'm rephrasing it from my own view, which is you raise a lot of different joint probabilities that by their nature are arbitrary. And I think that's important to keep in mind. This leaves open the possibility of looking at things in a variety of different ways.</text:p>
      <text:p text:style-name="P24"/>
      <text:p text:style-name="P24">1:35:20 Daniel:</text:p>
      <text:p text:style-name="P24">Yeah. And just to speak to the joint probability density. So the joint probability density in the Bayesian modeling approach is like where there's a comma. So instead of A conditioned on B, it's like the joint distribution of A and B-Y-A and B, why not B and Y? Why not these three?</text:p>
      <text:p text:style-name="P24">And so there's always something like a periphery that the model comes from and we can be blanketed off from it. And that actually serves as a scientific and really meta scientific way to have rigor and accessibility potentially of the models to respect. When we're in the regime of attention of a model, what kinds of claims can or cannot be supported? What kinds of contradictions are or are not tenable to make and then also have the yes and with respecting that that joint distribution was not handed down from on high, it is not the only possible joint distribution that could have been selected.</text:p>
      <text:p text:style-name="P24">1:36:26 And so we can separate off how did these real researchers in this real situation come to focus on that phenomena and pick this joint distinctions from conditioned on the joint distinctions, what was the actual conversation and consequences and modelling they performed?</text:p>
      <text:p text:style-name="P24">David.</text:p>
      <text:p text:style-name="P24"><text:soft-page-break/></text:p>
      <text:p text:style-name="P24">1:36:49 Speaker D:</text:p>
      <text:p text:style-name="P24">Yes all fascinating, I guess two separate points I wanted to express and there might be more general if this is my first time on the stream is related to this paper but specific to active inference in general and the interdisciplinary studies. My streaming partner, Jennifer Sharp calls herself church of entropy. We've been three years now talking about consciousness and I showed her the free energy principle and she immediately Sajid that. Isn't that just the least action principle? And I mean, it's not directly related to this paper but I could see that in terms of my second point, I'll call goal directed behavior in general.</text:p>
      <text:p text:style-name="P24">And if you want to say that there's only one motivating force in active inference and that's the free energy principle, which is basically a restating of the least action principle.</text:p>
      <text:p text:style-name="P24">1:37:51 And then at a second point.</text:p>
      <text:p text:style-name="P24"/>
      <text:p text:style-name="P24">1:37:56 Speaker E:</text:p>
      <text:p text:style-name="P24">I.</text:p>
      <text:p text:style-name="P24"/>
      <text:p text:style-name="P24">1:37:56 Speaker D:</text:p>
      <text:p text:style-name="P24">Went last week in Metro Detroit, they had and International Automation Conference and they had the latest in robotic arms and technology for manufacturer and they had on display a lot of what we call sense perception and motor control. Specifically robotic arms that don't just repeat the same action or even have like a sensor, embedded wind, but have an embedded sensor of a camera that will recognize the object and then create a set of rules in order to tell the robotic arm the best trajectory in order to pick up the object. And then in terms of, like, old school manufacturer, where it would just be taking an object and setting it in one place, where it actually has some level of machine learning intelligence, where it could intelligently design, where to put the object in terms like stacking boxes where it could the algorithm of the computer could determine what's the best way to stack the objects and then control the robotic arm to do that.</text:p>
      <text:p text:style-name="P24">1:39:03 So for humans, just on the peer level of sense exteroception has goal directed behavior.</text:p>
      <text:p text:style-name="P24">If we have 100 million cones and rods in our eye, how do we direct our physical capabilities of sense perception to perceive the environment in the thing that could be modeled by these equations? And we'll call you the free energy principle, least action principle and then the decision making, that the goal directed behavior. Like the automation computer, it has to have a goal code in order to act. And so it's an action reaction sense perception feedback mechanism in order to action and then the equation are describing goal directed behavior. That's why I'm a fan of active inference lab model.</text:p>
      <text:p text:style-name="P24">Because as a dualist, I mean, as a scientist, I can let's describe these generative, materialistic things and we don't have to get too much into the theology or what's the origin of these higher order rules?</text:p>
      <text:p text:style-name="P24">1:40:11 Even if you want to assume that all higher order rules are material in origin. But I think the equations in general could model it no matter what their origin is. And it's just a good framework to understand all these theories, the goal directed behavior at all aspects and then to put on the last spin on it like the Maslow's Hierarchy of Needs and what is belief, desire? And that I would have introduction or education that would give me morals, ethics that okay.</text:p>
      <text:p text:style-name="P24">Like, my body, like I put the pithy and the expression I see the heart desires. The mind plots and the limb carry out that I have the capability that my eyes see my heart desires. But my mind stops me and <text:soft-page-break/>says that's wrong. And even though my sense perception saw it and my desires told me that I should do it, somehow there's a higher order principle of the mind that tells me that's wrong and I'm not going to do it.</text:p>
      <text:p text:style-name="P24">1:41:18 And there's that control factor before the limbs carry out.</text:p>
      <text:p text:style-name="P24"/>
      <text:p text:style-name="P24">1:41:22 Daniel:</text:p>
      <text:p text:style-name="P24">Thank you. I'll just make some short points and then we can just close off with what we're excited to explore in the dot two too. I really just appreciate what a lot of people shared and I think over these discussions and the years we're finding some clarities around where are different implications and consequences. What is entering into active inference as a field and a filter and what is coming out of it? What's happening on the playground?</text:p>
      <text:p text:style-name="P24">And so there's just a lot to explore then Livestream 45 just in the last few weeks. And not to rehearse outside of this paper regime of attention. But the free energy principle as it's rehearsed in that paper is establishing the particular partition that's Markov blanketing off the figure from the ground. The thing which is able to undergo repeated measurements in the quantum sense from the thing that is not that thing that's the particular partition with sensory active internal external partition, the autonomous states, the blanket states from sparse coupling, unpacking the implications in terms of Bayesian inference.</text:p>
      <text:p text:style-name="P24">1:42:38 In other words, seeing the flow of those states as doing something that is can be modeled as Bayesian inference.</text:p>
      <text:p text:style-name="P24">And then finally understanding paths in terms of the principle of least action, which has been starting to be explored from at least the early path formalizations of active inference years ago, and I think in the last two weeks to two years. Taking a new view on that through a lot of the work on geometry and analysis by Dalton Maxwell and other collaborators. So indeed, this path formalization is very relevant. And the principle of least action, which isn't the principle of least action, it's not the Laziest thing, it's not the one that always works. It's none of those things, but it's a framework for analyzing behavior.</text:p>
      <text:p text:style-name="P24">And with that, what would people be excited to explore next week? Or what would be something that they didn't have uncertainty or motivational drive to explore before today?</text:p>
      <text:p text:style-name="P24">1:43:41 But it has come on to the horizon through this discussion.</text:p>
      <text:p text:style-name="P24">Yes. Ali, then Dean dude.</text:p>
      <text:p text:style-name="P24"/>
      <text:p text:style-name="P24">1:43:56 Speaker B:</text:p>
      <text:p text:style-name="P24">Well, it was a really fascinating discussion and I thank you all for bringing such interesting topics onto the table, but I'm very much looking forward to that too. And I also had a couple of questions. I'm interested in exploring the phenomenological aspects of folk psychology, especially belief and desire, and also the relation of D. Maisto abnormal psychology, which is just briefly touched on in the paper, but not in detail. And yeah, I hope next session will be at least as fascinating as this one.</text:p>
      <text:p text:style-name="P24"/>
      <text:p text:style-name="P24">1:44:46 Daniel:</text:p>
      <text:p text:style-name="P24">Thank you, Ali.</text:p>
      <text:p text:style-name="P24"/>
      <text:p text:style-name="P24">1:44:47 Speaker C:</text:p>
      <text:p text:style-name="P24">Dean, I already said what I'm hoping. We can look at it as a point too, but I'll just add this. I think it's <text:soft-page-break/>really interesting that the term active inference and I'll just say in this calendar year alone, we've had a couple of papers that have started typing active coherence. We've had outside the skull or extended active coherence, and now we've got this dai and mai.</text:p>
      <text:p text:style-name="P24">And I think there's probably going to be more. And so depending on how many authors are available next week, I might be asking them a little bit about that too. Does that seem like a natural rollout when you have these scale three ideas that you need these scale friendly qualifiers just so that it continues to make sense?</text:p>
      <text:p text:style-name="P24"/>
      <text:p text:style-name="P24">1:45:35 Daniel:</text:p>
      <text:p text:style-name="P24">Thank you. Sajid and then I'll make a point on that, Dean.</text:p>
      <text:p text:style-name="P24"/>
      <text:p text:style-name="P24">1:45:40 Speaker D:</text:p>
      <text:p text:style-name="P24">Yes, and because this is my first time side, a lot of general stuff, active inference lab in general, and I tried to stick straight to this Parr, I think it'd be interesting to COVID more. I asked the question active inference lab even explain one quality and that there's actually a model here in the equation. Could we describe a single process, a single sense perception to decision making and the human model to a simpler life force? Or even say that is in essence the automation, like the machine learning algorithms for robotic arms? Is that in essence using the same active inference computers?</text:p>
      <text:p text:style-name="P24">I spoke to Brack online, who I guess is an entrepreneur thinking like real estate. But what would the application of this be to autonomous cars are more complicated, but like something the most simplified version, which is probably robotic sensors and controlled movement based on machine learning?</text:p>
      <text:p text:style-name="P24">1:46:54 And then could we try to explain a single qualia in terms of what happens when I sent something and make some sort of movement? And then, like I was talking, what would all of the axioms necessary to in terms of the higher order rules or goaloriented behavior, they're not beliefs, desires, attention. What are they and how are they modeled into the equation? What happens when I perceive something and that's translated into action? What axioms do we have to put into the model to make it work as opposed to or in comparison to the robotic arm that's coded for that?</text:p>
      <text:p text:style-name="P24"/>
      <text:p text:style-name="P24">1:47:37 Daniel:</text:p>
      <text:p text:style-name="P24">Does that thank you to all those returning in the first time. And our second applied active inference Symposium, which is going to be in July 2022, is on robotics. So we can absolutely address a lot of the applications. And also adjacencies. And the sense that I got maybe just thinking of that robotic case is like a little wind up toy on a table.</text:p>
      <text:p text:style-name="P24">We want to build it. And this discussion, because of how it is constituted and enacted, is helping us understand not just all of the implications that go into that wind up toy, but explore a lot of the consequences of the wind up toy. And then there's people saying, but wasn't the table constructed? And wouldn't a different table have resulted in a different wind up toy behavior? And who placed it on the table?</text:p>
      <text:p text:style-name="P24">And why are tables designed that way? And isn't table just like a functional consequence of anything being put on it? And what are we doing here?</text:p>
      <text:p text:style-name="P24">1:48:39 How did we decide on that? How should we decide the next wind up toy?</text:p>
      <text:p text:style-name="P24">And it just takes it in so many amazing places. So thanks to everybody in the chat and joining live and, <text:soft-page-break/>of course, to the authors for the paper. See you in 46.2.</text:p>
      <text:p text:style-name="P24"/>
      <text:p text:style-name="P24">1:48:56 <text:span text:style-name="T22">Dean</text:span>:</text:p>
      <text:p text:style-name="P24">Thank you, <text:span text:style-name="T22">Gents!</text:span></text:p>
      <text:p text:style-name="P24"/>
      <text:h text:style-name="P2" text:outline-level="1"><text:span text:style-name="T14">Session </text:span><text:span text:style-name="T21">0</text:span><text:span text:style-name="T22">46</text:span><text:span text:style-name="T21">.</text:span><text:span text:style-name="T23">2</text:span><text:span text:style-name="T14">, </text:span><text:span text:style-name="T22">June 22</text:span><text:span text:style-name="T14">, 2022</text:span></text:h>
      <text:p text:style-name="P19"><text:a xlink:type="simple" xlink:href="https://www.youtube.com/watch?v=YKn2njZ_ICg" text:style-name="Internet_20_link" text:visited-style-name="Visited_20_Internet_20_Link"/></text:p>
      <text:p text:style-name="P19"><text:a xlink:type="simple" xlink:href="https://www.youtube.com/watch?v=7_YNInrALU8" text:style-name="Internet_20_link" text:visited-style-name="Visited_20_Internet_20_Link">https://www.youtube.com/watch?v=7_YNInrALU8</text:a></text:p>
      <text:p text:style-name="P22"/>
      <text:p text:style-name="P22"/>
      <text:p text:style-name="P14"><text:span text:style-name="T20">Second</text:span><text:span text:style-name="T17"> participatory group discussion on the 2021 p</text:span><text:span text:style-name="T18">reprint “</text:span><text:span text:style-name="T17">Active inference models do </text:span><text:span text:style-name="T18">n</text:span><text:span text:style-name="T17">ot contradict folk psychology” </text:span><text:span text:style-name="T18">by </text:span><text:span text:style-name="T17">Ryan Smith, Maxwell J. D. Ramstead, </text:span><text:span text:style-name="T18">&amp; </text:span><text:span text:style-name="T17">Alex Kiefer</text:span></text:p>
      <text:p text:style-name="P11"/>
      <text:p text:style-name="P12"/>
      <text:h text:style-name="P7" text:outline-level="2">S<text:span text:style-name="T16">ESSION S</text:span>PEAKERS</text:h>
      <text:p text:style-name="P27">Daniel Friedman, Dean Tickles, David Calton, Ali Rahmjoo</text:p>
      <text:p text:style-name="P12"/>
      <text:p text:style-name="P11"/>
      <text:h text:style-name="P4" text:outline-level="2">CONTENTS</text:h>
      <table:table table:name="Table3" table:style-name="Table3">
        <table:table-column table:style-name="Table3.A"/>
        <table:table-column table:style-name="Table3.B"/>
        <table:table-row table:style-name="Table3.1">
          <table:table-cell table:style-name="Table3.A1" office:value-type="string">
            <text:p text:style-name="P15">00:29</text:p>
          </table:table-cell>
          <table:table-cell table:style-name="Table3.A1" office:value-type="string">
            <text:p text:style-name="P17">Welcome to Active Inference Lab Livestream.</text:p>
          </table:table-cell>
        </table:table-row>
        <table:table-row table:style-name="Table3.1">
          <table:table-cell table:style-name="Table3.A1" office:value-type="string">
            <text:p text:style-name="P15">01:15</text:p>
          </table:table-cell>
          <table:table-cell table:style-name="Table3.A1" office:value-type="string">
            <text:p text:style-name="P17">Active Inference Models Do Not Contradict Folk Psychology.</text:p>
          </table:table-cell>
        </table:table-row>
        <table:table-row table:style-name="Table3.1">
          <table:table-cell table:style-name="Table3.A1" office:value-type="string">
            <text:p text:style-name="P15">04:17</text:p>
          </table:table-cell>
          <table:table-cell table:style-name="Table3.A1" office:value-type="string">
            <text:p text:style-name="P17">Daniel's Active Inference Lab talk.</text:p>
          </table:table-cell>
        </table:table-row>
        <table:table-row table:style-name="Table3.1">
          <table:table-cell table:style-name="Table3.A1" office:value-type="string">
            <text:p text:style-name="P15">06:43</text:p>
          </table:table-cell>
          <table:table-cell table:style-name="Table3.A1" office:value-type="string">
            <text:p text:style-name="P17">Multiple types of Active Inference.</text:p>
          </table:table-cell>
        </table:table-row>
        <table:table-row table:style-name="Table3.1">
          <table:table-cell table:style-name="Table3.A1" office:value-type="string">
            <text:p text:style-name="P15">16:40</text:p>
          </table:table-cell>
          <table:table-cell table:style-name="Table3.A1" office:value-type="string">
            <text:p text:style-name="P17">Mixed Decision Making and Decision AI.</text:p>
          </table:table-cell>
        </table:table-row>
        <table:table-row table:style-name="Table3.1">
          <table:table-cell table:style-name="Table3.A1" office:value-type="string">
            <text:p text:style-name="P15">19:59</text:p>
          </table:table-cell>
          <table:table-cell table:style-name="Table3.A1" office:value-type="string">
            <text:p text:style-name="P17">Active Inference: The Vocals.</text:p>
          </table:table-cell>
        </table:table-row>
        <table:table-row table:style-name="Table3.1">
          <table:table-cell table:style-name="Table3.A1" office:value-type="string">
            <text:p text:style-name="P15">26:40</text:p>
          </table:table-cell>
          <table:table-cell table:style-name="Table3.A1" office:value-type="string">
            <text:p text:style-name="P17">Is the Purpose Driven Behavior in Human Science?</text:p>
          </table:table-cell>
        </table:table-row>
        <table:table-row table:style-name="Table3.1">
          <table:table-cell table:style-name="Table3.A1" office:value-type="string">
            <text:p text:style-name="P15">29:06</text:p>
          </table:table-cell>
          <table:table-cell table:style-name="Table3.A1" office:value-type="string">
            <text:p text:style-name="P17">Introspection and the Bayesian formalism.</text:p>
          </table:table-cell>
        </table:table-row>
        <table:table-row table:style-name="Table3.1">
          <table:table-cell table:style-name="Table3.A1" office:value-type="string">
            <text:p text:style-name="P15">31:33</text:p>
          </table:table-cell>
          <table:table-cell table:style-name="Table3.A1" office:value-type="string">
            <text:p text:style-name="P17">Intentionality in its broad sense.</text:p>
          </table:table-cell>
        </table:table-row>
        <table:table-row table:style-name="Table3.1">
          <table:table-cell table:style-name="Table3.A1" office:value-type="string">
            <text:p text:style-name="P15">46:27</text:p>
          </table:table-cell>
          <table:table-cell table:style-name="Table3.A1" office:value-type="string">
            <text:p text:style-name="P17">Belief and Desire in Neural Networks.</text:p>
          </table:table-cell>
        </table:table-row>
        <table:table-row table:style-name="Table3.1">
          <table:table-cell table:style-name="Table3.A1" office:value-type="string">
            <text:p text:style-name="P15">53:07</text:p>
          </table:table-cell>
          <table:table-cell table:style-name="Table3.A1" office:value-type="string">
            <text:p text:style-name="P17">Dualism and the Order of Things.</text:p>
          </table:table-cell>
        </table:table-row>
        <table:table-row table:style-name="Table3.1">
          <table:table-cell table:style-name="Table3.A1" office:value-type="string">
            <text:p text:style-name="P15">58:51</text:p>
          </table:table-cell>
          <table:table-cell table:style-name="Table3.A1" office:value-type="string">
            <text:p text:style-name="P17">Motivations of Desire and Curiosity.</text:p>
          </table:table-cell>
        </table:table-row>
        <table:table-row table:style-name="Table3.1">
          <table:table-cell table:style-name="Table3.A1" office:value-type="string">
            <text:p text:style-name="P15">1:05:44</text:p>
          </table:table-cell>
          <table:table-cell table:style-name="Table3.A1" office:value-type="string">
            <text:p text:style-name="P17">Surprise appraisals and the brain.</text:p>
          </table:table-cell>
        </table:table-row>
        <table:table-row table:style-name="Table3.1">
          <table:table-cell table:style-name="Table3.A1" office:value-type="string">
            <text:p text:style-name="P15">1:09:45</text:p>
          </table:table-cell>
          <table:table-cell table:style-name="Table3.A1" office:value-type="string">
            <text:p text:style-name="P17">Unified Self and intelligence.</text:p>
          </table:table-cell>
        </table:table-row>
        <table:table-row table:style-name="Table3.1">
          <table:table-cell table:style-name="Table3.A1" office:value-type="string">
            <text:p text:style-name="P15">1:23:57</text:p>
          </table:table-cell>
          <table:table-cell table:style-name="Table3.A1" office:value-type="string">
            <text:p text:style-name="P17">In the Power of Pure Curiosity.</text:p>
          </table:table-cell>
        </table:table-row>
        <table:table-row table:style-name="Table3.1">
          <table:table-cell table:style-name="Table3.A1" office:value-type="string">
            <text:p text:style-name="P15">1:27:37</text:p>
          </table:table-cell>
          <table:table-cell table:style-name="Table3.A1" office:value-type="string">
            <text:p text:style-name="P17">The nature of consciousness and curiosity.</text:p>
          </table:table-cell>
        </table:table-row>
        <table:table-row table:style-name="Table3.1">
          <table:table-cell table:style-name="Table3.A1" office:value-type="string">
            <text:p text:style-name="P15">1:30:22</text:p>
          </table:table-cell>
          <table:table-cell table:style-name="Table3.A1" office:value-type="string">
            <text:p text:style-name="P17">Bayesian Beliefs and the Free Energy Principle.</text:p>
          </table:table-cell>
        </table:table-row>
        <table:table-row table:style-name="Table3.1">
          <table:table-cell table:style-name="Table3.A1" office:value-type="string">
            <text:p text:style-name="P15">1:43:30</text:p>
          </table:table-cell>
          <table:table-cell table:style-name="Table3.A1" office:value-type="string">
            <text:p text:style-name="P17">A Question &amp; Answer Live Stream.</text:p>
          </table:table-cell>
        </table:table-row>
      </table:table>
      <text:p text:style-name="Standard"/>
      <text:p text:style-name="P19"/>
      <text:p text:style-name="P24"/>
      <text:h text:style-name="P5" text:outline-level="2">TRANSCRIPT</text:h>
      <text:p text:style-name="P24">00:29 Daniel:</text:p>
      <text:p text:style-name="P24">Hello everyone. Welcome to ActInf Lab Livestream Number 46 Dot Two. It's june 22, two 2022. Welcome to the active lab.</text:p>
      <text:p text:style-name="P24">We're a participatory online lab that is communication, learning and practicing applied active inference. You can find us at the links on the slide. This is a recorded and an active Livestream, so please provide us with feedback so we can improve our work. All backgrounds and perspectives are welcome and will follow. Video Etiquette for Live Streams head over Active Coherence Lab to learn about participating in live streams or in the many other Active Lab projects.</text:p>
      <text:p text:style-name="P24">We're here in our third discussion on the paper active inference models do not Contradict folk <text:soft-page-break/>psychology. By Smith Ramstead, Alex Kiefer We had a dot zero with Ryan joining and Jockob and Dean where we talked through some of the backgrounds of this paper.</text:p>
      <text:p text:style-name="P24">01:35 And last week in the dot one we had a great discussion, went a lot of ways, as ones do, and opened up some threads to continue discussing in this dot two. I know each of you have some things to bring up. There's also a few key sections of the paper that we haven't gone into in much detail, so there'll be a lot to do in the dot two and of course, everybody watching live is also welcome to make comments.</text:p>
      <text:p text:style-name="P24">We'll start with just an introduction and warm up. We can say hi and add anything else that we're looking forward to talking about or to reducing our uncertainty about through today's discussion or maybe even if it's not too early, where we like to be heading. As we take off on this dot two and leave the 46 series, how does it result in us being different thinking, differentiate, ActInf differently in the rest of our post 46 lives?</text:p>
      <text:p text:style-name="P24">02:42 So, I'm Daniel, I'm a researcher in California and just a conversation with Dean before we began about some other core concepts other than beliefs, desires and attention. So what other acronym models could we use?</text:p>
      <text:p text:style-name="P24">What other kinds of models are consistent? Or where else can active inference be providing us extra information or utility and a few other things and I'll pass it to Dean.</text:p>
      <text:p text:style-name="P24"/>
      <text:p text:style-name="P24">03:15 Speaker B:</text:p>
      <text:p text:style-name="P24">Hey. I know. I'm Dean here in Calgary.</text:p>
      <text:p text:style-name="P24">I think what I'm curious about is a couple of things. As I said, I'm curious about things, behaviors that appear to be targeted versus behavior that appear to be non targeted and there was some there was some reference to that in this paper. The other thing, as I said I'm kind of curious about is this moving to the places, saying that Active Coherence has these different types, be it extended or decision making or motor active inference and what the implications of that are. Heins bottom line for me is I think if we can operationalize that word through active inference, it shouldn't be difficult to figure out that that applies to behavior, that there's operations grounding a lot of behavior. So yeah, that's what I'm kind of curious about the passive.</text:p>
      <text:p text:style-name="P24">04:17 To David.</text:p>
      <text:p text:style-name="P24"/>
      <text:p text:style-name="P24">04:21 Speaker C:</text:p>
      <text:p text:style-name="P24">Great to be back. It's my second time on here. Really appreciate this. I'm on 33, so I've listened through lecture 33, so I'm almost caught up to the current. I look forward to having Daniel on my channel.</text:p>
      <text:p text:style-name="P24">Friday, 04:00 P.m Eastern time. There's so much active inference lab because it's a useful framework for countless different Fields. And specifically related to this, I had definitely thoughts and then how do we look at the mechanics of the equation versus we call folks ecology. But I would put that generally into what I would call introspection. I have a background in theology and I've thought a lot about introspection and trying to match what we see through various methods of introspection and maybe where the science and mathematics is leading us.</text:p>
      <text:p text:style-name="P24">And also, I guess, the field of psychometrics that isn't necessarily introspection, but it may or may not match the equations.</text:p>
      <text:p text:style-name="P24">05:30 And then how do we describe the phenomenon? You understand them or maybe they're not <text:soft-page-break/>descriptable saying that we describe them with the mathematical equations and there's not really any good way to translate that into words that would be understandable to your folk common people in that way.</text:p>
      <text:p text:style-name="P24"/>
      <text:p text:style-name="P24">05:53 Daniel:</text:p>
      <text:p text:style-name="P24">Awesome. Ali.</text:p>
      <text:p text:style-name="P24"/>
      <text:p text:style-name="P24">05:56 Speaker D:</text:p>
      <text:p text:style-name="P24">Hi. I'm Ali. I'm an independent researcher from Iran. I'm very glad to be here and I'm looking forward to learn more about this fascinating paper. Especially I'm interested in exploring phenomenological aspects of BDI belief, desire and intention and also to explore somewhat more deeply the philosophical underpinnings of representation versus simulation aspect of modeling BDI active inference lab.</text:p>
      <text:p text:style-name="P24">And yeah, that's it for me.</text:p>
      <text:p text:style-name="P24"/>
      <text:p text:style-name="P24">06:43 Daniel:</text:p>
      <text:p text:style-name="P24">Great. Let's begin with this more taxonomic question about the types of active inference so we can think about different types that we've heard about in this paper and elsewhere, and then whether or not we have something to contribute about adding a specific type to this list that will continue to grow. What does it mean or entail that we do have these different types? So just to review, in this paper, 46, they make a very clear upfront distinction between what they characterize as motor active mai and decision active.</text:p>
      <text:p text:style-name="P24">And there's a few differentiate between motor and decision. Who can list one category of difference?</text:p>
      <text:p text:style-name="P24"/>
      <text:p text:style-name="P24">07:41 Speaker B:</text:p>
      <text:p text:style-name="P24">Well, the motor active inference doesn't typically require that you have to make a decision. It's more a reaction or reflective form as compared to the decision active inference, which does, as the paper say, likely map over to the desired question.</text:p>
      <text:p text:style-name="P24"/>
      <text:p text:style-name="P24">08:06 Daniel:</text:p>
      <text:p text:style-name="P24">Yes. So the motor Kai was connected to motor reflex. Are there decision making reflex, even if that's not a classical usage, like in the reflex arc of the spine or something moving the hand away from a hot surface?</text:p>
      <text:p text:style-name="P24">Are there cognitive reflex? Lexus.</text:p>
      <text:p text:style-name="P24"/>
      <text:p text:style-name="P24">08:37 Speaker B:</text:p>
      <text:p text:style-name="P24">I'm not really sure. I basically was asking in the context of people who are writing these papers now, who are bringing the question down to a motor operational behavior standpoint, how breaking active inference up into different classifications, is that in response to a bigger problem, which is the behavior doesn't necessarily isn't something that necessarily we are able to conveniently dissolve down to or concentrate down into motor operations or extensions or any of those other different things that the writers tend to want to focus on now as opposed to sort of the complexity and the variety and the randomness of behavior as a whole.</text:p>
      <text:p text:style-name="P24"><text:soft-page-break/></text:p>
      <text:p text:style-name="P24">09:39 Daniel:</text:p>
      <text:p text:style-name="P24">Yes. Great. So this is from page 81. Oh, yes, I'll go for it.</text:p>
      <text:p text:style-name="P24"/>
      <text:p text:style-name="P24">09:48 Speaker D:</text:p>
      <text:p text:style-name="P24">Well, I think the distinction between Mai and Dai is not globally accepted among various researchers. For instance, if we look at the work of Alan Bertos French neuroscientist, especially his book, I think it was called The Brain's Sense of Movement in that book he actually has a famous quote namely perception is simulated action. And by this he means that he implies that perception and action, motion and perception or thinking for that matter are irreducibly interconnected. And so the former defines the latter because of the intrinsic matricity of the creatures endowed with nervous systems.</text:p>
      <text:p text:style-name="P24">10:55 So I'm not sure if we can distinguish between Mai and Dai in such a clear cut manner because as we know that most matricity and motor or actions are also predefined in perception or many other thought processes.</text:p>
      <text:p text:style-name="P24"/>
      <text:p text:style-name="P24">11:27 Daniel:</text:p>
      <text:p text:style-name="P24">Thanks, David.</text:p>
      <text:p text:style-name="P24"/>
      <text:p text:style-name="P24">11:31 Speaker C:</text:p>
      <text:p text:style-name="P24">Yes, I didn't know enough about the BDI model or the I'm still new to the language, especially if the authors of this paper to the general philosophy. I was talking a lot about last week about the unified eye and higher order rules. So if you want to look like decision as higher order rules and they would have some sort of power like usually when we think of consciousness in a unified eye that makes decisions and we talked about enactivism and the implications of the equations, are they eliminatic or not and what direction does the evidence take us. And so in terms of motor control, like I mentioned, photar's, modular mind that it could be that it's a threshold, it's a free energy principle, and it could just be action, reaction, sense perception.</text:p>
      <text:p text:style-name="P24">12:35 And then a module of our mind sends some perception of however we understand consciousness that makes it appear to us like we made a decision.</text:p>
      <text:p text:style-name="P24">But that may not be accuracy, that the equations might hint that that's not actually what's going on. It's simply free energy threshold being reached. The threshold could conceivably have nothing or very little to do with the decision making process. And it could be post facto like the LIBID experiments that the exteroception like we made a decision actually comes post facto from the threshold.</text:p>
      <text:p text:style-name="P24"/>
      <text:p text:style-name="P24">13:18 Daniel:</text:p>
      <text:p text:style-name="P24">Cool. Thank you. Also, I think Adam SAFRON, who had discussed those Liba experiments does find a space for agency, if that's not too course of a simplification. But there is some interesting ways to think about what that experiment does or doesn't show. Maybe we can return to that when we kind of have some figures and details.</text:p>
      <text:p text:style-name="P24"/>
      <text:p text:style-name="P24">13:46 Speaker B:</text:p>
      <text:p text:style-name="P24">Dean yeah, I didn't know what you guys were talking about with this unlimited of this thing until I <text:soft-page-break/>went back to the paper and then I found this and I'll just quote it. This is from the paper. We also motivated a squarely nonlimitivist position with respect to such constructs and suggest that the set of theoretical primitives out of which the active inference models are built is sufficient not only to recover the categories of folks psychology, but also potentially nuanced them with more fine grained distinctions. So I'm not sure exactly, dude, how what you've been saying either corresponds with that or not. But I'm kind of curious.</text:p>
      <text:p text:style-name="P24"/>
      <text:p text:style-name="P24">14:30 Daniel:</text:p>
      <text:p text:style-name="P24">Yeah, go for it. Yeah.</text:p>
      <text:p text:style-name="P24"/>
      <text:p text:style-name="P24">14:33 Speaker C:</text:p>
      <text:p text:style-name="P24">To me, it's a fallacy that you're, like, the best of both worlds. Fallacy that materialistic research into consciousness make is that, in reality, my understanding of their conclusions, of what they're saying is that it is a limitedist and they'll put a little statement in, like, it's not a limitedist, but what is the evidence of their models actually say? And Clark they actually program like a unified eye.</text:p>
      <text:p text:style-name="P24">Did they eliminate the unified eye? And it's just a bunch of perceptions and various factors that reach a threshold and what does it mean to make a decision? And that's why I said do we just throw away thousands of years of dualistic theology and how people our whole lexicon of consciousness psychology comes from a dualistic tradition.</text:p>
      <text:p text:style-name="P24">15:36 So if they're trying to grandfather in these dualistic concepts but even the evidence of what they're saying doesn't necessarily seem to warrant it, and then do they have the courage to be like, no, unfortunately, the evidence points to eliminate and go a flat. So in my opinion, they can just throw in the statement.</text:p>
      <text:p text:style-name="P24">But it's unclear how they're doing it because I guess it's going to be unpopular to be in the limitivist. It's kind of like the free will question. That limitivism also relates to free will. But to stand up and be like, no, I'm sorry, free will doesn't exist. That's where the evidence is pointed.</text:p>
      <text:p text:style-name="P24">So to put in there that they're not trying to say that, but my impression, I think they actually are trying to say that or that's where the evidence of their conclusions are saying. And they just have a human weakness that doesn't want to go so far as to follow the evidence of their research.</text:p>
      <text:p text:style-name="P24"/>
      <text:p text:style-name="P24">16:39 Daniel:</text:p>
      <text:p text:style-name="P24">Interesting. So just to continue on this motor and decision AI, so page five, Mai does not make decisions. Once a decision has been made about what to do, mai uses proprioceptive prediction signals to move the body to carry out the decided action sequence.</text:p>
      <text:p text:style-name="P24">And elsewhere we've talked about that sort of set point and then a transient suppression of precision which allows the body to reach this new spatial position. And also these models have tended to be formulated in continuous time, whereas decision AI plugs in very nicely to the motor AI because it is explicitly considering decision making and these higher order rules that have to do with either if you take a more realist perspective, what organisms or cognitive systems are doing, or the more instrumental perspective, which is just this is how the process of decision making can be modeled.</text:p>
      <text:p text:style-name="P24">17:44 And it's about which decisions are made about what to do in order to generate some observations and not others. And it's that focus on the observations that are generated under different courses of <text:soft-page-break/>action and their evaluation in terms of expected free energy that also ties it closely to like perceptual control theory so that's the distinctions they bring up and again, whether in the real world this carves cognitive systems at the joint is one question. In the world of the theories as constructed, this is a clean separation, although as brought up, that doesn't mean that it's widely accepted or even if everybody heard about it, that they would necessarily agree with it.</text:p>
      <text:p text:style-name="P24">And there may be phenomena that are mixtures and that's also why they talk about the hybrid models where it's like decision making at a higher level and then motor at a lower level. So that could allow decisions about what action of a face to look at or what action of a page to read and then that decision becomes implemented in a continuum motor active inference context through oculus motor action.</text:p>
      <text:p text:style-name="P24">18:58 Dean.</text:p>
      <text:p text:style-name="P24"/>
      <text:p text:style-name="P24">19:03 Speaker B:</text:p>
      <text:p text:style-name="P24">I don't think I'm leading with this question about are we moving to a place that says that active inference will have different types? Because I think that there's different there's math that's used in financial situations, those operations, there's math that's used in mechanical situations, those operations. So I think it's a natural byproduct of. So how do you make the math work given the circumstance? I don't think that there's anything about this that's saying active inference doesn't work just because you want to make sure that you're applying the proper formula to the thing that you're trying to describe.</text:p>
      <text:p text:style-name="P24">But I do think it's interesting that in order to be able to describe it more precisely, you just can't say active inference. You have to kind of figure out what the math is for the specific condition that you're trying to analyze.</text:p>
      <text:p text:style-name="P24"/>
      <text:p text:style-name="P24">19:57 Daniel:</text:p>
      <text:p text:style-name="P24">Yeah, definitely makes sense. Let's now move to this lower part of the page on the different adjectives that we've seen. So people can probably add or think of more or even imagine there's so many adjectives in the textbook called it exterior.</text:p>
      <text:p text:style-name="P24">We've talked about extended active inference which was addressing extended cognitive features and phenomena where there could be sort of a offloading, which was when the adaptive active entity is going to utilize something that is more like a notepad. Like it's offloading memory onto the notepad and then the entity is holding on to information about how to seek that information. Or on both sides of the interface, there could be adaptive, active. And so that was like the sort of true emergent extended cognitive processes. Deep active inference and citations could be added.</text:p>
      <text:p text:style-name="P24">20:58 Didn't get them for all. Deep was utilized to describe temporal Seth in terms of longer and longer time horizons of considerations. This was really and important development because it moved beyond the sort of one shot next step model of active and helped manage this trade off between considering time horizons as well as taking action in the time step that the entity is actually in. Sophisticated active inference and various other cousins of it utilized hierarchical model modeling which could have temporal depth at one or multiple levels but doesn't need to. It does and it could.</text:p>
      <text:p text:style-name="P24">But this is referring to like the thickness of the hierarchical model component affective active coherence which was used by hespet all to refer to uncertainty parameters and some of the cognitive interpretations of uncertainty parameters as being related to surveillance.</text:p>
      <text:p text:style-name="P24">22:06 And then there's others like branching time active infants.</text:p>
      <text:p text:style-name="P24"><text:soft-page-break/>It comes to what Dean said, which is just saying like we use active inference may not reduce uncertainty enough any more than we use the linear model. Whether just talking about it casually or writing the paper, more information has to be provided. And so this is sorting, this is starting to build the taxonomy and the classifications and the ways of communicating, reducing uncertainty. Okay, you went to that hemisphere, but was it this continent or that continent? Was it this coast or was it that coast like zooming in, ultimately resulting in just describing the particulars of the model that was constructed.</text:p>
      <text:p text:style-name="P24">Elite.</text:p>
      <text:p text:style-name="P24"/>
      <text:p text:style-name="P24">23:01 Speaker D:</text:p>
      <text:p text:style-name="P24">Well, adding to what Dean Chaos just said, well, I don't think that these different flavors and versions of active imprints that have recently Beren recently been branched out, they don't necessarily concern themselves with different situations or different niches. For example, that last one branching time active inference. Well, that was a very recent version of active inference which was yes, this is the paper they introduction that and it's basically a more efficient computational approach, active inference lab and it's just the traditional active inference but in a more efficient with a more efficient algorithm to compute all the parameters needed.</text:p>
      <text:p text:style-name="P24"/>
      <text:p text:style-name="P24">23:57 Daniel:</text:p>
      <text:p text:style-name="P24">Yes, sometimes these adjectives are describing heuristics or implementations or algorithms. Other times they're describing the model structure, other times they're referring to the context that the model is being applied to like an extended calculus system.</text:p>
      <text:p text:style-name="P24"/>
      <text:p text:style-name="P24">24:17 Speaker B:</text:p>
      <text:p text:style-name="P24">Dean yeah, that's what I was going to ask Ally about. So if I'm saying something more efficient, what am I saying? It's more efficient relative to?</text:p>
      <text:p text:style-name="P24"/>
      <text:p text:style-name="P24">24:31 Speaker D:</text:p>
      <text:p text:style-name="P24">Well, relative to the traditional approach to active inference that has been proposed for the past decade or two and also relative to the other approaches that are similar active inference lab approach, but if not exactly equivalent to it. For instance, reinforcement learning approaches and so on.</text:p>
      <text:p text:style-name="P24"/>
      <text:p text:style-name="P24">25:00 Daniel:</text:p>
      <text:p text:style-name="P24">Okay, and one other kind of analogy or mapping there would be like when a new variant of a neural network architecture is introduced, there's a pomp and circumstance to announce the novelty and the relevance of this for somebody who's in that field. Similarly, when there's a new variant or a new focus whether model structure, model target or something else related to evolutionary biology, sometimes a new word will come in. But then that new target or model structure, if it becomes used and it's sufficiently close that it's not rejected from the rest of the body of theory, if it's an incoherent usage of the adjective, someone says, well, I made simple active coherence and it has this totally different structure that might not become incorporated into the network active inference lab models.</text:p>
      <text:p text:style-name="P24">26:04 Whereas if it does become incorporated through its theoretical compatibility or utility and <text:soft-page-break/>modeling, that phenomena. Or it's presented in terms of a model architecture that does apply elsewhere, the adjective kind of gets dropped. And then it just goes back to being neural networks, back to being active inference, back to being evolutionary biology, and then the field moves on. And so the active are just kind of like another brick in the wall. Dupid.</text:p>
      <text:p text:style-name="P24"/>
      <text:p text:style-name="P24">26:40 Speaker C:</text:p>
      <text:p text:style-name="P24">Yeah, I also mentioned last week I'm not sure if it would go here in this section is the purpose driven behavior action or even exteroception related to a unified eye? And even if it's on the pure level of sense exteroception, is it just that we have these perceivers and they perceive and then how are the signals read?</text:p>
      <text:p text:style-name="P24">It's easier to describe this in an Illinoistic way. Whether we're limitivist or not. For the predictive mind is the main struggle, so to say, between short term goals and long term goals. And then you have to put in what axioms are we making? Is there some sort of for the higher order rules?</text:p>
      <text:p text:style-name="P24">If we assume that there's some sort of rule that like an organism acts in its own selfinterest, in its own, say, desire to survive or to replicate and then the only struggle would be between short term and long term actions like god forbid, here we have a mosquito pandemic.</text:p>
      <text:p text:style-name="P24">27:51 I was gardening and got eaten up by mosquitoes and it was just a sense. You're replying to the environment like I have an itch, should I itch it, or should I have some longer term that will go way quicker if I don't itch it? And is that something that's even in the subconscious where just naturally I would have and itch and I would itch it, but then I would somehow enter a longer term decision making process that would tell me to act? In a different way, in even terms for how I'm going to interact with the environment in the future, let alone something that might have a moral or ethical implication.</text:p>
      <text:p text:style-name="P24">So if you have a simplified model of just where do we need purpose for sense perception to work and for motor control to work? Even in terms of reflexes, I think even on the motor control, let alone the decision making, where does the decision making go and what's the purpose behind it?</text:p>
      <text:p text:style-name="P24">28:53 And then how is that purpose derived?</text:p>
      <text:p text:style-name="P24"/>
      <text:p text:style-name="P24">28:59 Daniel:</text:p>
      <text:p text:style-name="P24">Yes. So we can go to targeted, non targeted. Another branch point is I think this important question of mapping from real world phenomena and even direct felt experiences like aesthetic or just more generally phenomenological and anything about afformalism and I'm not sure if I've quoted too narrowly, but they are writing that attention. So just to review the BDI, the beliefs and the desires come together and that is what generates the intention. There's the desire for the ice cream and there's the belief that there's the ice cream truck and that is what generative the intentional behavior of like pursuing the ice cream truck.</text:p>
      <text:p text:style-name="P24">Intentions map straightforwardly to policies with the lowest value for expected free energy, which is calculated across different policies.</text:p>
      <text:p text:style-name="P24">30:03 Policies are affordances that can be taken over a given time horizon. So over time horizon of three, it's the combination of affordances of length three. Almost all the variables in the Kai model are candidates for traditional ecological beliefs, if being used to model the right kinds of high level cognitive processes. So what are the right kinds?</text:p>
      <text:p text:style-name="P24">But then later in footnote five this is distinguishing what they characterize as a different reading of <text:soft-page-break/>desire. This reading is not the thing that is desired, but instead about the transient presence of the motivational force to approach the thing we desire. So it's like why did you go there? It was my desire to go there. What moved you to go there?</text:p>
      <text:p text:style-name="P24">Desire. So it's almost like desire in the specifics and then also seeing it as a motivating force. But then they note that habit might not have a direction to fit. And it illustrates another reason consistent with our broader argument concerning desires, not to assume that probability distributions in the formalism must be mapped onto beliefs at the ecological level.</text:p>
      <text:p text:style-name="P24">31:15 So they're candidates if we do it right, but it isn't an assumptions that they must be mapped onto beliefs.</text:p>
      <text:p text:style-name="P24">Ali.</text:p>
      <text:p text:style-name="P24"/>
      <text:p text:style-name="P24">31:33 Speaker D:</text:p>
      <text:p text:style-name="P24">Well, I wanted to mention the broader sense of the term intentionality, which I think he was referred to. Because, you see, for all the entities defined by Markup Blankets and defined by the existence of their Markup Blankets and their ergotic behavior, well, we need an entity who can treat an effect as being about its cause, you see? An entity who can follow the direction from effect to cause. And we also need an entity who can treat an isomorphic map as being about what it maps or let's say as oriented toward what it maps. Well, in both of these cases the directionality or orientation can be referred to as intentionality in its broad sense.</text:p>
      <text:p text:style-name="P24"/>
      <text:p text:style-name="P24">32:38 Daniel:</text:p>
      <text:p text:style-name="P24">So just to clarify there, the second piece you mentioned was the entity needs to be able to treat some sort of isomorphic or structure preserving mapping as having and aboutness of the target, like the map of the city. Translating that into the physical movement. And then there was a causal inference question. Entity can trace causes such that they understand, such that they're doing some kind of causal mapping, where agency is the belief that one can be the cause of future aspects. So is this agency or is this causal modeling?</text:p>
      <text:p text:style-name="P24">That could happen in the absence of entity level agency.</text:p>
      <text:p text:style-name="P24"/>
      <text:p text:style-name="P24">33:25 Speaker D:</text:p>
      <text:p text:style-name="P24">I think it's more it's broader than necessarily being a cognitive agent. You see. It's any abstract entity that can sketch out these kind of causal relationships between the signs and their either icons or their indices. So it's much broader and more abstract than necessarily cognitive agents.</text:p>
      <text:p text:style-name="P24"/>
      <text:p text:style-name="P24">34:05 Daniel:</text:p>
      <text:p text:style-name="P24">What kind of entities are you thinking of? And isn't manipulation and that kind of logical juxtaposition?</text:p>
      <text:p text:style-name="P24"/>
      <text:p text:style-name="P24">34:16 Speaker D:</text:p>
      <text:p text:style-name="P24">No. The one obvious example would be neural networks, neural nets. We don't necessarily bestow upon neural networks cognitive agency, right.</text:p>
      <text:p text:style-name="P24">But they can well match at least their input patterns, control theory, output indices.</text:p>
      <text:p text:style-name="P24"><text:soft-page-break/></text:p>
      <text:p text:style-name="P24">34:55 Daniel:</text:p>
      <text:p text:style-name="P24">These continuum of agency, continuums of cognitive systems. It's like easy to forget where we're talking about a cognitive modeling framework, albeit one that has a motor Couzin, motor modeling history, because the maii distinction is also historical, like in terms of which models were developed when and is this pan cognitivism? Are we modeling everything as if it is on the continuum of cognitive entities? I don't know if it's as controversial to say that a neural network is a cognitive artifact. It might not be self perpetuating or embodied or have open ended agency or all these other features that some cognitive systems have.</text:p>
      <text:p text:style-name="P24">But what makes it not cognitive? If you meant that.</text:p>
      <text:p text:style-name="P24"/>
      <text:p text:style-name="P24">35:58 Speaker D:</text:p>
      <text:p text:style-name="P24">Well, probably the cognitive here was not a proper adjective. Perhaps what I meant was to be, I don't know, a kind of conscious agent. But again, on the subject of using the adjective cognitive or neural networks, well, there are quite a few, well, opponents to this characterization for neural networks because they believe that neural networks as agents don't necessarily decide on their cognitive basis how to map, how to, you see, map between the inputs and outputs, because that's the difference between representation and simulation. If we can differentiate between those two, So probably, yeah, the more suitable adjective here should be a conscious agent as opposed to cognitive agent.</text:p>
      <text:p text:style-name="P24"/>
      <text:p text:style-name="P24">37:14 Daniel:</text:p>
      <text:p text:style-name="P24">Does that not take us extremely far field out of where we lose touch with empirical measurements, for example, and answer into important philosophical questions, but ones that take us, like, away from our cognitive leg?</text:p>
      <text:p text:style-name="P24">And psychology perhaps even, especially folks psychology is sitting ant the intersection of cognitive systems, philosophical self reflexive systems. So it's almost like a question of this teetering stack of folks psychology, which way will it end up falling limitivism perhaps is saying we'll be able to dispense with classical philosophical debates or some aspects of them by just moving everything that was folks psychological into a mathematical cognitive framework.</text:p>
      <text:p text:style-name="P24"/>
      <text:p text:style-name="P24">38:15 Speaker D:</text:p>
      <text:p text:style-name="P24">Well, what I mean here is that, well, the term intentionality here can also.</text:p>
      <text:p text:style-name="P24"/>
      <text:p text:style-name="P24">38:24 Daniel:</text:p>
      <text:p text:style-name="P24">Be used.</text:p>
      <text:p text:style-name="P24"/>
      <text:p text:style-name="P24">38:27 Speaker D:</text:p>
      <text:p text:style-name="P24">In abstract models of active inference and not necessarily well, in the cases where we unambiguously deal with conscious entity. That's what I mean.</text:p>
      <text:p text:style-name="P24"/>
      <text:p text:style-name="P24">38:45 Daniel:</text:p>
      <text:p text:style-name="P24">I think one of the takeaways of this paper, or one of the implication of this paper would be that if <text:soft-page-break/>intentions in folk psychology are beliefs plus desires, hashtag BDI model and beliefs and desires are identifiable quantities in the active formalism. Then by constructing entities consistent with the active formalism it can be said that they have intentionality because it could be said that they have beliefs and desires. And so then it would only make sense to call the behavior arising from beliefs and desires to be intentional.</text:p>
      <text:p text:style-name="P24"/>
      <text:p text:style-name="P24">39:30 Speaker D:</text:p>
      <text:p text:style-name="P24">So doesn't this conceptualization of intentionality also subsume the more strict or narrow sense of that term? Because in this sense if we inferred from the use of intentionality here as referring to only conscious agents well, in that case the whole purpose of simulating active inference agents could potentially raise some questions.</text:p>
      <text:p text:style-name="P24">I'm not sure if I could express myself clearly on this matter or not.</text:p>
      <text:p text:style-name="P24"/>
      <text:p text:style-name="P24">40:21 Daniel:</text:p>
      <text:p text:style-name="P24">Very interesting, Dean Dewey.</text:p>
      <text:p text:style-name="P24"/>
      <text:p text:style-name="P24">40:25 Speaker B:</text:p>
      <text:p text:style-name="P24">So maybe amongst the three of you you can help me with this because.</text:p>
      <text:p text:style-name="P24"/>
      <text:p text:style-name="P24">40:29 Speaker C:</text:p>
      <text:p text:style-name="P24">I don't really keep up with the.</text:p>
      <text:p text:style-name="P24"/>
      <text:p text:style-name="P24">40:31 Speaker B:</text:p>
      <text:p text:style-name="P24">Latest news on neural nets.</text:p>
      <text:p text:style-name="P24">But if I were to look at a neural net I would assume that most of those nets are given some kind of a target even if they go out and forage for it. There is something about that. But what I've been always been curious about is, especially in the context of this paper is that if there is a target that's been sort of linked to desire in this paper and if there's a curiosity aspect to the agent or the net that's been sort of linked to non targeting. So if that's one continuum, the orthogonal aspect of that also in the paper is that there's a reward seeking component, say on the left of that there's an information seeking or an information an ambiguity component to the right of that. So here's my question.</text:p>
      <text:p text:style-name="P24">41:31 Unless we say that curiosity actually is a target, which this paper says it's actually a nontarget and the operation and the formalism actually points that out, then how do we set something up like a neural net to actually be curious? Because we can be curious, we can be nontargeting and find reward in that if we go one direction and find information gain in that in another direction and they are completely different things. They're not seen in the formalism as the same thing. So I'm just curious whether I don't know enough about neural nets to know. But aren't neural axel constant constrained by having a target?</text:p>
      <text:p text:style-name="P24"/>
      <text:p text:style-name="P24">42:25 Daniel:</text:p>
      <text:p text:style-name="P24">I think there's many ways to answer that.</text:p>
      <text:p text:style-name="P24">I am not sure if it would totally map onto the difference of supervised and unsupervised learning. Like <text:soft-page-break/>supervised learning being where labels are provided. These x rays belong to this patient category, these ones belong to the alternate category. I want you to get really good but you know, don't over specify, don't over fit that distinction. Supervised learning, unsupervised learning is more along the lines of like here's input according to how you're set up embody the statistical regularities and the structure of the information that has been input.</text:p>
      <text:p text:style-name="P24">And then that representation allows like clustering and subsequent analyses or the addition of labels later. But it isn't predicated in the training phase upon the data or the cases being labels.</text:p>
      <text:p text:style-name="P24">43:33 Does that.</text:p>
      <text:p text:style-name="P24"/>
      <text:p text:style-name="P24">43:34 Speaker B:</text:p>
      <text:p text:style-name="P24">Yeah, but action prediction is not curiosity, is it? That's my point because that there is no curiosity in what you just described.</text:p>
      <text:p text:style-name="P24"/>
      <text:p text:style-name="P24">43:45 Daniel:</text:p>
      <text:p text:style-name="P24">Right? It's like a pipeline that is receiving whatever information is being provided and curiosity seems to kind of break out of that and it's like give me more examples. And then the directed curiosity would be like I'm looking for more examples of the label A. The undirected curiosity would be more like I just would like more examples.</text:p>
      <text:p text:style-name="P24"/>
      <text:p text:style-name="P24">44:10 Speaker B:</text:p>
      <text:p text:style-name="P24">So to ask align maybe align is it consciousness if it doesn't have curiosity?</text:p>
      <text:p text:style-name="P24"/>
      <text:p text:style-name="P24">44:18 Speaker D:</text:p>
      <text:p text:style-name="P24">Well, I don't think so because you see even in unsupervised learnings we don't necessarily well the neural networks don't necessarily extract the evidence of their training examples. What they do is to extract statistical prototype of their tokens, the statistical prototype of their training examples. So actually they can't recognize a dog as a dog. They just see patterns. They just see statistical patterns which they've learned through their training process.</text:p>
      <text:p text:style-name="P24">So they're not necessarily conscious of the object of dog or cat or whatever what they try to do.</text:p>
      <text:p text:style-name="P24">45:21 And in fact in some cases well sometimes we see that they have in fact inferred wrong statistical prototypes because of insufficient training examples or well not appropriate training examples or so on. But in any case I don't think we can say that well neural networks because of their ability to recognize these patterns, they necessarily have consciousness because probably in order to achieve consciousness well other layers of cognitive and even perceptual mechanisms need to be deployed.</text:p>
      <text:p text:style-name="P24"/>
      <text:p text:style-name="P24">46:27 Speaker C:</text:p>
      <text:p text:style-name="P24">Yes, I had some other points but if you wanted to stay in the curiosity topic it's related to the point I was going to make up a belief and desire clearly defining the words. So they're specifically you're going to take the BDI model and use words like belief and desire to some relatively obscure scientific model versus like a whole historical review of the etymology.</text:p>
      <text:p text:style-name="P24">How are we defining beliefs and desire? Does curiosity have a desire to learn something for its own purpose that means it's not goal driven. And then how I would understand belief and desire in terms of <text:soft-page-break/>desires are biological urges like introduction or survival.</text:p>
      <text:p text:style-name="P24">47:29 And if the emotions or maybe all derivative, how you're going to put that out if you're going to try to force all of them from one pure desire and all the other desires are derivative. If you're going to have multiple desires and then you'd have to have some sort of waiting function to weight the different desires.</text:p>
      <text:p text:style-name="P24">And then beliefs are selfmade rules that come from our own cognition. And that's where decision making comes in. And even a rabbinic statement in terms of free will, that free will is implying that you have the choice to make the less desirous opinion, the less desirable choice. Like as a chess player, if you're thinking like candidate moves and analysis trees, that in reality our candidate moves are just how we control our body and do we move our arm up or down or the various controls of our physical function? But what are the candidate moves?</text:p>
      <text:p text:style-name="P24">48:30 And then how would the analysis tree and decision making, how would it come that you would make the less desirous decision? Is it purely, let's say, short term versus long term? And then the communication of, let's say, a system like, okay, I'm a Jew, I'm a Muslim, I'm an atheist, or I'm a capitalist, I'm a communist, that we have these selfdirected beliefs that control our behavior and if it's learning to do things like I ant steal, god forbid, I can't rape, I can't kill. And that like my desire. If the body tells me, okay, I see attractive woman, I ant to have sexual relations, but then I have these beliefs that there's a system of rules and governance that is it purely because I can't get away with it that I don't do it, we don't rape still until because we can't get away with it?</text:p>
      <text:p text:style-name="P24">49:30 Or is there this self imposed moralistic behavior that's coming down to what belief means and then also curiosity? You'd have to clearly define curiosity if you're talking about neural nets that can a computer just learn for its own sake? And even can a human just learn for its own sake that we're participating in these discussions purely because I enjoy figuring things out, even if it has no practical implication to some primal directive of survival or reproduction or however you're going to Andersen these primal directives. And then the equation will be similar to a chess algorithm for a computer, where it would appear that you could add in waiting factors, that you could program this Hinton, the equation, and you have some constants that would be waiting factors. So if you did have just one primal directive of survival or two primal directives of reproduction and survival, and then you could give those weighting factors or you could have a feedback mechanism with the environment.</text:p>
      <text:p text:style-name="P24">50:46 And then, as I said, where do the belief comes in the self made rules? And then how are those waiting factors calculated in decision making? And what does it mean to make a decision? Is it possible that we make the least desirous decision? And if we can't make the less desirous decision, do we not have free will?</text:p>
      <text:p text:style-name="P24"/>
      <text:p text:style-name="P24">51:09 Daniel:</text:p>
      <text:p text:style-name="P24">Thanks. So Jonathan Shock made a great point, which is that deep neural networks applied to reinforcement learning can include curiosity as an explicit factor. It guides the agent to states which about which it has the most uncertainty. So it's a term which makes it rewarding to explore currently unexplored states. And then, just to provide a recent example, here's a way in which a neural network architecture was used.</text:p>
      <text:p text:style-name="P24">Certainly worthy of more exploration and at a first pass or at least just qualitatively. One way to think about that. And then we'll come to how curiosity was described in the text is in active inference we <text:soft-page-break/>have and imperative for action selection that includes a pragmatic and an epistemic component, whereas a pragmatic absolutist perspective like reinforcement learning needs to generate these modules and alternate architectures such that information seeking curiosity can be coerced into a reward framework.</text:p>
      <text:p text:style-name="P24">52:19 I mean, what is the next question going to be? Well, it's rewarding to gain information.</text:p>
      <text:p text:style-name="P24">Oh, what kind of information, how much information? How are we going to learn the parameters on our curiosity model and so on. And so active inference as a first principles approach for this kind of artificially intelligent system allows us to include at the base level both an objective achieving and a pure curiosity reducing element. Dean and then we'll look at how they talk about curiosity.</text:p>
      <text:p text:style-name="P24"/>
      <text:p text:style-name="P24">52:55 Speaker B:</text:p>
      <text:p text:style-name="P24">Thanks Daniel.</text:p>
      <text:p text:style-name="P24"/>
      <text:p text:style-name="P24">52:56 Daniel:</text:p>
      <text:p text:style-name="P24">So.</text:p>
      <text:p text:style-name="P24"/>
      <text:p text:style-name="P24">52:58 Speaker B:</text:p>
      <text:p text:style-name="P24">As is directly been the case for .2 just left and I was going to ask him this question. Okay, I guess he's still here. So David after one and now just what you were just sharing with us here.</text:p>
      <text:p text:style-name="P24">I wondered without putting words in the mouth can I get a clarification? I think one of the things that you're trying to make clear or at least bring into the conversation is that prioritization, which is the sort of the value, weighting aspect of how we see the world is not ordering. The kind of placing of a formalism down on paper that includes rules like equals and plus and minus in the FEP or the sort of extended conversation of your energy.</text:p>
      <text:p text:style-name="P24">Is that oversimplifying what you ant us to make clear that having evaluating is not the same, that kind of prioritization is not the same as being able to formally set down an order.</text:p>
      <text:p text:style-name="P24"/>
      <text:p text:style-name="P24">54:08 Speaker C:</text:p>
      <text:p text:style-name="P24">Well, I'm a dualist so I'm trying to I think I could use these equations for dualistic purposes and you could just factor in a waiting factor for these higher order rules and then my system would have some sort of struggle between two separate realms, the material and spiritual realm. So that's personally how I'm looking at it but I could attempt to understand it from just a materialistic realm and how the equations would apply. And then if there's competing factors, what's the origin of those competition factors? So if you just put your desires are biological, animalistic urges and beliefs are selfcreated rules of cognition, and then you want to have a separate function like curiosity, where curiosity maybe benefits the purpose of making beliefs which would later come to become higher order rules.</text:p>
      <text:p text:style-name="P24">55:13 Or if you want to have the ability to have behavior that has no purpose, that I just enjoy understanding things, maybe that understanding will help me make better higher order rules, like you're saying for the equation.</text:p>
      <text:p text:style-name="P24">Because here we have these equations, it's free energy, and the purpose is to minimize your least action principle or limit limit energy usage. And so if you're looking like, well, why did I do that? Was like, dummy, didn't you look at the equation? It was the free energy principle. You did it to minimize energy <text:soft-page-break/>usage.</text:p>
      <text:p text:style-name="P24">So we're just saying that's the origin of all human behavior from an eliminated sense and from the folk psychology, that's what I'm taking a dualistic perspective where these higher order rules are coming from a nonmaterial plane, but I think they could be modeled into the equations.</text:p>
      <text:p text:style-name="P24"/>
      <text:p text:style-name="P24">56:16 Daniel:</text:p>
      <text:p text:style-name="P24">Thanks. Also, free energy minimization doesn't entail the actual minimal possible energy usage, though some people have made that accidentally or intentionally a claim. It isn't what those equations, as they're being used here, necessarily represent, but it could there could be a system that thrives optimally based upon reducing energy usage. But also there are situations where free energy minimization and the path of least action are not the lowest energy consumption.</text:p>
      <text:p text:style-name="P24"/>
      <text:p text:style-name="P24">56:48 Speaker C:</text:p>
      <text:p text:style-name="P24">Is that short term versus long term? They're saying long term it is, but it's just short term versus long term decision making as opposed to a dualistic. The predictive mind that things is not dualistic spiritual versus material. It's a single materialistic in its short term versus long term.</text:p>
      <text:p text:style-name="P24"/>
      <text:p text:style-name="P24">57:08 Daniel:</text:p>
      <text:p text:style-name="P24">Okay, let's think about that. In the concept of curiosity, how they're describing so G expected free energy of policies. It's like the policies are enumerated and then G is calculated for them, reflects the inferred value of each policy based upon beliefs. Beliefs are P of O sub t cognition on Pi so the distribution of outcomes conditioned upon policies. If I go left, what do I expect to see?</text:p>
      <text:p text:style-name="P24">If I go right, what do I expect to see? That's a belief and the belief distribution about observations conditioned upon hidden states of the world. If there is food there, then what observations will I expect to see? And desired outcomes, which is, as we've explored in 37 in User's Guide, there's this dual implication of the P of zero distribution active Inference Lab as what is expected as well as preferred because we reduce our surprise about the expected preferred outcome distribution.</text:p>
      <text:p text:style-name="P24">58:25 And that is how the desired outcomes are realized, not by providing a higher reward or value to increasingly preferred states, but rather treating the preference distribution as expectations, which allows us to use surprising and surprisable bounding approaches towards achieving preferences.</text:p>
      <text:p text:style-name="P24">So how do they talk about desire and curiosity? They're suggesting that these drives so this is in earlier we talked about there's the two ways to talk about desire, the specific target of desire as a desire, like I desire a cube of tungsten or something. And then there's the drive that is associated with desire. What made the person do it? Desire in the abstract curiosity drives discovery of what is not yet known and thus has no preconceived target.</text:p>
      <text:p text:style-name="P24">59:28 However, one could also say that it has a semi formed concept of target because one could be like curious about something and then their curiosity would be satiated by something else. Something but not something else. So in that case there was something of a prior on what they were looking for. The claim that curiosity is not cognitive. So desirerelated might seem suspect on the grounds it could also be characterized as simply the desire to learn qualitatively.</text:p>
      <text:p text:style-name="P24">And this in turn could be conceived as the desire that one's beliefs are as precise as possible, even though especially in the short term learning sometimes feels like it reduces our precision. However, the <text:soft-page-break/>mathematics allow us to motivate a genuine distinction here specifically changing outcomes to minimize the KL divergence in the risk term in EFE is a fundamentally different sort of process for minimizing the ambiguity term.</text:p>
      <text:p text:style-name="P24">1:00:31 So the KL divergence is on the left side here and the ambiguity term is on the right side here. Here's equation two six from the textbook and it's in a different order. But just to see here's risk with the KL divergence and then here's expected ambiguity with the h for the entropy calculation.</text:p>
      <text:p text:style-name="P24">The latter, which is the ambiguity term, does not care how uncertainty is resolved so long as resolved there's no preference for becoming more confident in one possible belief over another. Whereas the reduction of uncertainty by reducing the Kale divergence is what is bringing us into alignment with our preferences expectations. Hence that is a much more targeted form of curiosity in that it allows goal directed information seeking.</text:p>
      <text:p text:style-name="P24">1:01:38 And then they write at a minimum the folks psychological concept of curiosity corresponds to a very different type of desire with a distinct counterpart in Kai Dean.</text:p>
      <text:p text:style-name="P24"/>
      <text:p text:style-name="P24">1:01:48 Speaker B:</text:p>
      <text:p text:style-name="P24">Yeah, that's perfect because what I wanted to say was that I think the curiosity really points to that risk.</text:p>
      <text:p text:style-name="P24">And the reason I say that is because you may find that when the ambiguity is removed, prize is a happy one or a not so happy one. And I think that's kind of important here to see sort of the it's hard to say as it says here. However, the claim that curiosity is control might seem suspect on the grounds it could also be characterized as simply the desired to learn before the learning. You're sort of in an ambiguous state will it be a happy surprise or will it be an unhappy surprise? And so I think this kind of pulls that out.</text:p>
      <text:p text:style-name="P24">The ambiguity applies a certain amount of risk but then you have to act in the active inference aspect of it to determine whether or not the surprise all at the other side of it is actually good or not.</text:p>
      <text:p text:style-name="P24">1:02:57 So good. So I think that's where the curiosity arm of this comes to the fore. It is non targeted until it actually has been realized or somehow materialized, whereas the targeted stuff, the desired stuff, can be part of your plan. I'm not sure whether the curiosity fits as conveniently as the desire does.</text:p>
      <text:p text:style-name="P24"/>
      <text:p text:style-name="P24">1:03:26 Daniel:</text:p>
      <text:p text:style-name="P24">Just one short note on that is we see a conditioning on policy, right, in a few different places. So it'd be interesting to think about where does planning to learn come into play and in what ways is planning to learn directed? Or what if you plan to have undirected learning or all these other combinations? Dude?</text:p>
      <text:p text:style-name="P24"/>
      <text:p text:style-name="P24">1:03:55 Speaker C:</text:p>
      <text:p text:style-name="P24">Yeah, I'm not sure if it would exactly fit in with the equation. I'm thinking here like Maslow's Hierarchy of needs to find in terms of the free energy principle, where, so to say, curiosity requires excess energy. So if you're on the first runt of the hierarchy, that you have limited energy to apply towards curiosity, and if you do have energy to apply towards curiosity, you're going to be best off to be curious about things. That will directly apply to your security, your food, or the Primal directives. As opposed to if you move up the Hierarchy.</text:p>
      <text:p text:style-name="P24">At least put this into Maslow's Hierarchy, where there's less risk associated with curiosity that maybe you've achieved. More leisure activity and then therefore have more energy to expand towards <text:soft-page-break/>curiosity. That you could reach the highest levels of Maslow's Hierarchy and focus on your ideals.</text:p>
      <text:p text:style-name="P24">1:05:00 And what is the meaning of truth or understanding? Science?</text:p>
      <text:p text:style-name="P24">But it would still be. However, you're defining the free energy principle that you have some sort of conversation of energy in curiosity is an expansion of energy that is limited, but you have more resources could be allocated, so to say, energy resources to curiosity if it makes the whole unified person more efficient and they become more secure, more safe, more social, etc. So and so on. And therefore they have more energy to expand towards curiosity.</text:p>
      <text:p text:style-name="P24"/>
      <text:p text:style-name="P24">1:05:44 Daniel:</text:p>
      <text:p text:style-name="P24">Thanks Align.</text:p>
      <text:p text:style-name="P24"/>
      <text:p text:style-name="P24">1:05:48 Speaker D:</text:p>
      <text:p text:style-name="P24">I also think it might be helpful to mention the neural basis for these surprise appraisals. Because you see, as we know, we have two systems of thinking, system One and system two, famously sketched out by Khanman and Thaversky, or fast track and slow track of ActInf to stimuli. So in the fast track, well, the stimuli bypass the sensory cortex and go directly from salamus to amygdala, right? So our least action, our immediate reaction to every surprise would be something quite similar to fear. But then after appraising that stimulus, after going through the sensory cortex and then hippocampus, then we can appraise, we can't evaluate that surprise as being positive or negative.</text:p>
      <text:p text:style-name="P24">1:06:58 And as a result of that, we get a positive or negative effect. So in summary, well, every surprise, I mean either positive or negative could be at first, at the very first moment can induce a negative balance emotion in us.</text:p>
      <text:p text:style-name="P24"/>
      <text:p text:style-name="P24">1:07:30 Daniel:</text:p>
      <text:p text:style-name="P24">Yes, I brought in some of the quotes in this paper. Habitual and reflective control and hierarchical predictive coding. It's from 2021 and it's by Kinghorn, Milledge and Buckley.</text:p>
      <text:p text:style-name="P24">So they directly connect hierarchical predictive brain architectures which when they consider action, have a lot to do with active inference in terms of thinking fast and slow like you had just brought up. So they wrote, on this view, fast actions may be triggered using only the lower levels of the hierarchical predictive coding schema, whereas more deliberative actions need higher layers. We demonstrate that HPC can distribute learning throughout its hierarchy with higher layers called into use only as required. So that is very interesting when we think about going back to the Mai Kai distinction from this paper. It's a hybrid model, albeit one where the motor spatial control is continuous or model as continuous.</text:p>
      <text:p text:style-name="P24">1:08:34 And then there's a more discreet, more mental or cognitive model that's like thinking slow. So it's almost like there's thinking fast and slow even within the mind and then there's thinking with the body and that's like even a lower level. I don't think even by thinking fast they weren't talking about the reflex arc. But there can be hierarchical model modeling even there. So what are these nested models that are slower?</text:p>
      <text:p text:style-name="P24">How do those develop? Are they related to the physical architecture of our onboard machinery? To what extent do they involve so many of our off sourced or extended cognitive phenomena, like our colleagues, like our social networks, our books and learnings, the social structures that scaffold our beliefs and so on.</text:p>
      <text:p text:style-name="P24"><text:soft-page-break/>1:09:39 There's a lot of interesting pieces there.</text:p>
      <text:p text:style-name="P24">What would be a good direction to go in this second half of the dot two, we had targeted, non targeted. Is there anything there that's not covered by the curiosity discussion? Is there unmute Dean then yes, go for it.</text:p>
      <text:p text:style-name="P24"/>
      <text:p text:style-name="P24">1:10:08 Speaker B:</text:p>
      <text:p text:style-name="P24">Sorry about that. Yeah, I think we pretty much wrestle.</text:p>
      <text:p text:style-name="P24"/>
      <text:p text:style-name="P24">1:10:11 Speaker C:</text:p>
      <text:p text:style-name="P24">That one to the ground.</text:p>
      <text:p text:style-name="P24"/>
      <text:p text:style-name="P24">1:10:13 Daniel:</text:p>
      <text:p text:style-name="P24">Okay, do this.</text:p>
      <text:p text:style-name="P24"/>
      <text:p text:style-name="P24">1:10:16 Speaker C:</text:p>
      <text:p text:style-name="P24">My conception for targeted.</text:p>
      <text:p text:style-name="P24">I'm calling the unified eye in terms of maybe like the ant colony, where you could look at it like the ants are all functioning personally with their own directive behavior and it just works out that they're directed or as a unit. But even in like a human, whether there's a unified of the human cells, like even sense perception that it's easier to look at it. Like I mentioned, we have almost 100 million cones and rods in our eyes that are receiving photons at every given instant. And you just look at it like they're ActInf in a unified manner. But even that requires some sort of targeted behavior for even direct motor control that our cells in our given body are acting in a unified manner.</text:p>
      <text:p text:style-name="P24">And could you take the free energy principle to a cellular level and say, well, cells will act in a unified way if it's in accordance with the free energy principle, but if it wasn't in accordance with the free energy principle, then cells don't act in a unified targeted way and act according to their own levels.</text:p>
      <text:p text:style-name="P24">1:11:39 I'm not sure if you could take that to the cellular level. For even things like sense perception, motor control, like one arm wants to go this way and one arm wants to go that way. And how do we have this unified control?</text:p>
      <text:p text:style-name="P24"/>
      <text:p text:style-name="P24">1:11:55 Daniel:</text:p>
      <text:p text:style-name="P24">It's and interesting thing about what would make something concord or not with FTP, because it's a description framework. Here is where in live stream 25 with Professor Eleven. Here's, even in the ant colony example where different subsystem and cancer and other situations like biofilms were modeled this way, there can be coherence within each tone, so to speak.</text:p>
      <text:p text:style-name="P24">I don't know if this moves us closer to understanding the experience of the eye or whether there is in fundamental unified eye, but the cells in the nest mate's body can be understood as undergoing coherent behavior. The nest mates can, the colony can. And then different people have taken different perspectives on what makes one level of analysis more relevant than others.</text:p>
      <text:p text:style-name="P24">1:12:59 Like an evolutionary perspective, is that the unit of selection is granted some special power. A information processing perspective or integrated information theory might highlight what happens informationally within and across levels.</text:p>
      <text:p text:style-name="P24"><text:soft-page-break/>Let's look at Hae Park room experiment. We kind of came to it a little bit last time, but what did anyone think their figure and simulation spoke to? How was it adding details or information that weren't present in the more formalism and qualitative driven other sections of the paper?</text:p>
      <text:p text:style-name="P24"/>
      <text:p text:style-name="P24">1:13:54 Speaker B:</text:p>
      <text:p text:style-name="P24">I have a question. I don't know if I have an interpretation of it. When others looked at this as it's now craft out, did they see ambiguity removal or did they see an entropy question being resolved? Because what I saw was the latter. I kind of saw that something appeared with Jorge information gain or something disappeared if there was no sense that the chance of an ambiguity state was going to make any difference.</text:p>
      <text:p text:style-name="P24">So I'm kind of curious how others interpreted the actual data as it laid out post talk, because this is all post talk. This is just comparing seven three to 9901 in terms of the desire strength.</text:p>
      <text:p text:style-name="P24">1:15:05 And I think they used the term urgency in the past. Anil going house, right?</text:p>
      <text:p text:style-name="P24"/>
      <text:p text:style-name="P24">1:15:12 Daniel:</text:p>
      <text:p text:style-name="P24">Yes.</text:p>
      <text:p text:style-name="P24">Well, on the left side, okay, so time is moving from left to right. There's an entity that doesn't desire. They don't have a preference for achieving ice cream. And in this simulation run they observed that they were in the dark room and they picked the decision to flip a switch. They then went to the right and they ended up not finding that they got ice cream.</text:p>
      <text:p text:style-name="P24">The weak desire agent first flips a switch and then with higher confidence goes to the left and they end up realizing ice cream. In this case of a strong desire agent, even though they have uncertainty about going left or right.</text:p>
      <text:p text:style-name="P24">1:16:19 Initially, they're in a hurry or agent, and they go left immediately. And that turns out that it does achieve getting the ice cream.</text:p>
      <text:p text:style-name="P24">One note is like, these are only showing one run of each of those simulations. So it's like, does the no desire entity always go to the right, or is that a 50 50?</text:p>
      <text:p text:style-name="P24">How have people use the BDI to do quantitative modeling of behavior? Are they moving their verbal and formal arguments from above in the paper into a form factor that will be more amenable or palatable to people who are already using these models to do behavior analysis?</text:p>
      <text:p text:style-name="P24"/>
      <text:p text:style-name="P24">1:17:39 Speaker B:</text:p>
      <text:p text:style-name="P24">Well, I think the BDI strictly from the standpoint of here's what we watched this agent do. It kind of had a 50 50 choice. It was playing more in the geometry space. How this is represented is more sort of the Bayesian distribution piece, right? So you've got a percentage of an area as you're moving from left to right that's either darkened or remains agnostic.</text:p>
      <text:p text:style-name="P24">It doesn't sort of change what the outcome or what the matching of an outcome and the expected free energy are. So I think that it just brings more information to the observation of what's actually going on when the lights either do go on or don't go on, because that first one, the lights don't go on, I think, and the agent either stumbles to the right place or doesn't, but they don't care.</text:p>
      <text:p text:style-name="P24">1:18:46 But I do think that what happens is you can have geometry only, or you can have geometry and a proportion or a distribution. And I think that's what this is kind of laying out for us, that you now <text:soft-page-break/>you've got more information, and with more information, hopefully you've got less invariance, you've got more variance being described here than you would if you left it at the geometric bubble alone. Does that make sense?</text:p>
      <text:p text:style-name="P24"/>
      <text:p text:style-name="P24">1:19:23 Daniel:</text:p>
      <text:p text:style-name="P24">Yes. And they follow up after the figure that this magnitude mapping, it's giving not just some theoretical detail to this mapping. And they provide several citations, many recently with Smith and others, where it's used in many different contexts. And then I kind of found it also interesting in the following sentences after the paragraph that I had just quoted there.</text:p>
      <text:p text:style-name="P24">This motivating force could be corresponding to the magnitude of the KL divergence. KL divergence between the Q variational distribution of observations conditioned upon policy divergence with the preference distribution p of up within the expected free energy.</text:p>
      <text:p text:style-name="P24">1:20:31 So that's one of the terms that we've looked at in the G of pi I e, the risk term, not the ambiguity term with the entropy. This is because stronger preference values over rewarding outcomes in P of O of T increase the Kale divergence and lead the agent to seek reward over information gain. So there's still a knob, maybe multiple, that are slightly interacting.</text:p>
      <text:p text:style-name="P24">There's a knob by which more pure curiosity that would be just the ambiguity resolving but undirected mixtures of pure curiosity and directed curiosity. Weak preferences with a lot of openness and increasingly sharp preference distinctions induce increasingly agent pragmatic, values seeking outcomes.</text:p>
      <text:p text:style-name="P24">1:21:32 And there's a lot of funny things that come to mind. Like a question for one person might be a survival question for another. It might be a research question for another.</text:p>
      <text:p text:style-name="P24">It might be like a pure curiosity.</text:p>
      <text:p text:style-name="P24">Where's the oxygen in this room? Is that a survival question?</text:p>
      <text:p text:style-name="P24">Again, are you researching oxygen distributions in rooms so you have a target to understand that, or are you just curious about that thought?</text:p>
      <text:p text:style-name="P24"/>
      <text:p text:style-name="P24">1:22:06 Speaker C:</text:p>
      <text:p text:style-name="P24">Dean then David I think Daniel, that.</text:p>
      <text:p text:style-name="P24"/>
      <text:p text:style-name="P24">1:22:10 Speaker B:</text:p>
      <text:p text:style-name="P24">Clearly speaks to what David and Ally were both mentioning in terms of what's your time frame here? Right? So you take off and you have a bird strike and now you don't have enough time to land anywhere on the river.</text:p>
      <text:p text:style-name="P24">Is that curiosity? Is that desire? What is that in terms of how much time do you have now to manage the risk aspect of this situation that you now find yourself under? Certainly survival, but yeah. What percentages or what proportions of each one of these different parts of the equation are being calculated at any given moment relative to the overall time frame that you're now constrained under?</text:p>
      <text:p text:style-name="P24"/>
      <text:p text:style-name="P24">1:23:01 Daniel:</text:p>
      <text:p text:style-name="P24">Yes.</text:p>
      <text:p text:style-name="P24"/>
      <text:p text:style-name="P24"><text:soft-page-break/>1:23:01 Speaker C:</text:p>
      <text:p text:style-name="P24">Dude, just look at the refrigerator example. That okay, had I been curious earlier during the DAG about the layout of the room, I might have remembered how to get to the refrigerator, but I didn't expend that mental energy. So here I am, hungry and I don't know my surroundings. And so you have the level of curiosity could have provided benefit, but now at this point, you have the risk factor.</text:p>
      <text:p text:style-name="P24">Will I injure myself or eat? And I was thinking like chess or something like, okay, the alpha zero is programmed with the most powerful computers for hours and hours to just understand the game and then later it's able to take that and win. So, like, as a person it's like, okay, I really just like thinking about chess and understanding the patterns. But then you have to reproduce. I have to see to the success of my children in the offspring.</text:p>
      <text:p text:style-name="P24">1:24:03 I have to make money and survive. And so maybe I could become a professional chess player or something like that. But then you would come in and well, if my goal is to reproduce and see the success of my offspring and make money and survive, there are better methods to do that than becoming a professional chess player. Even like active inference, that OK, I'm curious about how this stuff works, but it's probably not going to help me reproduce or make a living. And if I tried to take my curiosity about consciousness and use that to benefit reproduction or making a living, it's unlikely to see that much fruition.</text:p>
      <text:p text:style-name="P24">But at the same time, the power of curiosity is you don't know how it's going to benefit you. So the ice. Cream example if we had a meeting in the kitchen during the day and then we all go back to our rooms to go to sleep and then we're hungry at night. The person who was just curious about how the room was laid out is going to be able to likely retrieve the ice cream without any injury as where the person who didn't expand the energy to be curious about the layout of the room may not active the ice cream.</text:p>
      <text:p text:style-name="P24">1:25:22 In my own head, it may not be directly applicable to this paper, but it could be in folks psychology.</text:p>
      <text:p text:style-name="P24">It would be to map this to something like Maslow's hierarchy of rules which would be in line with neural nets that there would be some sort of higher order rules and some sort of ability to put the expansion of more energy. Like okay, like I thought about chess and now I'm winning and I've achieved a little bit of social standing or ant a little free money or even school, I was curious about consciousness. Now I got a bachelor's degree and I have enough proficiency to get a job and support a family and now I could absorb even more energy to it. But at the time of the pure curiosity you don't know how it may actually benefit you in terms of reward.</text:p>
      <text:p text:style-name="P24"/>
      <text:p text:style-name="P24">1:26:16 Daniel:</text:p>
      <text:p text:style-name="P24">Great points that it's almost like jumping through different hoops.</text:p>
      <text:p text:style-name="P24">What it might be best accomplished through pure curiosity at a future time point. So in again that survival research and pure curiosity Triloma there's times where being driven by one or the other helps us move through complexity, real world situations. If we knew the whole story from the beginning, then we could just follow along. But in a highly partial information world where we don't want our priors to lead to ruin basically then pure Curiosity and research help bring things within our survivable limit into information gathering spaces that we wouldn't necessarily have traveled to limited resources.</text:p>
      <text:p text:style-name="P24"/>
      <text:p text:style-name="P24">1:27:18 Speaker C:</text:p>
      <text:p text:style-name="P24"><text:soft-page-break/>I don't know if they COVID program that also into the computer also like the limit of resources and if you interpret free energy principle in general to be a definition of limited energy resources.</text:p>
      <text:p text:style-name="P24"/>
      <text:p text:style-name="P24">1:27:33 Daniel:</text:p>
      <text:p text:style-name="P24">Ali.</text:p>
      <text:p text:style-name="P24"/>
      <text:p text:style-name="P24">1:27:37 Speaker D:</text:p>
      <text:p text:style-name="P24">Well, adding to my own previous comments about the subject of consciousness and curiosity, I personally believe that the nature of consciousness is ultimately computational. So it's amenable to modeling and simulation, but we're just not there yet. Well, one possible approach to active such model could be potentially the active inference approach or other related approaches. But you see, curiosity is just one aspects of consciousness and I think it could probably be helpful to distinguish between the artificial curiosity and the experience of curiosity or the phenomenology of the curiosity because what we see here is the agent that simulates the artificial curiosity.</text:p>
      <text:p text:style-name="P24">1:28:45 It's not exactly isomorphic with the experience we get from our Deneve to our information seeking drives.</text:p>
      <text:p text:style-name="P24">And in fact, in this paper, I think it was in page 28. Yes, it's in page 28 that they Sajid that we have not addressed questions about the structure a generative model would need in order to account for experiences of beliefs and desires. So at least in this paper we're not dealing with the actual experience of curiosity. We're just trying to somehow model and simulate the artificial curiosity. In fact, this term artificial curiosity is one favored by Karl Friston himself in his various other lectures.</text:p>
      <text:p text:style-name="P24"/>
      <text:p text:style-name="P24">1:29:44 Daniel:</text:p>
      <text:p text:style-name="P24">Yes, very good point. And it relates to kind of the emergence view from the inside versus the behavior modeling view from the outside. A curious particle or curious forager might be engaging in some kind of behavior but that isn't the same thing as experience of. But they do provide references to other work like including work that has been discussed previously on Live Streams with Christopher White and Ryan Smith on report paradigms of consciousness. As we kind of head towards the end here, I thought this was very interesting in the section before the conclusion eleven Free Energy Principle and Direction of fit.</text:p>
      <text:p text:style-name="P24">And this is kind of a good section to carry out and bring forward into our other discussions on active for any organism described by the FEP.</text:p>
      <text:p text:style-name="P24">1:30:48 The description will contain an implicitly normative state element about the states the organism should be in and can be described as having cognitive desire like direction of fit. So there's a preference distribution and as this paper is building up it can have an interpretation as desire being a targeted desire. Even beyond the case of forward looking decisionmaking agents. Not all Bayesian beliefs in the FEP formalism are best characterized as docsastic being about belief doxology.</text:p>
      <text:p text:style-name="P24">This perspective may expand upon current discussion in the FEP literature where it is fairly prominent to discuss as if beliefs in simple systems whether a mere active entity like a pendulum or adaptive active entities and just say well, I'm not saying that it really believes that. It's acting as if it believes that that conform to the FEP.</text:p>
      <text:p text:style-name="P24">1:31:49 Here. Our point is they can also equally be described as having, as if desires, belief entered the <text:soft-page-break/>active lexicon ontology, perhaps because belief is used also in Bayesian statistics where distributions more generally are called beliefs, also disjoint from the phenomenology of experiencing a belief, but rather that's just called belief. Updating is like a process in Bayesian statistics.</text:p>
      <text:p text:style-name="P24">This paper kind of closes the loop with belief not towards phenomenology but stapling together some of the Bayesian distributional usage of the term belief with the doxastic being about belief. The aboutness of those Bayesian beliefs is the folks psychological concept of belief. By making that mapping and connecting the formalism as a whole or at least in the core equations like the F and the G to the BDI model.</text:p>
      <text:p text:style-name="P24">1:32:58 It also allows them to identify which Bayesian belief distinctions map to belief in the BDI and which Bayesian belief distributions map to D to the desires in the BDI. And so to the extent that somebody can say a system has an as if belief implicitly in a folk psychological way, we can also talk about as if desires and that helps partition but not disregard the discussion around what different systems experience the classic what is it like to be x?</text:p>
      <text:p text:style-name="P24">But it, at least according to this argument and perspective, authorizes usage of intentions and desires. Intentions arising from basically the combination of the beliefs and the desires in the BDI and talking about active states as if they have desires.</text:p>
      <text:p text:style-name="P24">1:34:06 What is that simulation desirous of and then using its beliefs and desires to explain its intentional behavior? Not the experience of intentionality, experience of belief, experience of desire, but using them in this view from the outside more deflationary perspective. So that's quite interesting and I think something that will be we'll see how it catches on.</text:p>
      <text:p text:style-name="P24">Are there other action that people want to talk about or what will they carry forward into their post 46 life?</text:p>
      <text:p text:style-name="P24"/>
      <text:p text:style-name="P24">1:35:00 Speaker B:</text:p>
      <text:p text:style-name="P24">I think, Daniel, a couple of things. I think the desire and the part that you Beren just talking about there I'm not sure that it's specific in nature. I think it's more generalizable and sort of that scale free to some of the stuff that Sajid brought up. I think that when you start getting to know active infants a little bit more and I'll speak from personal experience with a focus on a little bit of sort of personal grooming, you become one heck of an attractive state. And so I think you might not make money off of that but at this point but I think as you get more comfortable with the kind of being able to take the information and use it across a variety of different situations, it's actually quite helpful.</text:p>
      <text:p text:style-name="P24">I don't think I'll ever get rich off of it at this point but it is kind of interesting how I think it is growing in terms of the amount of attention that it's getting.</text:p>
      <text:p text:style-name="P24">1:36:06 So that's kind of my two takes on this so far.</text:p>
      <text:p text:style-name="P24"/>
      <text:p text:style-name="P24">1:36:12 Daniel:</text:p>
      <text:p text:style-name="P24">So you're saying it might influence fitness?</text:p>
      <text:p text:style-name="P24"/>
      <text:p text:style-name="P24">1:36:16 Speaker B:</text:p>
      <text:p text:style-name="P24">I think it might down the road as long as we have a lost time scale.</text:p>
      <text:p text:style-name="P24"/>
      <text:p text:style-name="P24">1:36:25 Speaker C:</text:p>
      <text:p text:style-name="P24"><text:soft-page-break/>I've Beren coaching chess for a while and mostly to youth. And I'm used to explaining some of these concepts, like, say that people who are just curious about chess and how the patterns work and how the pieces work often improve much faster than people who desire to win. And that a lot of times people will reach a certain strength and then their curiosity diminishes and it's just their desire to win, which isn't enough. That it's just like I want to spend my night thinking about these patterns versus I really want to win and have some sort of practical benefit from my efforts. So I have my own personal goals that brought me to active inference because I was looking for my own tools to advance my own research and Clark onto active inference as a method or tool that even though it appears that the majority of people are using it for a different purpose.</text:p>
      <text:p text:style-name="P24">1:37:27 That I would be able to rework it for my own purpose. But because it's an interdisciplinary study and I'm an engineer, engineering usually works that way. Where someone has professional certification, they sign off and you could expect that they did their part right and it's going to work and you could attach that module to your module and both modules are going to do what they said they're going to do. And then the curiosity, well, do I really want to understand how your module works? Do I really care about Dean and Ally's research or do I just want to trust that their module works and I'm going to be able to attach that to my module to make something more powerful?</text:p>
      <text:p text:style-name="P24">And both are probably true to limited energy, limited resources that I would like to understand Dean and our leads module to the best of my ability, but energy time allocation resources are limited.</text:p>
      <text:p text:style-name="P24">1:38:29 But then certainly if you had a module that would help my module and we could plug them in together and you create a more powerful interface. So in that I'm bullish about active coherence as a framework that will benefit the more and more people who get involved and I'm seeing my own direction and my own research how I think this will be useful. And I even think Jennifer, I think, joined the discord and I mentioned it to a few other people that might be able to advance their research and then try to understand the current existing modules that are out there within active coherence lab. As I mentioned the importance of interdisciplinary studies for big issues.</text:p>
      <text:p text:style-name="P24">None of us are going to figure this out. It's going to take interdisciplinary studies and none of us are going to be able to understand all the disciplines necessary to piece together the bigger puzzle.</text:p>
      <text:p text:style-name="P24"/>
      <text:p text:style-name="P24">1:39:28 Daniel:</text:p>
      <text:p text:style-name="P24">Nice, thank you. Yes. Interesting point about the curiosity driven learning and how that can be like a not even paradoxically more successful approach or mentality to set off on a learning journey with.</text:p>
      <text:p text:style-name="P24">I just think about somebody trying to learn organic chemistry, which I tutored for many years, and people who set themselves up for the pragmatic value and said, I ant this outcome. Sometimes they active the outcome, other times they didn't. But it set up a lot of psychology around not achieving the outcome when it didn't happen on the expected timeline and a lot of like secondary cascading failures.</text:p>
      <text:p text:style-name="P24">However, there's also the clear counterpoint, which is, but if we don't want the higher grade, then like, if we're just going to be curious about learning organic chemistry, like, my finals in six weeks, so how are we going to balance the timelines and the curiosity?</text:p>
      <text:p text:style-name="P24">1:40:43 And I think maybe even this paper helped us look at one way which is keep the preference direction, but understand how the urgency of your preference influences the way that you take action. And just think about, what if your final was tomorrow? How would you go about it? Okay, now, what if the final was in 100 years?</text:p>
      <text:p text:style-name="P24"><text:soft-page-break/>How would you go about it? Where are we in that continuum? Do we have time for curiosity and for openness, or is this an actual emergency situation? And then we can triage where there is an emergency organic chemistry situation, but also hold space for curiosity and openness. And even in the emergency, there has to be information seeking.</text:p>
      <text:p text:style-name="P24">It's just more directed information seeking. Okay, we're going to work through the practice test, and that's what we're going to have time for.</text:p>
      <text:p text:style-name="P24">1:41:43 There's still going to be information seeking, but not of the same kind. If we had more time to kind of space out, even though in an alternate, preferable world, perhaps that's the better way to learn or the more fun way to learn or so on.</text:p>
      <text:p text:style-name="P24">Any other thoughts?</text:p>
      <text:p text:style-name="P24"/>
      <text:p text:style-name="P24">1:42:07 Speaker D:</text:p>
      <text:p text:style-name="P24">Well, one of the things I really like about active inference research is the willingness of the researchers in this area to seriously address the criticisms instead of just dodging them and their willingness to constantly improve and update the theory in order to fill the gaps and also address the weakness or any weakness or loophole in the theory. And that is liberating to see such active area of research going forward in a very determined and also very open minded way. And well, that's one of the things I think, Seth, it apart from some other research areas today.</text:p>
      <text:p text:style-name="P24"/>
      <text:p text:style-name="P24">1:43:20 Daniel:</text:p>
      <text:p text:style-name="P24">It'S what we prefer, it's what we expect.</text:p>
      <text:p text:style-name="P24">We're curious about it.</text:p>
      <text:p text:style-name="P24">Okay, Dean Align, Dubit, thanks a lot for this fun discussion and Ryan Maxwell and Alex for this paper. It really capped off a long run of live streams. We've had quite a nice sequence going back to the beginning of this year, getting through many, many discussions. Next week we're going to have the second quarterly roundtable meeting, and then we'll have July off of paper discussions, and we'll be coming back in August with paper discussions. We don't know exactly what they're going to be, but we know some of them.</text:p>
      <text:p text:style-name="P24">And we have a few guest streams and other streams coming up.</text:p>
      <text:p text:style-name="P24">1:44:22 But, yeah, it's been a nice run. The lab meeting next week will be a great cap to this season semester, and then we'll come back for the end of 2022 with some new changes that I think people will be really excited about. So thanks everybody, and see you later.</text:p>
      <text:p text:style-name="P24"/>
      <text:p text:style-name="P24">1:44:43 Speaker B:</text:p>
      <text:p text:style-name="P24">Thanks, Daniel.</text:p>
      <text:p text:style-name="P24"/>
      <text:p text:style-name="P24">1:44:45 Speaker D:</text:p>
      <text:p text:style-name="P24">Thanks, everyone.</text:p>
      <text:p text:style-name="P24"/>
      <text:p text:style-name="P24">1:44:46 Speaker C:</text:p>
      <text:p text:style-name="P29">OK! Thanks a lot!</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4T19:17:14.579000000</dc:date>
    <meta:editing-duration>PT4H4M55S</meta:editing-duration>
    <meta:editing-cycles>5</meta:editing-cycles>
    <meta:generator>LibreOffice/7.4.1.2$Windows_X86_64 LibreOffice_project/3c58a8f3a960df8bc8fd77b461821e42c061c5f0</meta:generator>
    <meta:document-statistic meta:table-count="3" meta:image-count="0" meta:object-count="0" meta:page-count="82" meta:paragraph-count="1227" meta:word-count="42546" meta:character-count="243117" meta:non-whitespace-character-count="201797"/>
  </office:meta>
</office:document-meta>
</file>